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52/content.xml" manifest:media-type="text/xml"/>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
  <manifest:file-entry manifest:full-path="ObjectReplacements/Object 6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Pictures/100000000000028300000372A20D5CB4.jpg" manifest:media-type="image/jpeg"/>
  <manifest:file-entry manifest:full-path="Pictures/2000000F000001EC000001D4EA97C36B.svm" manifest:media-type=""/>
  <manifest:file-entry manifest:full-path="Pictures/10000000000000F10000013BAE996B6E.png" manifest:media-type="image/png"/>
  <manifest:file-entry manifest:full-path="Pictures/200000160000027B0000021477E63722.svm" manifest:media-type=""/>
  <manifest:file-entry manifest:full-path="Pictures/2000000F000001F3000001D4059CC3F8.svm" manifest:media-type=""/>
  <manifest:file-entry manifest:full-path="Pictures/1000000000000283000003723FAE9646.jpg" manifest:media-type="image/jpeg"/>
  <manifest:file-entry manifest:full-path="Pictures/200000160000028A000002148A4081CE.svm" manifest:media-type=""/>
  <manifest:file-entry manifest:full-path="Pictures/1000000000000385000001D3398B3038.png" manifest:media-type="image/png"/>
  <manifest:file-entry manifest:full-path="Pictures/100000000000023A000000F4C178F88A.png" manifest:media-type="image/png"/>
  <manifest:file-entry manifest:full-path="Pictures/2000001600000287000002143A708326.svm" manifest:media-type=""/>
  <manifest:file-entry manifest:full-path="Pictures/20000016000002700000021445FBB008.svm" manifest:media-type=""/>
  <manifest:file-entry manifest:full-path="Pictures/10000000000002830000037230FC2DDE.jpg" manifest:media-type="image/jpeg"/>
  <manifest:file-entry manifest:full-path="Pictures/10000000000001FB0000012697C975DB.png" manifest:media-type="image/png"/>
  <manifest:file-entry manifest:full-path="Pictures/10000000000001FD00000128377D718E.png" manifest:media-type="image/png"/>
  <manifest:file-entry manifest:full-path="Pictures/1000000000000155000000F74A51E669.png" manifest:media-type="image/png"/>
  <manifest:file-entry manifest:full-path="Pictures/1000000000000204000001354A1213C1.png" manifest:media-type="image/png"/>
  <manifest:file-entry manifest:full-path="Pictures/100000000000025600000124C853E71D.png" manifest:media-type="image/png"/>
  <manifest:file-entry manifest:full-path="Pictures/20000016000002550000021458DD4179.svm" manifest:media-type=""/>
  <manifest:file-entry manifest:full-path="Pictures/100000000000020100000129995ECBB1.png" manifest:media-type="image/png"/>
  <manifest:file-entry manifest:full-path="Pictures/1000000000000245000000F7EAAA58CE.png" manifest:media-type="image/png"/>
  <manifest:file-entry manifest:full-path="Pictures/200000160000026F000002143966519E.svm" manifest:media-type=""/>
  <manifest:file-entry manifest:full-path="Pictures/2000000F00000192000001D4E39C75A3.svm" manifest:media-type=""/>
  <manifest:file-entry manifest:full-path="Pictures/200000160000027200000214D508535C.svm" manifest:media-type=""/>
  <manifest:file-entry manifest:full-path="Pictures/10000000000002070000012A1212B7D8.png" manifest:media-type="image/png"/>
  <manifest:file-entry manifest:full-path="Pictures/200000160000023E0000021418DAA647.svm" manifest:media-type=""/>
  <manifest:file-entry manifest:full-path="Pictures/100000000000023D00000131DA649ACC.png" manifest:media-type="image/png"/>
  <manifest:file-entry manifest:full-path="Pictures/10000000000002450000011791EF282D.png" manifest:media-type="image/png"/>
  <manifest:file-entry manifest:full-path="Pictures/100000000000023A000000F784B60EC5.png" manifest:media-type="image/png"/>
  <manifest:file-entry manifest:full-path="Pictures/10000000000002010000012CD17AE923.png" manifest:media-type="image/png"/>
  <manifest:file-entry manifest:full-path="Pictures/1000000000000239000000ED0C393901.png" manifest:media-type="image/png"/>
  <manifest:file-entry manifest:full-path="Pictures/200000160000027F000002144EDAB171.svm" manifest:media-type=""/>
  <manifest:file-entry manifest:full-path="Pictures/1000000000000209000000E93FC4CC3A.png" manifest:media-type="image/png"/>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66/content.xml" manifest:media-type="text/xml"/>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57/content.xml" manifest:media-type="text/xml"/>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settings.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manifest.rdf" manifest:media-type="application/rdf+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8" style:family="paragraph" style:parent-style-name="Standard">
      <style:paragraph-properties fo:line-height="150%"/>
      <style:text-properties style:font-name="Liberation Serif1" fo:font-weight="normal" officeooo:rsid="0269fba2" officeooo:paragraph-rsid="0269fba2" style:font-weight-asian="normal" style:font-weight-complex="normal"/>
    </style:style>
    <style:style style:name="P9" style:family="paragraph" style:parent-style-name="Standard">
      <style:paragraph-properties fo:line-height="150%"/>
      <style:text-properties style:font-name="Liberation Serif1" fo:font-weight="normal" officeooo:rsid="026c27ff" officeooo:paragraph-rsid="026c27ff" style:font-weight-asian="normal" style:font-weight-complex="normal"/>
    </style:style>
    <style:style style:name="P10" style:family="paragraph" style:parent-style-name="Standard">
      <style:paragraph-properties fo:line-height="150%"/>
      <style:text-properties style:font-name="Liberation Serif1" fo:font-weight="normal" officeooo:rsid="026c27ff" officeooo:paragraph-rsid="02710355" style:font-weight-asian="normal" style:font-weight-complex="normal"/>
    </style:style>
    <style:style style:name="P11" style:family="paragraph" style:parent-style-name="Standard">
      <style:paragraph-properties fo:line-height="150%"/>
      <style:text-properties style:font-name="Liberation Serif1" fo:font-weight="normal" officeooo:rsid="026ca678" officeooo:paragraph-rsid="026ca678" style:font-weight-asian="normal" style:font-weight-complex="normal"/>
    </style:style>
    <style:style style:name="P12" style:family="paragraph" style:parent-style-name="Standard">
      <style:paragraph-properties fo:line-height="150%"/>
      <style:text-properties style:font-name="Liberation Serif1" fo:font-weight="normal" officeooo:rsid="026d95ec" officeooo:paragraph-rsid="026d95ec" style:font-weight-asian="normal" style:font-weight-complex="normal"/>
    </style:style>
    <style:style style:name="P13" style:family="paragraph" style:parent-style-name="Standard">
      <style:paragraph-properties fo:line-height="150%"/>
      <style:text-properties style:font-name="Liberation Serif1" fo:font-weight="normal" officeooo:rsid="026f0e3d" officeooo:paragraph-rsid="026f0e3d" style:font-weight-asian="normal" style:font-weight-complex="normal"/>
    </style:style>
    <style:style style:name="P14" style:family="paragraph" style:parent-style-name="Standard">
      <style:paragraph-properties fo:line-height="150%"/>
      <style:text-properties style:font-name="Liberation Serif1" fo:font-weight="normal" officeooo:rsid="0271318a" officeooo:paragraph-rsid="0271318a" style:font-weight-asian="normal" style:font-weight-complex="normal"/>
    </style:style>
    <style:style style:name="P15"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6" style:family="paragraph" style:parent-style-name="Standard">
      <style:paragraph-properties fo:line-height="150%"/>
      <style:text-properties style:font-name="Liberation Serif1" fo:font-weight="normal" officeooo:rsid="0272b128" officeooo:paragraph-rsid="0272b128" style:font-weight-asian="normal" style:font-weight-complex="normal"/>
    </style:style>
    <style:style style:name="P17" style:family="paragraph" style:parent-style-name="Standard">
      <style:paragraph-properties fo:line-height="150%"/>
      <style:text-properties style:font-name="Liberation Serif1" fo:font-weight="normal" officeooo:rsid="0272b128" officeooo:paragraph-rsid="028b37c2" style:font-weight-asian="normal" style:font-weight-complex="normal"/>
    </style:style>
    <style:style style:name="P18" style:family="paragraph" style:parent-style-name="Standard">
      <style:paragraph-properties fo:line-height="150%"/>
      <style:text-properties style:font-name="Liberation Serif1" fo:font-weight="normal" officeooo:rsid="02770a33" officeooo:paragraph-rsid="02770a33" style:font-weight-asian="normal" style:font-weight-complex="normal"/>
    </style:style>
    <style:style style:name="P19" style:family="paragraph" style:parent-style-name="Standard">
      <style:paragraph-properties fo:line-height="150%"/>
      <style:text-properties style:font-name="Liberation Serif1" fo:font-weight="normal" officeooo:rsid="0278cf70" officeooo:paragraph-rsid="0278cf70" style:font-weight-asian="normal" style:font-weight-complex="normal"/>
    </style:style>
    <style:style style:name="P20" style:family="paragraph" style:parent-style-name="Standard">
      <style:paragraph-properties fo:line-height="150%"/>
      <style:text-properties style:font-name="Liberation Serif1" fo:font-weight="normal" officeooo:rsid="0278cf70" officeooo:paragraph-rsid="02845ec5" style:font-weight-asian="normal" style:font-weight-complex="normal"/>
    </style:style>
    <style:style style:name="P21" style:family="paragraph" style:parent-style-name="Standard">
      <style:paragraph-properties fo:line-height="150%"/>
      <style:text-properties style:font-name="Liberation Serif1" fo:font-weight="normal" officeooo:rsid="0278cf70" officeooo:paragraph-rsid="0284c537" style:font-weight-asian="normal" style:font-weight-complex="normal"/>
    </style:style>
    <style:style style:name="P22" style:family="paragraph" style:parent-style-name="Standard">
      <style:paragraph-properties fo:line-height="150%"/>
      <style:text-properties style:font-name="Liberation Serif1" fo:font-weight="normal" officeooo:rsid="0278cf70" officeooo:paragraph-rsid="02866e07" style:font-weight-asian="normal" style:font-weight-complex="normal"/>
    </style:style>
    <style:style style:name="P23" style:family="paragraph" style:parent-style-name="Standard">
      <style:paragraph-properties fo:line-height="150%"/>
      <style:text-properties style:font-name="Liberation Serif1" fo:font-weight="normal" officeooo:rsid="0278cf70" officeooo:paragraph-rsid="028687be" style:font-weight-asian="normal" style:font-weight-complex="normal"/>
    </style:style>
    <style:style style:name="P24" style:family="paragraph" style:parent-style-name="Standard">
      <style:paragraph-properties fo:line-height="150%"/>
      <style:text-properties style:font-name="Liberation Serif1" fo:font-weight="normal" officeooo:rsid="027a5a4e" officeooo:paragraph-rsid="027a5a4e" style:font-weight-asian="normal" style:font-weight-complex="normal"/>
    </style:style>
    <style:style style:name="P25" style:family="paragraph" style:parent-style-name="Standard">
      <style:paragraph-properties fo:line-height="150%"/>
      <style:text-properties style:font-name="Liberation Serif1" fo:font-weight="normal" officeooo:rsid="027a6570" officeooo:paragraph-rsid="027a6570" style:font-weight-asian="normal" style:font-weight-complex="normal"/>
    </style:style>
    <style:style style:name="P26" style:family="paragraph" style:parent-style-name="Standard">
      <style:paragraph-properties fo:line-height="150%"/>
      <style:text-properties style:font-name="Liberation Serif1" fo:font-weight="normal" officeooo:rsid="027a8470" officeooo:paragraph-rsid="027a8470" style:font-weight-asian="normal" style:font-weight-complex="normal"/>
    </style:style>
    <style:style style:name="P27" style:family="paragraph" style:parent-style-name="Standard">
      <style:paragraph-properties fo:line-height="150%"/>
      <style:text-properties style:font-name="Liberation Serif1" fo:font-weight="normal" officeooo:rsid="027a8470" officeooo:paragraph-rsid="027bec38" style:font-weight-asian="normal" style:font-weight-complex="normal"/>
    </style:style>
    <style:style style:name="P28" style:family="paragraph" style:parent-style-name="Standard">
      <style:paragraph-properties fo:line-height="150%"/>
      <style:text-properties style:font-name="Liberation Serif1" fo:font-weight="normal" officeooo:rsid="027fa21a" officeooo:paragraph-rsid="027fa21a" style:font-weight-asian="normal" style:font-weight-complex="normal"/>
    </style:style>
    <style:style style:name="P29" style:family="paragraph" style:parent-style-name="Standard">
      <style:paragraph-properties fo:line-height="150%"/>
      <style:text-properties style:font-name="Liberation Serif1" fo:font-weight="normal" officeooo:rsid="027fa21a" officeooo:paragraph-rsid="0281f26a" style:font-weight-asian="normal" style:font-weight-complex="normal"/>
    </style:style>
    <style:style style:name="P30" style:family="paragraph" style:parent-style-name="Standard">
      <style:paragraph-properties fo:line-height="150%"/>
      <style:text-properties style:font-name="Liberation Serif1" fo:font-weight="normal" officeooo:rsid="027fa21a" officeooo:paragraph-rsid="02845ec5" style:font-weight-asian="normal" style:font-weight-complex="normal"/>
    </style:style>
    <style:style style:name="P31" style:family="paragraph" style:parent-style-name="Standard">
      <style:paragraph-properties fo:line-height="150%"/>
      <style:text-properties style:font-name="Liberation Serif1" fo:font-weight="normal" officeooo:rsid="027fa21a" officeooo:paragraph-rsid="0284c537" style:font-weight-asian="normal" style:font-weight-complex="normal"/>
    </style:style>
    <style:style style:name="P32" style:family="paragraph" style:parent-style-name="Standard">
      <style:paragraph-properties fo:line-height="150%"/>
      <style:text-properties style:font-name="Liberation Serif1" fo:font-weight="normal" officeooo:rsid="027fa21a" officeooo:paragraph-rsid="02866e07" style:font-weight-asian="normal" style:font-weight-complex="normal"/>
    </style:style>
    <style:style style:name="P33" style:family="paragraph" style:parent-style-name="Standard">
      <style:paragraph-properties fo:line-height="150%"/>
      <style:text-properties style:font-name="Liberation Serif1" fo:font-weight="normal" officeooo:rsid="02815d4d" officeooo:paragraph-rsid="02815d4d" style:font-weight-asian="normal" style:font-weight-complex="normal"/>
    </style:style>
    <style:style style:name="P34" style:family="paragraph" style:parent-style-name="Standard">
      <style:paragraph-properties fo:line-height="150%"/>
      <style:text-properties style:font-name="Liberation Serif1" fo:font-weight="normal" officeooo:rsid="0281f26a" officeooo:paragraph-rsid="0281f26a" style:font-weight-asian="normal" style:font-weight-complex="normal"/>
    </style:style>
    <style:style style:name="P35" style:family="paragraph" style:parent-style-name="Standard">
      <style:paragraph-properties fo:line-height="150%"/>
      <style:text-properties style:font-name="Liberation Serif1" fo:font-weight="normal" officeooo:rsid="0281f26a" officeooo:paragraph-rsid="02845ec5" style:font-weight-asian="normal" style:font-weight-complex="normal"/>
    </style:style>
    <style:style style:name="P36" style:family="paragraph" style:parent-style-name="Standard">
      <style:paragraph-properties fo:line-height="150%"/>
      <style:text-properties style:font-name="Liberation Serif1" fo:font-weight="normal" officeooo:rsid="0281f26a" officeooo:paragraph-rsid="0284c537" style:font-weight-asian="normal" style:font-weight-complex="normal"/>
    </style:style>
    <style:style style:name="P37" style:family="paragraph" style:parent-style-name="Standard">
      <style:paragraph-properties fo:line-height="150%"/>
      <style:text-properties style:font-name="Liberation Serif1" fo:font-weight="normal" officeooo:rsid="0281f26a" officeooo:paragraph-rsid="02866e07" style:font-weight-asian="normal" style:font-weight-complex="normal"/>
    </style:style>
    <style:style style:name="P38" style:family="paragraph" style:parent-style-name="Standard">
      <style:paragraph-properties fo:line-height="150%"/>
      <style:text-properties style:font-name="Liberation Serif1" fo:font-weight="normal" officeooo:rsid="02845ec5" officeooo:paragraph-rsid="02845ec5" style:font-weight-asian="normal" style:font-weight-complex="normal"/>
    </style:style>
    <style:style style:name="P39" style:family="paragraph" style:parent-style-name="Standard">
      <style:paragraph-properties fo:line-height="150%"/>
      <style:text-properties style:font-name="Liberation Serif1" fo:font-weight="normal" officeooo:rsid="0284c537" officeooo:paragraph-rsid="0284c537" style:font-weight-asian="normal" style:font-weight-complex="normal"/>
    </style:style>
    <style:style style:name="P40" style:family="paragraph" style:parent-style-name="Standard">
      <style:paragraph-properties fo:line-height="150%"/>
      <style:text-properties style:font-name="Liberation Serif1" fo:font-weight="normal" officeooo:rsid="0284c537" officeooo:paragraph-rsid="028cd841" style:font-weight-asian="normal" style:font-weight-complex="normal"/>
    </style:style>
    <style:style style:name="P41" style:family="paragraph" style:parent-style-name="Standard">
      <style:paragraph-properties fo:line-height="150%"/>
      <style:text-properties style:font-name="Liberation Serif1" fo:font-weight="normal" officeooo:rsid="02877024" officeooo:paragraph-rsid="02877024" style:font-weight-asian="normal" style:font-weight-complex="normal"/>
    </style:style>
    <style:style style:name="P42" style:family="paragraph" style:parent-style-name="Standard">
      <style:paragraph-properties fo:line-height="150%"/>
      <style:text-properties style:font-name="Liberation Serif1" fo:font-weight="normal" officeooo:rsid="0287e918" officeooo:paragraph-rsid="0287e918" style:font-weight-asian="normal" style:font-weight-complex="normal"/>
    </style:style>
    <style:style style:name="P43" style:family="paragraph" style:parent-style-name="Standard">
      <style:paragraph-properties fo:line-height="150%"/>
      <style:text-properties style:font-name="Liberation Serif1" fo:font-weight="normal" officeooo:rsid="0287e918" officeooo:paragraph-rsid="0288e70b" style:font-weight-asian="normal" style:font-weight-complex="normal"/>
    </style:style>
    <style:style style:name="P44" style:family="paragraph" style:parent-style-name="Standard">
      <style:paragraph-properties fo:line-height="150%"/>
      <style:text-properties style:font-name="Liberation Serif1" fo:font-weight="normal" officeooo:rsid="02893fea" officeooo:paragraph-rsid="02893fea" style:font-weight-asian="normal" style:font-weight-complex="normal"/>
    </style:style>
    <style:style style:name="P45" style:family="paragraph" style:parent-style-name="Standard">
      <style:paragraph-properties fo:line-height="150%"/>
      <style:text-properties style:font-name="Liberation Serif1" fo:font-weight="normal" officeooo:rsid="028ab65c" officeooo:paragraph-rsid="028ab65c" style:font-weight-asian="normal" style:font-weight-complex="normal"/>
    </style:style>
    <style:style style:name="P46" style:family="paragraph" style:parent-style-name="Standard">
      <style:paragraph-properties fo:line-height="150%"/>
      <style:text-properties style:font-name="Liberation Serif1" fo:font-weight="normal" officeooo:rsid="028b37c2" officeooo:paragraph-rsid="028b37c2" style:font-weight-asian="normal" style:font-weight-complex="normal"/>
    </style:style>
    <style:style style:name="P47" style:family="paragraph" style:parent-style-name="Standard">
      <style:paragraph-properties fo:line-height="150%"/>
      <style:text-properties style:font-name="Liberation Serif1" fo:font-weight="normal" officeooo:rsid="028b37c2" officeooo:paragraph-rsid="028c65dd" style:font-weight-asian="normal" style:font-weight-complex="normal"/>
    </style:style>
    <style:style style:name="P48" style:family="paragraph" style:parent-style-name="Standard">
      <style:paragraph-properties fo:line-height="150%"/>
      <style:text-properties style:font-name="Liberation Serif1" fo:font-weight="normal" officeooo:rsid="028b37c2" officeooo:paragraph-rsid="029c1ac5" style:font-weight-asian="normal" style:font-weight-complex="normal"/>
    </style:style>
    <style:style style:name="P49" style:family="paragraph" style:parent-style-name="Standard">
      <style:paragraph-properties fo:line-height="150%"/>
      <style:text-properties style:font-name="Liberation Serif1" fo:font-weight="normal" officeooo:rsid="028cd841" officeooo:paragraph-rsid="028cd841" style:font-weight-asian="normal" style:font-weight-complex="normal"/>
    </style:style>
    <style:style style:name="P50" style:family="paragraph" style:parent-style-name="Standard">
      <style:paragraph-properties fo:line-height="150%"/>
      <style:text-properties style:font-name="Liberation Serif1" fo:font-weight="normal" officeooo:rsid="0285854d" officeooo:paragraph-rsid="028cd841" style:font-weight-asian="normal" style:font-weight-complex="normal"/>
    </style:style>
    <style:style style:name="P51" style:family="paragraph" style:parent-style-name="Standard">
      <style:paragraph-properties fo:line-height="150%"/>
      <style:text-properties style:font-name="Liberation Serif1" fo:font-weight="normal" officeooo:rsid="028cd961" officeooo:paragraph-rsid="028cd961" style:font-weight-asian="normal" style:font-weight-complex="normal"/>
    </style:style>
    <style:style style:name="P52" style:family="paragraph" style:parent-style-name="Standard">
      <style:paragraph-properties fo:line-height="150%"/>
      <style:text-properties style:font-name="Liberation Serif1" fo:font-weight="normal" officeooo:rsid="02936481" officeooo:paragraph-rsid="02936481" style:font-weight-asian="normal" style:font-weight-complex="normal"/>
    </style:style>
    <style:style style:name="P53" style:family="paragraph" style:parent-style-name="Standard">
      <style:paragraph-properties fo:line-height="150%"/>
      <style:text-properties style:font-name="Liberation Serif1" fo:font-weight="normal" officeooo:rsid="02936481" officeooo:paragraph-rsid="02953bdd" style:font-weight-asian="normal" style:font-weight-complex="normal"/>
    </style:style>
    <style:style style:name="P54" style:family="paragraph" style:parent-style-name="Standard">
      <style:paragraph-properties fo:line-height="150%"/>
      <style:text-properties style:font-name="Liberation Serif1" fo:font-weight="normal" officeooo:rsid="02936481" officeooo:paragraph-rsid="0295eee9" style:font-weight-asian="normal" style:font-weight-complex="normal"/>
    </style:style>
    <style:style style:name="P55" style:family="paragraph" style:parent-style-name="Standard">
      <style:paragraph-properties fo:line-height="150%"/>
      <style:text-properties style:font-name="Liberation Serif1" fo:font-weight="normal" officeooo:rsid="0295eee9" officeooo:paragraph-rsid="0295eee9" style:font-weight-asian="normal" style:font-weight-complex="normal"/>
    </style:style>
    <style:style style:name="P56" style:family="paragraph" style:parent-style-name="Standard">
      <style:paragraph-properties fo:line-height="150%"/>
      <style:text-properties style:font-name="Liberation Serif1" fo:font-weight="normal" officeooo:rsid="028c65dd" officeooo:paragraph-rsid="028c65dd" style:font-weight-asian="normal" style:font-weight-complex="normal"/>
    </style:style>
    <style:style style:name="P57" style:family="paragraph" style:parent-style-name="Standard">
      <style:paragraph-properties fo:line-height="150%"/>
      <style:text-properties style:font-name="Liberation Serif1" fo:font-weight="normal" officeooo:rsid="028c65dd" officeooo:paragraph-rsid="0298f711" style:font-weight-asian="normal" style:font-weight-complex="normal"/>
    </style:style>
    <style:style style:name="P58" style:family="paragraph" style:parent-style-name="Standard">
      <style:paragraph-properties fo:line-height="150%"/>
      <style:text-properties style:font-name="Liberation Serif1" fo:font-weight="normal" officeooo:rsid="0297f0d4" officeooo:paragraph-rsid="0297f0d4" style:font-weight-asian="normal" style:font-weight-complex="normal"/>
    </style:style>
    <style:style style:name="P59" style:family="paragraph" style:parent-style-name="Standard">
      <style:paragraph-properties fo:line-height="150%"/>
      <style:text-properties style:font-name="Liberation Serif1" fo:font-weight="normal" officeooo:rsid="029c6dc6" officeooo:paragraph-rsid="029c6dc6" style:font-weight-asian="normal" style:font-weight-complex="normal"/>
    </style:style>
    <style:style style:name="P60"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61"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62" style:family="paragraph" style:parent-style-name="Text_20_body">
      <style:text-properties officeooo:paragraph-rsid="00ee47c7"/>
    </style:style>
    <style:style style:name="P63" style:family="paragraph" style:parent-style-name="Text_20_body">
      <style:text-properties fo:font-weight="bold" officeooo:rsid="029eeed7" officeooo:paragraph-rsid="029eeed7" style:font-weight-asian="bold" style:font-weight-complex="bold"/>
    </style:style>
    <style:style style:name="P64" style:family="paragraph" style:parent-style-name="Text_20_body">
      <style:paragraph-properties fo:line-height="150%"/>
      <style:text-properties style:font-name="Liberation Serif1" fo:font-weight="bold" officeooo:rsid="029eeed7" officeooo:paragraph-rsid="029eeed7" style:font-weight-asian="bold" style:font-weight-complex="bold"/>
    </style:style>
    <style:style style:name="P65" style:family="paragraph" style:parent-style-name="Text_20_body">
      <style:paragraph-properties fo:line-height="150%"/>
      <style:text-properties style:font-name="Liberation Serif1" fo:font-weight="bold" officeooo:rsid="029eeed7" officeooo:paragraph-rsid="029fd59f" style:font-weight-asian="bold" style:font-weight-complex="bold"/>
    </style:style>
    <style:style style:name="P66" style:family="paragraph" style:parent-style-name="Text_20_body">
      <style:paragraph-properties fo:line-height="150%"/>
      <style:text-properties style:font-name="Liberation Serif1" fo:font-weight="normal" officeooo:rsid="029eeed7" officeooo:paragraph-rsid="029eeed7" style:font-weight-asian="normal" style:font-weight-complex="normal"/>
    </style:style>
    <style:style style:name="P67" style:family="paragraph" style:parent-style-name="Text_20_body">
      <style:paragraph-properties fo:line-height="150%"/>
      <style:text-properties style:font-name="Liberation Serif1" fo:font-weight="normal" officeooo:rsid="029eeed7" officeooo:paragraph-rsid="029fd59f" style:font-weight-asian="normal" style:font-weight-complex="normal"/>
    </style:style>
    <style:style style:name="P68" style:family="paragraph" style:parent-style-name="Text_20_body">
      <style:paragraph-properties fo:line-height="150%"/>
      <style:text-properties style:font-name="Liberation Serif1" fo:font-weight="normal" officeooo:rsid="027fa21a" officeooo:paragraph-rsid="029fd59f" style:font-weight-asian="normal" style:font-weight-complex="normal"/>
    </style:style>
    <style:style style:name="P69"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70" style:family="paragraph" style:parent-style-name="Standard">
      <style:paragraph-properties fo:line-height="150%" fo:break-before="page"/>
      <style:text-properties style:font-name="Liberation Serif1" fo:font-weight="normal" officeooo:rsid="00a9f8df" officeooo:paragraph-rsid="023f9579" style:font-weight-asian="normal" style:font-weight-complex="normal"/>
    </style:style>
    <style:style style:name="P71" style:family="paragraph" style:parent-style-name="Standard">
      <style:paragraph-properties fo:line-height="150%" fo:break-before="page"/>
      <style:text-properties style:font-name="Liberation Serif1" fo:font-weight="normal" officeooo:rsid="026ca678" officeooo:paragraph-rsid="026ca678" style:font-weight-asian="normal" style:font-weight-complex="normal"/>
    </style:style>
    <style:style style:name="P72" style:family="paragraph" style:parent-style-name="Standard">
      <style:paragraph-properties fo:line-height="150%" fo:break-before="page"/>
      <style:text-properties style:font-name="Liberation Serif1" fo:font-weight="normal" officeooo:rsid="0271318a" officeooo:paragraph-rsid="0271318a" style:font-weight-asian="normal" style:font-weight-complex="normal"/>
    </style:style>
    <style:style style:name="P73" style:family="paragraph" style:parent-style-name="Standard">
      <style:paragraph-properties fo:line-height="150%" fo:break-before="page"/>
      <style:text-properties style:font-name="Liberation Serif1" fo:font-weight="normal" officeooo:rsid="0272b128" officeooo:paragraph-rsid="0272b128" style:font-weight-asian="normal" style:font-weight-complex="normal"/>
    </style:style>
    <style:style style:name="P74" style:family="paragraph" style:parent-style-name="Standard">
      <style:paragraph-properties fo:line-height="150%" fo:break-before="page"/>
      <style:text-properties style:font-name="Liberation Serif1" fo:font-weight="normal" officeooo:rsid="027a5a4e" officeooo:paragraph-rsid="027a5a4e" style:font-weight-asian="normal" style:font-weight-complex="normal"/>
    </style:style>
    <style:style style:name="P75" style:family="paragraph" style:parent-style-name="Standard">
      <style:paragraph-properties fo:line-height="150%" fo:break-before="page"/>
      <style:text-properties style:font-name="Liberation Serif1" fo:font-weight="normal" officeooo:rsid="027a8470" officeooo:paragraph-rsid="027a8470" style:font-weight-asian="normal" style:font-weight-complex="normal"/>
    </style:style>
    <style:style style:name="P76" style:family="paragraph" style:parent-style-name="Standard">
      <style:paragraph-properties fo:line-height="150%" fo:break-before="page"/>
      <style:text-properties style:font-name="Liberation Serif1" fo:font-weight="normal" officeooo:rsid="027fa21a" officeooo:paragraph-rsid="027fa21a" style:font-weight-asian="normal" style:font-weight-complex="normal"/>
    </style:style>
    <style:style style:name="P77" style:family="paragraph" style:parent-style-name="Standard">
      <style:paragraph-properties fo:line-height="150%" fo:break-before="page"/>
      <style:text-properties style:font-name="Liberation Serif1" fo:font-weight="normal" officeooo:rsid="02845ec5" officeooo:paragraph-rsid="02845ec5" style:font-weight-asian="normal" style:font-weight-complex="normal"/>
    </style:style>
    <style:style style:name="P78" style:family="paragraph" style:parent-style-name="Standard">
      <style:paragraph-properties fo:line-height="150%" fo:break-before="page"/>
      <style:text-properties style:font-name="Liberation Serif1" fo:font-weight="normal" officeooo:rsid="02877024" officeooo:paragraph-rsid="02877024" style:font-weight-asian="normal" style:font-weight-complex="normal"/>
    </style:style>
    <style:style style:name="P79" style:family="paragraph" style:parent-style-name="Standard">
      <style:paragraph-properties fo:line-height="150%" fo:break-before="page"/>
      <style:text-properties style:font-name="Liberation Serif1" fo:font-weight="normal" officeooo:rsid="028cd961" officeooo:paragraph-rsid="028cd961" style:font-weight-asian="normal" style:font-weight-complex="normal"/>
    </style:style>
    <style:style style:name="P80" style:family="paragraph" style:parent-style-name="Standard">
      <style:paragraph-properties fo:line-height="150%" fo:break-before="page"/>
      <style:text-properties style:font-name="Liberation Serif1" fo:font-weight="bold" officeooo:rsid="028ab65c" officeooo:paragraph-rsid="028ab65c" style:font-weight-asian="bold" style:font-weight-complex="bold"/>
    </style:style>
    <style:style style:name="P81" style:family="paragraph" style:parent-style-name="Table_20_Contents">
      <style:paragraph-properties fo:text-align="center" style:justify-single-word="false"/>
      <style:text-properties style:font-name="Liberation Serif1"/>
    </style:style>
    <style:style style:name="P82" style:family="paragraph" style:parent-style-name="Table_20_Contents">
      <style:paragraph-properties fo:text-align="center" style:justify-single-word="false"/>
      <style:text-properties style:font-name="Liberation Serif1" officeooo:rsid="0284c537"/>
    </style:style>
    <style:style style:name="P83" style:family="paragraph" style:parent-style-name="Table_20_Contents">
      <style:paragraph-properties fo:text-align="center" style:justify-single-word="false"/>
      <style:text-properties style:font-name="Liberation Serif1" officeooo:rsid="0284c537" officeooo:paragraph-rsid="0284c537"/>
    </style:style>
    <style:style style:name="P84" style:family="paragraph" style:parent-style-name="Table_20_Contents">
      <style:paragraph-properties fo:text-align="center" style:justify-single-word="false"/>
      <style:text-properties style:font-name="Liberation Serif1" officeooo:rsid="0287e918" officeooo:paragraph-rsid="0287e918"/>
    </style:style>
    <style:style style:name="P85" style:family="paragraph" style:parent-style-name="Contents_20_Heading" style:master-page-name="">
      <style:paragraph-properties style:page-number="auto"/>
    </style:style>
    <style:style style:name="P86" style:family="paragraph" style:parent-style-name="Contents_20_2">
      <style:paragraph-properties>
        <style:tab-stops>
          <style:tab-stop style:position="6.6929in" style:type="right" style:leader-style="dotted" style:leader-text="."/>
        </style:tab-stops>
      </style:paragraph-properties>
    </style:style>
    <style:style style:name="P87" style:family="paragraph" style:parent-style-name="Contents_20_1">
      <style:paragraph-properties>
        <style:tab-stops>
          <style:tab-stop style:position="6.6929in" style:type="right" style:leader-style="dotted" style:leader-text="."/>
        </style:tab-stops>
      </style:paragraph-properties>
    </style:style>
    <style:style style:name="P88" style:family="paragraph" style:parent-style-name="Standard" style:list-style-name="L45">
      <style:paragraph-properties fo:line-height="150%"/>
      <style:text-properties style:font-name="Liberation Serif1" fo:font-weight="normal" officeooo:rsid="028ab65c" officeooo:paragraph-rsid="028ab65c" style:font-weight-asian="normal" style:font-weight-complex="normal"/>
    </style:style>
    <style:style style:name="P89" style:family="paragraph" style:parent-style-name="Heading_20_2">
      <style:text-properties officeooo:rsid="01f92c7f" officeooo:paragraph-rsid="01f92c7f"/>
    </style:style>
    <style:style style:name="P90" style:family="paragraph" style:parent-style-name="Heading_20_2">
      <style:paragraph-properties fo:break-before="page"/>
      <style:text-properties officeooo:rsid="0272b128" officeooo:paragraph-rsid="0272b128"/>
    </style:style>
    <style:style style:name="P91" style:family="paragraph" style:parent-style-name="Heading_20_2">
      <style:paragraph-properties fo:break-before="page"/>
      <style:text-properties officeooo:rsid="028b37c2" officeooo:paragraph-rsid="028b37c2"/>
    </style:style>
    <style:style style:name="P92" style:family="paragraph" style:parent-style-name="Heading_20_2">
      <style:paragraph-properties fo:break-before="page"/>
      <style:text-properties officeooo:rsid="029c1ac5" officeooo:paragraph-rsid="029c1ac5"/>
    </style:style>
    <style:style style:name="P93" style:family="paragraph" style:parent-style-name="Heading_20_2" style:master-page-name="Standard">
      <style:paragraph-properties style:page-number="auto"/>
      <style:text-properties officeooo:rsid="00b5bc47" officeooo:paragraph-rsid="0211f8ed"/>
    </style:style>
    <style:style style:name="P94"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95" style:family="paragraph" style:parent-style-name="Heading_20_1" style:master-page-name="Standard">
      <style:paragraph-properties style:page-number="auto" fo:break-before="page"/>
      <style:text-properties officeooo:rsid="0269fba2" officeooo:paragraph-rsid="0269fba2"/>
    </style:style>
    <style:style style:name="P9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7" style:family="paragraph">
      <style:paragraph-properties fo:margin-left="0in" fo:margin-right="0in" fo:margin-top="0in" fo:margin-bottom="0in" fo:line-height="100%" fo:text-align="center" fo:text-indent="0in"/>
    </style:style>
    <style:style style:name="P9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9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0" style:family="paragraph">
      <style:paragraph-properties fo:text-align="center"/>
    </style:style>
    <style:style style:name="P101" style:family="paragraph">
      <style:paragraph-properties fo:margin-left="0in" fo:margin-right="0in" fo:margin-top="0in" fo:margin-bottom="0in" fo:line-height="100%" fo:text-indent="0in"/>
    </style:style>
    <style:style style:name="P10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0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0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710355"/>
    </style:style>
    <style:style style:name="T9" style:family="text">
      <style:text-properties officeooo:rsid="026d95ec"/>
    </style:style>
    <style:style style:name="T10" style:family="text">
      <style:text-properties officeooo:rsid="027465c9"/>
    </style:style>
    <style:style style:name="T11" style:family="text">
      <style:text-properties officeooo:rsid="027bec38"/>
    </style:style>
    <style:style style:name="T12" style:family="text">
      <style:text-properties officeooo:rsid="0281f26a"/>
    </style:style>
    <style:style style:name="T13" style:family="text">
      <style:text-properties officeooo:rsid="0284c537"/>
    </style:style>
    <style:style style:name="T14" style:family="text">
      <style:text-properties style:font-name="Liberation Serif1"/>
    </style:style>
    <style:style style:name="T15" style:family="text">
      <style:text-properties officeooo:rsid="02866e07"/>
    </style:style>
    <style:style style:name="T16" style:family="text">
      <style:text-properties officeooo:rsid="028687be"/>
    </style:style>
    <style:style style:name="T17" style:family="text">
      <style:text-properties officeooo:rsid="02877024"/>
    </style:style>
    <style:style style:name="T18" style:family="text">
      <style:text-properties officeooo:rsid="0288e70b"/>
    </style:style>
    <style:style style:name="T19" style:family="text">
      <style:text-properties officeooo:rsid="028ab65c"/>
    </style:style>
    <style:style style:name="T20" style:family="text">
      <style:text-properties officeooo:rsid="028c65dd"/>
    </style:style>
    <style:style style:name="T21" style:family="text">
      <style:text-properties officeooo:rsid="0290d74d"/>
    </style:style>
    <style:style style:name="T22" style:family="text">
      <style:text-properties officeooo:rsid="02936481"/>
    </style:style>
    <style:style style:name="T23" style:family="text">
      <style:text-properties officeooo:rsid="02953bdd"/>
    </style:style>
    <style:style style:name="T24" style:family="text">
      <style:text-properties officeooo:rsid="0297f0d4"/>
    </style:style>
    <style:style style:name="T25" style:family="text">
      <style:text-properties officeooo:rsid="0298f711"/>
    </style:style>
    <style:style style:name="T26" style:family="text">
      <style:text-properties officeooo:rsid="029fd59f"/>
    </style:style>
    <style:style style:name="T27" style:family="text">
      <style:text-properties officeooo:rsid="02a6043e"/>
    </style:style>
    <style:style style:name="T2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text-position="sub 58%"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2" style:family="graphic">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3"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37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2.0665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5">Table of Contents</text:p>
          </text:index-title>
          <text:p text:style-name="P87"><text:a xlink:type="simple" xlink:href="#__RefHeading__833_791462310" text:style-name="Index_20_Link" text:visited-style-name="Index_20_Link"><text:s/>1 Análisis de redes de cc<text:tab/>2</text:a></text:p>
          <text:p text:style-name="P86"><text:a xlink:type="simple" xlink:href="#__RefHeading__836_791462310" text:style-name="Index_20_Link" text:visited-style-name="Index_20_Link"><text:s/>1.1 ¿Qué es el análisis de redes?<text:tab/>2</text:a></text:p>
          <text:p text:style-name="P86"><text:a xlink:type="simple" xlink:href="#__RefHeading__3678_442393171" text:style-name="Index_20_Link" text:visited-style-name="Index_20_Link"><text:s/>1.2 Método de corriente de rama<text:tab/>5</text:a></text:p>
          <text:p text:style-name="P86"><text:a xlink:type="simple" xlink:href="#__RefHeading__1195_1061023325" text:style-name="Index_20_Link" text:visited-style-name="Index_20_Link"><text:s/>1.3 Ciruitos de puente<text:tab/>16</text:a></text:p>
          <text:p text:style-name="P86"><text:a xlink:type="simple" xlink:href="#__RefHeading__1321_2106358681" text:style-name="Index_20_Link" text:visited-style-name="Index_20_Link"><text:s/>1.4 Ejercicios<text:tab/>20</text:a></text:p>
          <text:p text:style-name="P86"><text:a xlink:type="simple" xlink:href="#__RefHeading__3003_509960930" text:style-name="Index_20_Link" text:visited-style-name="Index_20_Link"><text:s/>1.5 Soluciones<text:tab/>22</text:a></text:p>
        </text:index-body>
      </text:table-of-content>
      <text:h text:style-name="P94" text:outline-level="1"/>
      <text:h text:style-name="P95" text:outline-level="1"><text:bookmark-start text:name="__RefHeading__833_791462310"/>Análisis de redes de cc<text:bookmark-end text:name="__RefHeading__833_791462310"/></text:h>
      <text:p text:style-name="P62"/>
      <text:h text:style-name="P89" text:outline-level="2"><text:bookmark-start text:name="__RefHeading__836_791462310"/>¿Qué <text:span text:style-name="T3">es el análisis de redes</text:span>?<text:bookmark-end text:name="__RefHeading__836_791462310"/></text:h>
      <text:p text:style-name="P6"/>
      <text:p text:style-name="P8">El análisis de redes es cualquier técnica estructurada para analizar matemáticamente un circuito (una "red" de componentes interconectados).</text:p>
      <text:p text:style-name="P8"><text:s/>A menudo, el técnico o el ingeniero se encuentran con circuitos que contienen múltiples fuentes de alimentación o configuraciones de componentes que no permiten la simplificación por el método serie / paralelo. <text:s/>En estos casos será necesario utilizar otros medios. En est<text:span text:style-name="T8">a unidad</text:span> se presentan algunos procedimientos útiles para el análisis de circuitos complejos.</text:p>
      <text:p text:style-name="P8"/>
      <text:p text:style-name="P9">Observese el siguiente circuito serie /paralelo:</text:p>
      <text:p text:style-name="P9"><draw:frame draw:style-name="fr1" draw:name="Image1" text:anchor-type="paragraph" svg:width="5.4272in" svg:height="2.4272in" draw:z-index="0"><draw:image xlink:href="Pictures/1000000000000209000000E93FC4CC3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10">Para analizar el circuito, primero habría que hallar la resistencia equivalente de <draw:frame draw:style-name="fr9" draw:name="Object1" text:anchor-type="as-char" svg:y="-0.1484in" svg:width="0.2457in" svg:height="0.2098in" draw:z-index="13"><draw:object xlink:href="./Object 1" xlink:type="simple" xlink:show="embed" xlink:actuate="onLoad"/><draw:image xlink:href="./ObjectReplacements/Object 1" xlink:type="simple" xlink:show="embed" xlink:actuate="onLoad"/></draw:frame> y <draw:frame draw:style-name="fr9" draw:name="Object2" text:anchor-type="as-char" svg:y="-0.1484in" svg:width="0.2465in" svg:height="0.2098in" draw:z-index="14"><draw:object xlink:href="./Object 2" xlink:type="simple" xlink:show="embed" xlink:actuate="onLoad"/><draw:image xlink:href="./ObjectReplacements/Object 2" xlink:type="simple" xlink:show="embed" xlink:actuate="onLoad"/><svg:desc>formula</svg:desc></draw:frame>. A continuación, sumar <draw:frame draw:style-name="fr9" draw:name="Object3" text:anchor-type="as-char" svg:y="-0.1484in" svg:width="0.2457in" svg:height="0.2098in" draw:z-index="15"><draw:object xlink:href="./Object 3" xlink:type="simple" xlink:show="embed" xlink:actuate="onLoad"/><draw:image xlink:href="./ObjectReplacements/Object 3" xlink:type="simple" xlink:show="embed" xlink:actuate="onLoad"/><svg:desc>formula</svg:desc></draw:frame> en serie para obtener la resistencia total. Luego, con el voltaje de la batería<draw:frame draw:style-name="fr9" draw:name="Object4" text:anchor-type="as-char" svg:y="-0.1484in" svg:width="0.2425in" svg:height="0.2098in" draw:z-index="16"><draw:object xlink:href="./Object 4" xlink:type="simple" xlink:show="embed" xlink:actuate="onLoad"/><draw:image xlink:href="./ObjectReplacements/Object 4" xlink:type="simple" xlink:show="embed" xlink:actuate="onLoad"/><svg:desc>formula</svg:desc></draw:frame>y la resistencia total del circuito, se puede calcular la corriente total aplicando la ley de Ohm.</text:p>
      <text:p text:style-name="P9">Conocida la corriente total, se utiliza esta para calcular las caídas de tensión en las resistencias <text:s/>del circuito. En resumen, un procedimiento bastante sencillo.</text:p>
      <text:p text:style-name="P9"/>
      <text:p text:style-name="P71">Sin embargo, basta añadir una segunda batería, para que el procedimiento de solución anterior no sirva.</text:p>
      <text:p text:style-name="P11"><draw:frame draw:style-name="fr2" draw:name="Image2" text:anchor-type="paragraph" svg:width="5.9272in" svg:height="2.4689in" draw:z-index="1"><draw:image xlink:href="Pictures/1000000000000239000000ED0C393901.png" xlink:type="simple" xlink:show="embed" xlink:actuate="onLoad"/></draw:frame> </text:p>
      <text:p text:style-name="P11"/>
      <text:p text:style-name="P11"/>
      <text:p text:style-name="P11"/>
      <text:p text:style-name="P11"/>
      <text:p text:style-name="P11"/>
      <text:p text:style-name="P11"/>
      <text:p text:style-name="P11"/>
      <text:p text:style-name="P11"/>
      <text:p text:style-name="P11"/>
      <text:p text:style-name="P12">Las resistencias <draw:frame draw:style-name="fr9" draw:name="Object5" text:anchor-type="as-char" svg:y="-0.1484in" svg:width="0.2457in" svg:height="0.2098in" draw:z-index="36"><draw:object xlink:href="./Object 5" xlink:type="simple" xlink:show="embed" xlink:actuate="onLoad"/><draw:image xlink:href="./ObjectReplacements/Object 5" xlink:type="simple" xlink:show="embed" xlink:actuate="onLoad"/><svg:desc>formula</svg:desc></draw:frame> y <draw:frame draw:style-name="fr9" draw:name="Object6" text:anchor-type="as-char" svg:y="-0.1484in" svg:width="0.2465in" svg:height="0.2098in" draw:z-index="37"><draw:object xlink:href="./Object 6" xlink:type="simple" xlink:show="embed" xlink:actuate="onLoad"/><draw:image xlink:href="./ObjectReplacements/Object 6" xlink:type="simple" xlink:show="embed" xlink:actuate="onLoad"/><svg:desc>formula</svg:desc></draw:frame> ya no están en paralelo porque<draw:frame draw:style-name="fr9" draw:name="Object7" text:anchor-type="as-char" svg:y="-0.1484in" svg:width="0.2425in" svg:height="0.2098in" draw:z-index="38"><draw:object xlink:href="./Object 7" xlink:type="simple" xlink:show="embed" xlink:actuate="onLoad"/><draw:image xlink:href="./ObjectReplacements/Object 7" xlink:type="simple" xlink:show="embed" xlink:actuate="onLoad"/><svg:desc>formula</svg:desc></draw:frame> se ha insertado en la rama de <draw:frame draw:style-name="fr9" draw:name="Object8" text:anchor-type="as-char" svg:y="-0.1484in" svg:width="0.2465in" svg:height="0.2098in" draw:z-index="39"><draw:object xlink:href="./Object 8" xlink:type="simple" xlink:show="embed" xlink:actuate="onLoad"/><draw:image xlink:href="./ObjectReplacements/Object 8" xlink:type="simple" xlink:show="embed" xlink:actuate="onLoad"/><svg:desc>formula</svg:desc></draw:frame>. Parece que no hay dos resistencias en este circuito directamente en serie o en paralelo entre sí. El problema es que en el análisis serie / paralelo, empezamos identificando conjuntos de resistencias que están directamente conectadas en serie o en paralelo, reduciéndolas a resistencias equivalentes.</text:p>
      <text:p text:style-name="P12">Si no hay resistencias en serie o en paralelo, ¿cómo se resuelve el problema?</text:p>
      <text:p text:style-name="P12"/>
      <text:p text:style-name="P13">Debe quedar claro que este circuito aparentemente sencillo, con sólo tres resistencias, es imposible</text:p>
      <text:p text:style-name="P13">reducirlo a una combinación simple <text:span text:style-name="T8">de conexiones </text:span>en serie y en paralelo: es algo totalmente distinto.</text:p>
      <text:p text:style-name="P13">Éste no es el único tipo de circuito que <text:span text:style-name="T8">irresoluble mediante</text:span> el análisis serie / paralelo:</text:p>
      <text:p text:style-name="P11"><draw:frame draw:style-name="fr2" draw:name="Image3" text:anchor-type="paragraph" svg:width="3.552in" svg:height="2.5728in" draw:z-index="2"><draw:image xlink:href="Pictures/1000000000000155000000F74A51E669.png" xlink:type="simple" xlink:show="embed" xlink:actuate="onLoad"/></draw:frame></text:p>
      <text:p text:style-name="P11"/>
      <text:p text:style-name="P11"/>
      <text:p text:style-name="P11"/>
      <text:p text:style-name="P11"/>
      <text:p text:style-name="P11"/>
      <text:p text:style-name="P11"/>
      <text:p text:style-name="P11"/>
      <text:p text:style-name="P72">Aquí tenemos un circuito puente, que no está equilibrado (relación <text:span text:style-name="T9"><draw:frame draw:style-name="fr9" draw:name="Object9" text:anchor-type="as-char" svg:y="-0.2693in" svg:width="0.2846in" svg:height="0.4437in" draw:z-index="40"><draw:object xlink:href="./Object 9" xlink:type="simple" xlink:show="embed" xlink:actuate="onLoad"/><draw:image xlink:href="./ObjectReplacements/Object 9" xlink:type="simple" xlink:show="embed" xlink:actuate="onLoad"/><svg:desc>formula</svg:desc></draw:frame></text:span> es diferente a la relación <text:span text:style-name="T9"><draw:frame draw:style-name="fr9" draw:name="Object10" text:anchor-type="as-char" svg:y="-0.2693in" svg:width="0.2799in" svg:height="0.4437in" draw:z-index="41"><draw:object xlink:href="./Object 10" xlink:type="simple" xlink:show="embed" xlink:actuate="onLoad"/><draw:image xlink:href="./ObjectReplacements/Object 10" xlink:type="simple" xlink:show="embed" xlink:actuate="onLoad"/><svg:desc>formula</svg:desc></draw:frame></text:span> ). Si estuviera equilibrado, la corriente a través de R 3 sería 0, y podría plantearse como un circuito serie / paralelo (<text:span text:style-name="T9"><draw:frame draw:style-name="fr9" draw:name="Object11" text:anchor-type="as-char" svg:y="-0.1484in" svg:width="0.2457in" svg:height="0.2098in" draw:z-index="42"><draw:object xlink:href="./Object 11" xlink:type="simple" xlink:show="embed" xlink:actuate="onLoad"/><draw:image xlink:href="./ObjectReplacements/Object 11" xlink:type="simple" xlink:show="embed" xlink:actuate="onLoad"/><svg:desc>formula</svg:desc></draw:frame></text:span> --<text:span text:style-name="T9"><draw:frame draw:style-name="fr9" draw:name="Object12" text:anchor-type="as-char" svg:y="-0.1484in" svg:width="0.252in" svg:height="0.2098in" draw:z-index="43"><draw:object xlink:href="./Object 12" xlink:type="simple" xlink:show="embed" xlink:actuate="onLoad"/><draw:image xlink:href="./ObjectReplacements/Object 12" xlink:type="simple" xlink:show="embed" xlink:actuate="onLoad"/><svg:desc>formula</svg:desc></draw:frame></text:span>) // (<text:span text:style-name="T9"><draw:frame draw:style-name="fr9" draw:name="Object13" text:anchor-type="as-char" svg:y="-0.1484in" svg:width="0.2457in" svg:height="0.2098in" draw:z-index="44"><draw:object xlink:href="./Object 13" xlink:type="simple" xlink:show="embed" xlink:actuate="onLoad"/><draw:image xlink:href="./ObjectReplacements/Object 13" xlink:type="simple" xlink:show="embed" xlink:actuate="onLoad"/><svg:desc>formula</svg:desc></draw:frame></text:span> --<text:span text:style-name="T9"><draw:frame draw:style-name="fr9" draw:name="Object14" text:anchor-type="as-char" svg:y="-0.1484in" svg:width="0.2465in" svg:height="0.2098in" draw:z-index="45"><draw:object xlink:href="./Object 14" xlink:type="simple" xlink:show="embed" xlink:actuate="onLoad"/><draw:image xlink:href="./ObjectReplacements/Object 14" xlink:type="simple" xlink:show="embed" xlink:actuate="onLoad"/><svg:desc>formula</svg:desc></draw:frame></text:span> ). Sin embargo, cualquier corriente a través de <text:span text:style-name="T9"><draw:frame draw:style-name="fr9" draw:name="Object15" text:anchor-type="as-char" svg:y="-0.1484in" svg:width="0.2465in" svg:height="0.2098in" draw:z-index="46"><draw:object xlink:href="./Object 15" xlink:type="simple" xlink:show="embed" xlink:actuate="onLoad"/><draw:image xlink:href="./ObjectReplacements/Object 15" xlink:type="simple" xlink:show="embed" xlink:actuate="onLoad"/><svg:desc>formula</svg:desc></draw:frame></text:span> hace imposible un análisis serie / paralelo. <text:span text:style-name="T9"><draw:frame draw:style-name="fr9" draw:name="Object16" text:anchor-type="as-char" svg:y="-0.1484in" svg:width="0.2457in" svg:height="0.2098in" draw:z-index="47"><draw:object xlink:href="./Object 16" xlink:type="simple" xlink:show="embed" xlink:actuate="onLoad"/><draw:image xlink:href="./ObjectReplacements/Object 16" xlink:type="simple" xlink:show="embed" xlink:actuate="onLoad"/><svg:desc>formula</svg:desc></draw:frame></text:span> no está en serie con <text:span text:style-name="T9"><draw:frame draw:style-name="fr9" draw:name="Object17" text:anchor-type="as-char" svg:y="-0.1484in" svg:width="0.252in" svg:height="0.2098in" draw:z-index="48"><draw:object xlink:href="./Object 17" xlink:type="simple" xlink:show="embed" xlink:actuate="onLoad"/><draw:image xlink:href="./ObjectReplacements/Object 17" xlink:type="simple" xlink:show="embed" xlink:actuate="onLoad"/><svg:desc>formula</svg:desc></draw:frame></text:span> porque la corriente de la rama <text:span text:style-name="T9"><draw:frame draw:style-name="fr9" draw:name="Object19" text:anchor-type="as-char" svg:y="-0.1484in" svg:width="0.2457in" svg:height="0.2098in" draw:z-index="49"><draw:object xlink:href="./Object 19" xlink:type="simple" xlink:show="embed" xlink:actuate="onLoad"/><draw:image xlink:href="./ObjectReplacements/Object 19" xlink:type="simple" xlink:show="embed" xlink:actuate="onLoad"/><svg:desc>formula</svg:desc></draw:frame></text:span><text:span text:style-name="T9">, </text:span>se reparte en las corrientes de las ramas de <text:span text:style-name="T9"><draw:frame draw:style-name="fr9" draw:name="Object18" text:anchor-type="as-char" svg:y="-0.1484in" svg:width="0.2465in" svg:height="0.2098in" draw:z-index="63"><draw:object xlink:href="./Object 18" xlink:type="simple" xlink:show="embed" xlink:actuate="onLoad"/><draw:image xlink:href="./ObjectReplacements/Object 18" xlink:type="simple" xlink:show="embed" xlink:actuate="onLoad"/><svg:desc>formula</svg:desc></draw:frame></text:span>y <text:span text:style-name="T9"><draw:frame draw:style-name="fr9" draw:name="Object20" text:anchor-type="as-char" svg:y="-0.1484in" svg:width="0.252in" svg:height="0.2098in" draw:z-index="90"><draw:object xlink:href="./Object 20" xlink:type="simple" xlink:show="embed" xlink:actuate="onLoad"/><draw:image xlink:href="./ObjectReplacements/Object 20" xlink:type="simple" xlink:show="embed" xlink:actuate="onLoad"/><svg:desc>formula</svg:desc></draw:frame></text:span> . Tampoco está<text:span text:style-name="T9"><draw:frame draw:style-name="fr9" draw:name="Object21" text:anchor-type="as-char" svg:y="-0.1484in" svg:width="0.2457in" svg:height="0.2098in" draw:z-index="91"><draw:object xlink:href="./Object 21" xlink:type="simple" xlink:show="embed" xlink:actuate="onLoad"/><draw:image xlink:href="./ObjectReplacements/Object 21" xlink:type="simple" xlink:show="embed" xlink:actuate="onLoad"/><svg:desc>formula</svg:desc></draw:frame></text:span>en serie con<text:span text:style-name="T9"><draw:frame draw:style-name="fr9" draw:name="Object22" text:anchor-type="as-char" svg:y="-0.1484in" svg:width="0.2465in" svg:height="0.2098in" draw:z-index="97"><draw:object xlink:href="./Object 22" xlink:type="simple" xlink:show="embed" xlink:actuate="onLoad"/><draw:image xlink:href="./ObjectReplacements/Object 22" xlink:type="simple" xlink:show="embed" xlink:actuate="onLoad"/><svg:desc>formula</svg:desc></draw:frame></text:span>por la misma razón. Tampoco están<text:span text:style-name="T9"><draw:frame draw:style-name="fr9" draw:name="Object23" text:anchor-type="as-char" svg:y="-0.1484in" svg:width="0.2457in" svg:height="0.2098in" draw:z-index="103"><draw:object xlink:href="./Object 23" xlink:type="simple" xlink:show="embed" xlink:actuate="onLoad"/><draw:image xlink:href="./ObjectReplacements/Object 23" xlink:type="simple" xlink:show="embed" xlink:actuate="onLoad"/><svg:desc>formula</svg:desc></draw:frame></text:span>en paralelo con R 2, ni <text:span text:style-name="T9"><draw:frame draw:style-name="fr9" draw:name="Object24" text:anchor-type="as-char" svg:y="-0.1484in" svg:width="0.252in" svg:height="0.2098in" draw:z-index="104"><draw:object xlink:href="./Object 24" xlink:type="simple" xlink:show="embed" xlink:actuate="onLoad"/><draw:image xlink:href="./ObjectReplacements/Object 24" xlink:type="simple" xlink:show="embed" xlink:actuate="onLoad"/><svg:desc>formula</svg:desc></draw:frame></text:span> con <text:span text:style-name="T9"><draw:frame draw:style-name="fr9" draw:name="Object25" text:anchor-type="as-char" svg:y="-0.1484in" svg:width="0.2465in" svg:height="0.2098in" draw:z-index="107"><draw:object xlink:href="./Object 25" xlink:type="simple" xlink:show="embed" xlink:actuate="onLoad"/><draw:image xlink:href="./ObjectReplacements/Object 25" xlink:type="simple" xlink:show="embed" xlink:actuate="onLoad"/><svg:desc>formula</svg:desc></draw:frame></text:span>. ¡Aaarrggghhhh!</text:p>
      <text:p text:style-name="P14"/>
      <text:p text:style-name="P15">Estos tipos de circuitos presentan el problema de que hay varias variables desconocidas, por eso son necesarios nuevos metodos matemáticos para calcular las variables desconocidas. Una técnica de resolución es la de establecer un sistema de ecuaciones lineales y resolverlo. Como alternativa al sistema de ecuaciones hay otras técnicas llamadas los “teoremas de redes”. </text:p>
      <text:p text:style-name="P15"/>
      <text:p text:style-name="P15"/>
      <text:h text:style-name="P90" text:outline-level="2"><text:bookmark-start text:name="__RefHeading__3678_442393171"/>Método de corriente de rama<text:bookmark-end text:name="__RefHeading__3678_442393171"/></text:h>
      <text:p text:style-name="P7"/>
      <text:p text:style-name="P16">La primera técnica de análisis de redes, y la más sencilla, es el método de la corriente de rama. En este método, suponemos las direcciones de las corrientes en una red y, a continuación, escribimos ecuaciones que describen sus relaciones entre sí mediante las leyes de Kirchhoff y Ohm. Una vez</text:p>
      <text:p text:style-name="P16">tenemos una ecuación para cada corriente desconocida, podemos resolver las ecuaciones lineales,</text:p>
      <text:p text:style-name="P16">determinando todas las corrientes y todas las caídas de tensión de la red.</text:p>
      <text:p text:style-name="P16">El siguiente circuito sirve de ejemplo de aplicación del método:</text:p>
      <text:p text:style-name="P16"/>
      <text:p text:style-name="P16"><draw:frame draw:style-name="fr2" draw:name="Image4" text:anchor-type="paragraph" svg:width="5.9374in" svg:height="2.5728in" draw:z-index="3"><draw:image xlink:href="Pictures/100000000000023A000000F784B60EC5.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73">El primer paso es elegir un n<text:span text:style-name="T11">u</text:span>do (unión de cables) en el circuito para utilizarlo como punto de referencia para nuestras corrientes desconocidas. Por ejemplo el n<text:span text:style-name="T11">u</text:span>do que une la derecha de<text:span text:style-name="T9"><draw:frame draw:style-name="fr9" draw:name="Object26" text:anchor-type="as-char" svg:y="-0.1484in" svg:width="0.2457in" svg:height="0.2098in" draw:z-index="111"><draw:object xlink:href="./Object 26" xlink:type="simple" xlink:show="embed" xlink:actuate="onLoad"/><draw:image xlink:href="./ObjectReplacements/Object 26" xlink:type="simple" xlink:show="embed" xlink:actuate="onLoad"/><svg:desc>formula</svg:desc></draw:frame></text:span>, la parte superior de<text:span text:style-name="T9"><draw:frame draw:style-name="fr9" draw:name="Object27" text:anchor-type="as-char" svg:y="-0.1484in" svg:width="0.2457in" svg:height="0.2098in" draw:z-index="112"><draw:object xlink:href="./Object 27" xlink:type="simple" xlink:show="embed" xlink:actuate="onLoad"/><draw:image xlink:href="./ObjectReplacements/Object 27" xlink:type="simple" xlink:show="embed" xlink:actuate="onLoad"/><svg:desc>formula</svg:desc></draw:frame></text:span>, y la izquierda de<text:span text:style-name="T9"><draw:frame draw:style-name="fr9" draw:name="Object28" text:anchor-type="as-char" svg:y="-0.1484in" svg:width="0.2465in" svg:height="0.2098in" draw:z-index="121"><draw:object xlink:href="./Object 28" xlink:type="simple" xlink:show="embed" xlink:actuate="onLoad"/><draw:image xlink:href="./ObjectReplacements/Object 28" xlink:type="simple" xlink:show="embed" xlink:actuate="onLoad"/><svg:desc>formula</svg:desc></draw:frame></text:span>.</text:p>
      <text:p text:style-name="P16"/>
      <text:p text:style-name="P16"><draw:frame draw:style-name="fr3" draw:name="Image5" text:anchor-type="paragraph" svg:x="0.3209in" svg:y="0.1063in" svg:width="6.052in" svg:height="2.9063in" draw:z-index="4"><draw:image xlink:href="Pictures/10000000000002450000011791EF282D.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73">En este n<text:span text:style-name="T11">u</text:span>do, se suponen las direcciones de las corrientes de los tres conductores. Las corrientes se llamarán <text:span text:style-name="T9"><draw:frame draw:style-name="fr9" draw:name="Object29" text:anchor-type="as-char" svg:y="-0.1484in" svg:width="0.2083in" svg:height="0.2098in" draw:z-index="122"><draw:object xlink:href="./Object 29" xlink:type="simple" xlink:show="embed" xlink:actuate="onLoad"/><draw:image xlink:href="./ObjectReplacements/Object 29" xlink:type="simple" xlink:show="embed" xlink:actuate="onLoad"/><svg:desc>formula</svg:desc></draw:frame></text:span><text:span text:style-name="T9">,</text:span><text:span text:style-name="T9"><draw:frame draw:style-name="fr9" draw:name="Object30" text:anchor-type="as-char" svg:y="-0.1484in" svg:width="0.2091in" svg:height="0.2098in" draw:z-index="123"><draw:object xlink:href="./Object 30" xlink:type="simple" xlink:show="embed" xlink:actuate="onLoad"/><draw:image xlink:href="./ObjectReplacements/Object 30" xlink:type="simple" xlink:show="embed" xlink:actuate="onLoad"/><svg:desc>formula</svg:desc></draw:frame></text:span><text:span text:style-name="T9">e</text:span> <text:span text:style-name="T9"><draw:frame draw:style-name="fr9" draw:name="Object31" text:anchor-type="as-char" svg:y="-0.1484in" svg:width="0.2098in" svg:height="0.2098in" draw:z-index="124"><draw:object xlink:href="./Object 31" xlink:type="simple" xlink:show="embed" xlink:actuate="onLoad"/><draw:image xlink:href="./ObjectReplacements/Object 31" xlink:type="simple" xlink:show="embed" xlink:actuate="onLoad"/><svg:desc>formula</svg:desc></draw:frame></text:span>. <text:span text:style-name="T10">Las direcciones de </text:span>esta<text:span text:style-name="T10">s </text:span>corriente<text:span text:style-name="T10">s</text:span> <text:span text:style-name="T10">se eligen al azar</text:span>. <text:span text:style-name="T10">S</text:span>i alguna de <text:span text:style-name="T10">las</text:span> <text:span text:style-name="T10">direcciones elegidas es</text:span> errónea, <text:span text:style-name="T10">se sabrá al calcular las </text:span>corrientes. <text:span text:style-name="T10">Las corrientes con direcciones contrarias a las direcciones supuestas, darán valores negativos en los resultados del cálculo. </text:span></text:p>
      <text:p text:style-name="P16"/>
      <text:p text:style-name="P16"><draw:g text:anchor-type="paragraph" draw:z-index="20" draw:style-name="gr1"><draw:frame draw:style-name="gr2" draw:text-style-name="P96" svg:width="6.0516in" svg:height="2.5724in" svg:x="0in" svg:y="0.0957in"><draw:image xlink:href="Pictures/1000000000000245000000F7EAAA58CE.png" xlink:type="simple" xlink:show="embed" xlink:actuate="onLoad"><text:p/></draw:image></draw:frame><draw:custom-shape draw:style-name="gr3" draw:text-style-name="P96" svg:width="0.5906in" svg:height="0.1579in" svg:x="2.0453in" svg:y="0.663in"><text:p/><draw:enhanced-geometry svg:viewBox="0 0 21600 21600" draw:type="rectangle" draw:enhanced-path="M 0 0 L 21600 0 21600 21600 0 21600 0 0 Z N"/></draw:custom-shape><draw:line draw:style-name="gr4" draw:text-style-name="P96" svg:x1="2.0843in" svg:y1="0.7409in" svg:x2="2.6354in" svg:y2="0.7409in"><text:p/></draw:line><draw:custom-shape draw:style-name="gr3" draw:text-style-name="P96" svg:width="0.5906in" svg:height="0.1579in" svg:x="3.4228in" svg:y="0.663in"><text:p/><draw:enhanced-geometry svg:viewBox="0 0 21600 21600" draw:type="rectangle" draw:enhanced-path="M 0 0 L 21600 0 21600 21600 0 21600 0 0 Z N"/></draw:custom-shape><draw:line draw:style-name="gr4" draw:text-style-name="P96" svg:x1="4.0134in" svg:y1="0.7409in" svg:x2="3.4622in" svg:y2="0.7409in"><text:p/></draw:line><draw:custom-shape draw:style-name="gr3" draw:text-style-name="P96" svg:width="0.5913in" svg:height="0.1579in" draw:transform="rotate (1.5707963267949) translate (2.77291666666667in 1.27291666666667in)"><text:p/><draw:enhanced-geometry svg:viewBox="0 0 21600 21600" draw:type="rectangle" draw:enhanced-path="M 0 0 L 21600 0 21600 21600 0 21600 0 0 Z N"/></draw:custom-shape><draw:line draw:style-name="gr4" draw:text-style-name="P96" svg:x1="2.8717in" svg:y1="0.8205in" svg:x2="2.8717in" svg:y2="1.3717in"><text:p/></draw:line></draw:g></text:p>
      <text:p text:style-name="P16"/>
      <text:p text:style-name="P16"/>
      <text:p text:style-name="P16"/>
      <text:p text:style-name="P16"/>
      <text:p text:style-name="P16"/>
      <text:p text:style-name="P16"/>
      <text:p text:style-name="P16"/>
      <text:p text:style-name="P16"/>
      <text:p text:style-name="P18"/>
      <text:p text:style-name="P18">La Ley de la Corriente de Kirchhoff (LCK) dice que la suma de las corrientes que entran y salen de un n<text:span text:style-name="T11">u</text:span>do debe ser igual a cero. Por tanto, se pueden relacionar estas tres corrientes (<text:span text:style-name="T9"><draw:frame draw:style-name="fr9" draw:name="Object32" text:anchor-type="as-char" svg:y="-0.1484in" svg:width="0.2083in" svg:height="0.2098in" draw:z-index="125"><draw:object xlink:href="./Object 32" xlink:type="simple" xlink:show="embed" xlink:actuate="onLoad"/><draw:image xlink:href="./ObjectReplacements/Object 32" xlink:type="simple" xlink:show="embed" xlink:actuate="onLoad"/><svg:desc>formula</svg:desc></draw:frame></text:span><text:span text:style-name="T9">,</text:span><text:span text:style-name="T9"><draw:frame draw:style-name="fr9" draw:name="Object33" text:anchor-type="as-char" svg:y="-0.1484in" svg:width="0.2091in" svg:height="0.2098in" draw:z-index="126"><draw:object xlink:href="./Object 33" xlink:type="simple" xlink:show="embed" xlink:actuate="onLoad"/><draw:image xlink:href="./ObjectReplacements/Object 33" xlink:type="simple" xlink:show="embed" xlink:actuate="onLoad"/><svg:desc>formula</svg:desc></draw:frame></text:span>e<text:span text:style-name="T9"> </text:span><text:span text:style-name="T9"><draw:frame draw:style-name="fr9" draw:name="Object34" text:anchor-type="as-char" svg:y="-0.1484in" svg:width="0.2098in" svg:height="0.2098in" draw:z-index="127"><draw:object xlink:href="./Object 34" xlink:type="simple" xlink:show="embed" xlink:actuate="onLoad"/><draw:image xlink:href="./ObjectReplacements/Object 34" xlink:type="simple" xlink:show="embed" xlink:actuate="onLoad"/><svg:desc>formula</svg:desc></draw:frame></text:span> ) entre sí en una sola ecuación. Se seguirá la convención de que cualquier corriente que entre en el n<text:span text:style-name="T11">u</text:span>do será de signo positivo, y cualquier corriente que salga del n<text:span text:style-name="T11">u</text:span>do de signo negativo.</text:p>
      <text:p text:style-name="P18"/>
      <text:p text:style-name="P19">La LCK aplicada al n<text:span text:style-name="T11">u</text:span>do observado da como resultado:</text:p>
      <text:p text:style-name="P19"><draw:frame draw:style-name="fr9" draw:name="Object35" text:anchor-type="as-char" svg:y="-0.1484in" svg:width="0.9492in" svg:height="0.2098in" draw:z-index="128"><draw:object xlink:href="./Object 35" xlink:type="simple" xlink:show="embed" xlink:actuate="onLoad"/><draw:image xlink:href="./ObjectReplacements/Object 35" xlink:type="simple" xlink:show="embed" xlink:actuate="onLoad"/></draw:frame> <text:span text:style-name="T12">ecuación 1</text:span></text:p>
      <text:p text:style-name="P19"/>
      <text:p text:style-name="P24"/>
      <text:p text:style-name="P74">El siguiente paso es determinar las polaridades de las caídas de tensión a través de las resistencias según las corrientes. El extremo "aguas arriba" de una resistencia siempre será positivo, y el extremo "aguas abajo" de una resistencia negativo con respecto al otro, ya que se aplica el sentido convencional de la corriente:</text:p>
      <text:p text:style-name="P16"><draw:g text:anchor-type="paragraph" draw:z-index="21" draw:style-name="gr1"><draw:frame draw:style-name="gr2" draw:text-style-name="P96" svg:width="7.4807in" svg:height="3.2016in" svg:x="0in" svg:y="0.0957in"><draw:image xlink:href="Pictures/100000000000023A000000F4C178F88A.png" xlink:type="simple" xlink:show="embed" xlink:actuate="onLoad"><text:p/></draw:image></draw:frame><draw:custom-shape draw:style-name="gr3" draw:text-style-name="P96" svg:width="0.8276in" svg:height="0.1579in" svg:x="2.4362in" svg:y="0.8173in"><text:p/><draw:enhanced-geometry svg:viewBox="0 0 21600 21600" draw:type="rectangle" draw:enhanced-path="M 0 0 L 21600 0 21600 21600 0 21600 0 0 Z N"/></draw:custom-shape><draw:line draw:style-name="gr4" draw:text-style-name="P96" svg:x1="2.4752in" svg:y1="0.8961in" svg:x2="3.0264in" svg:y2="0.8961in"><text:p/></draw:line><draw:custom-shape draw:style-name="gr3" draw:text-style-name="P96" svg:width="0.8276in" svg:height="0.1579in" svg:x="4.2075in" svg:y="0.8173in"><text:p/><draw:enhanced-geometry svg:viewBox="0 0 21600 21600" draw:type="rectangle" draw:enhanced-path="M 0 0 L 21600 0 21600 21600 0 21600 0 0 Z N"/></draw:custom-shape><draw:line draw:style-name="gr4" draw:text-style-name="P96" svg:x1="4.7984in" svg:y1="0.8961in" svg:x2="4.2472in" svg:y2="0.8961in"><text:p/></draw:line><draw:custom-shape draw:style-name="gr3" draw:text-style-name="P96" svg:width="0.8268in" svg:height="0.1579in" draw:transform="rotate (1.5707963267949) translate (3.44006999125109in 1.62361111111111in)"><text:p/><draw:enhanced-geometry svg:viewBox="0 0 21600 21600" draw:type="rectangle" draw:enhanced-path="M 0 0 L 21600 0 21600 21600 0 21600 0 0 Z N"/></draw:custom-shape><draw:line draw:style-name="gr4" draw:text-style-name="P96" svg:x1="3.578in" svg:y1="0.9354in" svg:x2="3.578in" svg:y2="1.4866in"><text:p/></draw:line></draw: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5">Las polaridades de las baterías permanecen como estaban, según su simbología (extremo corto</text:p>
      <text:p text:style-name="P25">corto negativo, largo positivo). No importa si la polaridad de la caída de tensión de una resistencia no coincide con la polaridad de la batería más cercana, siempre que la polaridad de la tensión de la resistencia se base correctamente en la dirección supuesta de la corriente que la atraviesa. En algunos casos, resultará que la corriente será forzada en dirección opuesta a la corriente generada por la batería. Lo importante es recordar que todas las polaridades de las resistencias y los cálculos subsiguientes deben basarse en las direcciones de las corrientes asumidas inicialmente. Se sabrá si la elección de la dirección de una corriente es incorrecta, ya que el resultado será un número negativo. El valor absoluto calculado, sin embargo, será correcto.</text:p>
      <text:p text:style-name="P25"/>
      <text:p text:style-name="P26"/>
      <text:p text:style-name="P75">La Ley de Tensión de Kirchhoff (<text:span text:style-name="T11">LTK</text:span>) nos dice que la suma de todas las tensiones en una <text:span text:style-name="T11">malla</text:span></text:p>
      <text:p text:style-name="P27">debe ser igual a cero, <text:span text:style-name="T11">esto permite deducir</text:span> ecuaciones <text:span text:style-name="T11">adicionales </text:span>con <text:span text:style-name="T11">las</text:span> corriente<text:span text:style-name="T11">s</text:span> (<text:span text:style-name="T9"><draw:frame draw:style-name="fr9" draw:name="Object36" text:anchor-type="as-char" svg:y="-0.1484in" svg:width="0.2083in" svg:height="0.2098in" draw:z-index="17"><draw:object xlink:href="./Object 36" xlink:type="simple" xlink:show="embed" xlink:actuate="onLoad"/><draw:image xlink:href="./ObjectReplacements/Object 36" xlink:type="simple" xlink:show="embed" xlink:actuate="onLoad"/><svg:desc>formula</svg:desc></draw:frame></text:span><text:span text:style-name="T9">,</text:span><text:span text:style-name="T9"><draw:frame draw:style-name="fr9" draw:name="Object37" text:anchor-type="as-char" svg:y="-0.1484in" svg:width="0.2091in" svg:height="0.2098in" draw:z-index="18"><draw:object xlink:href="./Object 37" xlink:type="simple" xlink:show="embed" xlink:actuate="onLoad"/><draw:image xlink:href="./ObjectReplacements/Object 37" xlink:type="simple" xlink:show="embed" xlink:actuate="onLoad"/><svg:desc>formula</svg:desc></draw:frame></text:span><text:span text:style-name="T9">e </text:span><text:span text:style-name="T9"><draw:frame draw:style-name="fr9" draw:name="Object38" text:anchor-type="as-char" svg:y="-0.1484in" svg:width="0.2098in" svg:height="0.2098in" draw:z-index="19"><draw:object xlink:href="./Object 38" xlink:type="simple" xlink:show="embed" xlink:actuate="onLoad"/><draw:image xlink:href="./ObjectReplacements/Object 38" xlink:type="simple" xlink:show="embed" xlink:actuate="onLoad"/><svg:desc>formula</svg:desc></draw:frame></text:span> ) <text:span text:style-name="T11">como incógnitas de las ecuaciones lineales.</text:span> Para obtener una ecuación <text:span text:style-name="T11">LTK</text:span>, debemos con<text:span text:style-name="T11">siderar</text:span> las caídas de tensión en un<text:span text:style-name="T11">a malla</text:span> del circuito, como si midiéramos con un voltímetro real. Primero <text:span text:style-name="T11">analizaremos</text:span> <text:span text:style-name="T11">la malla</text:span> izquierda, empezando por <text:span text:style-name="T11">el lado</text:span> <text:span text:style-name="T11">izquierdo del circuito </text:span><text:s/>y moviéndo<text:span text:style-name="T11">nos</text:span> en el sentido contrario a las agujas del reloj. <text:span text:style-name="T11">L</text:span>a elección del punto de partida y la dirección es arbitraria.</text:p>
      <text:p text:style-name="P26">El resultado será el siguiente:</text:p>
      <text:p text:style-name="P26"/>
      <text:p text:style-name="P26"><draw:frame draw:style-name="fr2" draw:name="Image7" text:anchor-type="paragraph" svg:width="6.2291in" svg:height="3.0417in" draw:z-index="5"><draw:image xlink:href="Pictures/100000000000025600000124C853E71D.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4" draw:name="Image8" text:anchor-type="paragraph" svg:y="-0.0874in" svg:width="5.3437in" svg:height="3.0937in" draw:z-index="8"><draw:image xlink:href="Pictures/100000000000020100000129995ECBB1.png" xlink:type="simple" xlink:show="embed" xlink:actuate="onLoad"/></draw:frame></text:p>
      <text:p text:style-name="P26"/>
      <text:p text:style-name="P75"/>
      <text:p text:style-name="P26"/>
      <text:p text:style-name="P26"><draw:frame draw:style-name="fr4" draw:name="Image9" text:anchor-type="paragraph" svg:y="-0.0508in" svg:width="5.3437in" svg:height="3.1252in" draw:z-index="6"><draw:image xlink:href="Pictures/10000000000002010000012CD17AE923.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5" draw:name="Image10" text:anchor-type="paragraph" svg:y="0.1598in" svg:width="5.302in" svg:height="3.0835in" draw:z-index="7"><draw:image xlink:href="Pictures/10000000000001FD00000128377D718E.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8">Una vez completado nuestro trazado de la malla izquierda, se suman los valores de tensión para obtener una suma de cero (LTK):</text:p>
      <text:p text:style-name="P29"><draw:frame draw:style-name="fr9" draw:name="Object39" text:anchor-type="as-char" svg:y="-0.1484in" svg:width="1.9752in" svg:height="0.2098in" draw:z-index="50"><draw:object xlink:href="./Object 39" xlink:type="simple" xlink:show="embed" xlink:actuate="onLoad"/><draw:image xlink:href="./ObjectReplacements/Object 39" xlink:type="simple" xlink:show="embed" xlink:actuate="onLoad"/></draw:frame></text:p>
      <text:p text:style-name="P28"><text:soft-page-break/>Las caídas de tensión en <draw:frame draw:style-name="fr9" draw:name="Object40" text:anchor-type="as-char" svg:y="-0.1484in" svg:width="0.2453in" svg:height="0.2098in" draw:z-index="51"><draw:object xlink:href="./Object 40" xlink:type="simple" xlink:show="embed" xlink:actuate="onLoad"/><draw:image xlink:href="./ObjectReplacements/Object 40" xlink:type="simple" xlink:show="embed" xlink:actuate="onLoad"/></draw:frame>y <draw:frame draw:style-name="fr9" draw:name="Object41" text:anchor-type="as-char" svg:y="-0.1484in" svg:width="0.2457in" svg:height="0.2098in" draw:z-index="52"><draw:object xlink:href="./Object 41" xlink:type="simple" xlink:show="embed" xlink:actuate="onLoad"/><draw:image xlink:href="./ObjectReplacements/Object 41" xlink:type="simple" xlink:show="embed" xlink:actuate="onLoad"/><svg:desc>formula</svg:desc></draw:frame> son desconocidos, por lo que no podemos insertar esos valores en la ecuación como cifras numéricas en este momento. Sin embargo, sabemos que las tres</text:p>
      <text:p text:style-name="P28">tensiones deben sumar cero. Podemos ir un paso más allá y expresar las tensiones desconocidas como el producto de las corrientes desconocidas correspondientes (<draw:frame draw:style-name="fr9" draw:name="Object42" text:anchor-type="as-char" svg:y="-0.1484in" svg:width="0.2083in" svg:height="0.2098in" draw:z-index="53"><draw:object xlink:href="./Object 42" xlink:type="simple" xlink:show="embed" xlink:actuate="onLoad"/><draw:image xlink:href="./ObjectReplacements/Object 42" xlink:type="simple" xlink:show="embed" xlink:actuate="onLoad"/></draw:frame>e <draw:frame draw:style-name="fr9" draw:name="Object43" text:anchor-type="as-char" svg:y="-0.1484in" svg:width="0.2091in" svg:height="0.2098in" draw:z-index="54"><draw:object xlink:href="./Object 43" xlink:type="simple" xlink:show="embed" xlink:actuate="onLoad"/><draw:image xlink:href="./ObjectReplacements/Object 43" xlink:type="simple" xlink:show="embed" xlink:actuate="onLoad"/><svg:desc>formula</svg:desc></draw:frame>) y sus respectivas resistencias, aplicando la Ley de Ohm:</text:p>
      <text:p text:style-name="P28"/>
      <text:p text:style-name="P29"><draw:frame draw:style-name="fr9" draw:name="Object44" text:anchor-type="as-char" svg:y="-0.1484in" svg:width="2.1661in" svg:height="0.2098in" draw:z-index="55"><draw:object xlink:href="./Object 44" xlink:type="simple" xlink:show="embed" xlink:actuate="onLoad"/><draw:image xlink:href="./ObjectReplacements/Object 44" xlink:type="simple" xlink:show="embed" xlink:actuate="onLoad"/><svg:desc>formula</svg:desc></draw:frame><text:span text:style-name="T12">ecuación 2</text:span></text:p>
      <text:p text:style-name="P33">Aplicando los mismos pasos a la malla derecha del circuito (empezando en el nudo elegido y en el sentido contrario a las agujas del reloj), obtenemos otra ecuación (LTK):</text:p>
      <text:p text:style-name="P33"/>
      <text:p text:style-name="P28"><draw:frame draw:style-name="fr2" draw:name="Image11" text:anchor-type="paragraph" svg:width="5.3752in" svg:height="3.2189in" draw:z-index="9"><draw:image xlink:href="Pictures/1000000000000204000001354A1213C1.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Image12" text:anchor-type="paragraph" svg:width="5.2811in" svg:height="3.0626in" draw:z-index="10"><draw:image xlink:href="Pictures/10000000000001FB0000012697C975DB.png" xlink:type="simple" xlink:show="embed" xlink:actuate="onLoad"/></draw:frame></text:p>
      <text:p text:style-name="P28"/>
      <text:p text:style-name="P28"/>
      <text:p text:style-name="P28"/>
      <text:p text:style-name="P28"/>
      <text:p text:style-name="P28"/>
      <text:p text:style-name="P28"/>
      <text:p text:style-name="P28"/>
      <text:p text:style-name="P28"/>
      <text:p text:style-name="P76"><draw:frame draw:style-name="fr2" draw:name="Image13" text:anchor-type="paragraph" svg:width="5.9689in" svg:height="3.1772in" draw:z-index="11"><draw:image xlink:href="Pictures/100000000000023D00000131DA649ACC.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Image14" text:anchor-type="paragraph" svg:width="5.4063in" svg:height="3.1043in" draw:z-index="12"><draw:image xlink:href="Pictures/10000000000002070000012A1212B7D8.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draw:frame draw:style-name="fr9" draw:name="Object45" text:anchor-type="as-char" svg:y="-0.1484in" svg:width="1.9189in" svg:height="0.2098in" draw:z-index="56"><draw:object xlink:href="./Object 45" xlink:type="simple" xlink:show="embed" xlink:actuate="onLoad"/><draw:image xlink:href="./ObjectReplacements/Object 45" xlink:type="simple" xlink:show="embed" xlink:actuate="onLoad"/></draw:frame></text:p>
      <text:p text:style-name="P34">Se vuelven a sustituir las tensiones por el producto de corriente y resistencia:</text:p>
      <text:p text:style-name="P34"><draw:frame draw:style-name="fr9" draw:name="Object46" text:anchor-type="as-char" svg:y="-0.1484in" svg:width="1.6602in" svg:height="0.2098in" draw:z-index="57"><draw:object xlink:href="./Object 46" xlink:type="simple" xlink:show="embed" xlink:actuate="onLoad"/><draw:image xlink:href="./ObjectReplacements/Object 46" xlink:type="simple" xlink:show="embed" xlink:actuate="onLoad"/><svg:desc>formula</svg:desc></draw:frame>ecuación 3</text:p>
      <text:p text:style-name="P34"/>
      <text:p text:style-name="P34">Se han obtenido tres ecuaciones lineales, con las tres incógnitas <text:span text:style-name="T9"><draw:frame draw:style-name="fr9" draw:name="Object47" text:anchor-type="as-char" svg:y="-0.1484in" svg:width="0.2083in" svg:height="0.2098in" draw:z-index="58"><draw:object xlink:href="./Object 47" xlink:type="simple" xlink:show="embed" xlink:actuate="onLoad"/><draw:image xlink:href="./ObjectReplacements/Object 47" xlink:type="simple" xlink:show="embed" xlink:actuate="onLoad"/><svg:desc>formula</svg:desc></draw:frame></text:span><text:span text:style-name="T9">,</text:span><text:span text:style-name="T9"><draw:frame draw:style-name="fr9" draw:name="Object48" text:anchor-type="as-char" svg:y="-0.1484in" svg:width="0.2091in" svg:height="0.2098in" draw:z-index="59"><draw:object xlink:href="./Object 48" xlink:type="simple" xlink:show="embed" xlink:actuate="onLoad"/><draw:image xlink:href="./ObjectReplacements/Object 48" xlink:type="simple" xlink:show="embed" xlink:actuate="onLoad"/><svg:desc>formula</svg:desc></draw:frame></text:span><text:span text:style-name="T9">e </text:span><text:span text:style-name="T9"><draw:frame draw:style-name="fr9" draw:name="Object49" text:anchor-type="as-char" svg:y="-0.1484in" svg:width="0.2098in" svg:height="0.2098in" draw:z-index="60"><draw:object xlink:href="./Object 49" xlink:type="simple" xlink:show="embed" xlink:actuate="onLoad"/><draw:image xlink:href="./ObjectReplacements/Object 49" xlink:type="simple" xlink:show="embed" xlink:actuate="onLoad"/><svg:desc>formula</svg:desc></draw:frame></text:span><text:span text:style-name="T9">. </text:span>Este sistema se puede resolver y calcular los resultados de las corrientes. </text:p>
      <text:p text:style-name="P77">Existen diversos procedimientos para resolver sistemas de ecuacionos lineales.</text:p>
      <text:p text:style-name="P38">Uno de ellos es escribir las ecuaciones en forma de matriz.</text:p>
      <text:p text:style-name="P38">Las ecuaciones del ejemplo anterior son:</text:p>
      <text:p text:style-name="P38"/>
      <text:p text:style-name="P20"><text:span text:style-name="T12">ecuación 1<text:tab/></text:span><draw:frame draw:style-name="fr9" draw:name="Object50" text:anchor-type="as-char" svg:y="-0.1484in" svg:width="0.9492in" svg:height="0.2098in" draw:z-index="61"><draw:object xlink:href="./Object 50" xlink:type="simple" xlink:show="embed" xlink:actuate="onLoad"/><draw:image xlink:href="./ObjectReplacements/Object 50" xlink:type="simple" xlink:show="embed" xlink:actuate="onLoad"/><svg:desc>formula</svg:desc></draw:frame> <text:tab/><text:tab/><text:tab/><text:tab/><text:tab/></text:p>
      <text:p text:style-name="P30"><text:span text:style-name="T12">ecuación 2<text:tab/></text:span><draw:frame draw:style-name="fr9" draw:name="Object52" text:anchor-type="as-char" svg:y="-0.1484in" svg:width="2.1661in" svg:height="0.2098in" draw:z-index="129"><draw:object xlink:href="./Object 52" xlink:type="simple" xlink:show="embed" xlink:actuate="onLoad"/><draw:image xlink:href="./ObjectReplacements/Object 52" xlink:type="simple" xlink:show="embed" xlink:actuate="onLoad"/><svg:desc>formula</svg:desc></draw:frame><text:tab/><text:tab/></text:p>
      <text:p text:style-name="P35">ecuación 3<text:tab/><draw:frame draw:style-name="fr9" draw:name="Object51" text:anchor-type="as-char" svg:y="-0.1484in" svg:width="1.6602in" svg:height="0.2098in" draw:z-index="62"><draw:object xlink:href="./Object 51" xlink:type="simple" xlink:show="embed" xlink:actuate="onLoad"/><draw:image xlink:href="./ObjectReplacements/Object 51" xlink:type="simple" xlink:show="embed" xlink:actuate="onLoad"/><svg:desc>formula</svg:desc></draw:frame><text:tab/><text:tab/><text:tab/></text:p>
      <text:p text:style-name="P35"/>
      <text:p text:style-name="P39">Los valores de las resistencias son (ver pág. 8):</text:p>
      <text:p text:style-name="P39"><draw:frame draw:style-name="fr9" draw:name="Object53" text:anchor-type="as-char" svg:y="-0.1484in" svg:width="0.6228in" svg:height="0.2098in" draw:z-index="64"><draw:object xlink:href="./Object 53" xlink:type="simple" xlink:show="embed" xlink:actuate="onLoad"/><draw:image xlink:href="./ObjectReplacements/Object 53" xlink:type="simple" xlink:show="embed" xlink:actuate="onLoad"/></draw:frame>,<draw:frame draw:style-name="fr9" draw:name="Object54" text:anchor-type="as-char" svg:y="-0.1484in" svg:width="0.6138in" svg:height="0.2098in" draw:z-index="65"><draw:object xlink:href="./Object 54" xlink:type="simple" xlink:show="embed" xlink:actuate="onLoad"/><draw:image xlink:href="./ObjectReplacements/Object 54" xlink:type="simple" xlink:show="embed" xlink:actuate="onLoad"/><svg:desc>formula</svg:desc></draw:frame> , <draw:frame draw:style-name="fr9" draw:name="Object55" text:anchor-type="as-char" svg:y="-0.1484in" svg:width="0.6138in" svg:height="0.2098in" draw:z-index="66"><draw:object xlink:href="./Object 55" xlink:type="simple" xlink:show="embed" xlink:actuate="onLoad"/><draw:image xlink:href="./ObjectReplacements/Object 55" xlink:type="simple" xlink:show="embed" xlink:actuate="onLoad"/><svg:desc>formula</svg:desc></draw:frame></text:p>
      <text:p text:style-name="P39"/>
      <text:p text:style-name="P39"><text:span text:style-name="T14">En primer lugar se sustituyen </text:span><text:span text:style-name="T14"><draw:frame draw:style-name="fr9" draw:name="Object56" text:anchor-type="as-char" svg:y="-0.1484in" svg:width="0.2457in" svg:height="0.2098in" draw:z-index="67"><draw:object xlink:href="./Object 56" xlink:type="simple" xlink:show="embed" xlink:actuate="onLoad"/><draw:image xlink:href="./ObjectReplacements/Object 56" xlink:type="simple" xlink:show="embed" xlink:actuate="onLoad"/><svg:desc>formula</svg:desc></draw:frame></text:span><text:span text:style-name="T14">,</text:span><text:span text:style-name="T14"><draw:frame draw:style-name="fr9" draw:name="Object57" text:anchor-type="as-char" svg:y="-0.1484in" svg:width="0.2457in" svg:height="0.2098in" draw:z-index="68"><draw:object xlink:href="./Object 57" xlink:type="simple" xlink:show="embed" xlink:actuate="onLoad"/><draw:image xlink:href="./ObjectReplacements/Object 57" xlink:type="simple" xlink:show="embed" xlink:actuate="onLoad"/><svg:desc>formula</svg:desc></draw:frame></text:span><text:span text:style-name="T14">y </text:span><text:span text:style-name="T14"><draw:frame draw:style-name="fr9" draw:name="Object58" text:anchor-type="as-char" svg:y="-0.1484in" svg:width="0.2465in" svg:height="0.2098in" draw:z-index="69"><draw:object xlink:href="./Object 58" xlink:type="simple" xlink:show="embed" xlink:actuate="onLoad"/><draw:image xlink:href="./ObjectReplacements/Object 58" xlink:type="simple" xlink:show="embed" xlink:actuate="onLoad"/><svg:desc>formula</svg:desc></draw:frame></text:span><text:span text:style-name="T14"> por sus valores:</text:span></text:p>
      <text:p text:style-name="P21"><text:span text:style-name="T12">ecuación 1<text:tab/></text:span><draw:frame draw:style-name="fr9" draw:name="Object59" text:anchor-type="as-char" svg:y="-0.1484in" svg:width="0.9492in" svg:height="0.2098in" draw:z-index="70"><draw:object xlink:href="./Object 59" xlink:type="simple" xlink:show="embed" xlink:actuate="onLoad"/><draw:image xlink:href="./ObjectReplacements/Object 59" xlink:type="simple" xlink:show="embed" xlink:actuate="onLoad"/><svg:desc>formula</svg:desc></draw:frame> <text:tab/><text:tab/><text:tab/><text:tab/><text:tab/></text:p>
      <text:p text:style-name="P31"><text:span text:style-name="T12">ecuación 2<text:tab/></text:span><draw:frame draw:style-name="fr9" draw:name="Object60" text:anchor-type="as-char" svg:y="-0.1484in" svg:width="2.2992in" svg:height="0.2098in" draw:z-index="71"><draw:object xlink:href="./Object 60" xlink:type="simple" xlink:show="embed" xlink:actuate="onLoad"/><draw:image xlink:href="./ObjectReplacements/Object 60" xlink:type="simple" xlink:show="embed" xlink:actuate="onLoad"/><svg:desc>formula</svg:desc></draw:frame><text:tab/><text:tab/></text:p>
      <text:p text:style-name="P36">ecuación 3<text:tab/><draw:frame draw:style-name="fr9" draw:name="Object61" text:anchor-type="as-char" svg:y="-0.1484in" svg:width="1.7811in" svg:height="0.2098in" draw:z-index="72"><draw:object xlink:href="./Object 61" xlink:type="simple" xlink:show="embed" xlink:actuate="onLoad"/><draw:image xlink:href="./ObjectReplacements/Object 61" xlink:type="simple" xlink:show="embed" xlink:actuate="onLoad"/><svg:desc>formula</svg:desc></draw:frame><text:tab/><text:tab/><text:tab/></text:p>
      <text:p text:style-name="P36"/>
      <text:p text:style-name="P39"><text:span text:style-name="T14">A continuación se ordenan las incógnitas, </text:span><draw:frame draw:style-name="fr9" draw:name="Object62" text:anchor-type="as-char" svg:y="-0.1484in" svg:width="0.2083in" svg:height="0.2098in" draw:z-index="73"><draw:object xlink:href="./Object 62" xlink:type="simple" xlink:show="embed" xlink:actuate="onLoad"/><draw:image xlink:href="./ObjectReplacements/Object 62" xlink:type="simple" xlink:show="embed" xlink:actuate="onLoad"/><svg:desc>formula</svg:desc></draw:frame>,<draw:frame draw:style-name="fr9" draw:name="Object63" text:anchor-type="as-char" svg:y="-0.1484in" svg:width="0.2091in" svg:height="0.2098in" draw:z-index="74"><draw:object xlink:href="./Object 63" xlink:type="simple" xlink:show="embed" xlink:actuate="onLoad"/><draw:image xlink:href="./ObjectReplacements/Object 63" xlink:type="simple" xlink:show="embed" xlink:actuate="onLoad"/><svg:desc>formula</svg:desc></draw:frame> e <draw:frame draw:style-name="fr9" draw:name="Object64" text:anchor-type="as-char" svg:y="-0.1484in" svg:width="0.2098in" svg:height="0.2098in" draw:z-index="75"><draw:object xlink:href="./Object 64" xlink:type="simple" xlink:show="embed" xlink:actuate="onLoad"/><draw:image xlink:href="./ObjectReplacements/Object 64" xlink:type="simple" xlink:show="embed" xlink:actuate="onLoad"/><svg:desc>formula</svg:desc></draw:frame><text:span text:style-name="T14"> a un lado de la ecuación y los valores numéricos al otro lado.</text:span></text:p>
      <text:p text:style-name="P22"><text:span text:style-name="T15">LCK →<text:tab/> ecuación 1<text:tab/></text:span><draw:frame draw:style-name="fr9" draw:name="Object65" text:anchor-type="as-char" svg:y="-0.1484in" svg:width="1.0945in" svg:height="0.2098in" draw:z-index="76"><draw:object xlink:href="./Object 65" xlink:type="simple" xlink:show="embed" xlink:actuate="onLoad"/><draw:image xlink:href="./ObjectReplacements/Object 65" xlink:type="simple" xlink:show="embed" xlink:actuate="onLoad"/><svg:desc>formula</svg:desc></draw:frame> <text:tab/><text:tab/><text:tab/><text:tab/><text:tab/><text:tab/><text:tab/></text:p>
      <text:p text:style-name="P32"><text:span text:style-name="T15">LTK → <text:tab/>ecuación 2<text:tab/></text:span><draw:frame draw:style-name="fr9" draw:name="Object66" text:anchor-type="as-char" svg:y="-0.1484in" svg:width="2.0102in" svg:height="0.2098in" draw:z-index="77"><draw:object xlink:href="./Object 66" xlink:type="simple" xlink:show="embed" xlink:actuate="onLoad"/><draw:image xlink:href="./ObjectReplacements/Object 66" xlink:type="simple" xlink:show="embed" xlink:actuate="onLoad"/><svg:desc>formula</svg:desc></draw:frame><text:tab/><text:tab/></text:p>
      <text:p text:style-name="P37"><text:span text:style-name="T15">LTK → <text:tab/></text:span>ecuación 3<text:tab/><draw:frame draw:style-name="fr9" draw:name="Object67" text:anchor-type="as-char" svg:y="-0.1484in" svg:width="2.0874in" svg:height="0.2098in" draw:z-index="78"><draw:object xlink:href="./Object 67" xlink:type="simple" xlink:show="embed" xlink:actuate="onLoad"/><draw:image xlink:href="./ObjectReplacements/Object 67" xlink:type="simple" xlink:show="embed" xlink:actuate="onLoad"/><svg:desc>formula</svg:desc></draw:frame><text:tab/><text:tab/></text:p>
      <text:p text:style-name="P36"/>
      <text:p text:style-name="P39">Ahora se escriben las ecuaciones en forma de matriz:</text:p>
      <table:table table:name="Table1" table:style-name="Table1">
        <table:table-column table:style-name="Table1.A" table:number-columns-repeated="3"/>
        <table:table-column table:style-name="Table1.D"/>
        <table:table-row>
          <table:table-cell table:style-name="Table1.A1" office:value-type="string">
            <text:p text:style-name="P81"><draw:frame draw:style-name="fr9" draw:name="Object68" text:anchor-type="as-char" svg:y="-0.1484in" svg:width="0.2083in" svg:height="0.2098in" draw:z-index="79"><draw:object xlink:href="./Object 68" xlink:type="simple" xlink:show="embed" xlink:actuate="onLoad"/><draw:image xlink:href="./ObjectReplacements/Object 68" xlink:type="simple" xlink:show="embed" xlink:actuate="onLoad"/><svg:desc>formula</svg:desc></draw:frame></text:p>
          </table:table-cell>
          <table:table-cell table:style-name="Table1.A1" office:value-type="string">
            <text:p text:style-name="P83"><draw:frame draw:style-name="fr9" draw:name="Object69" text:anchor-type="as-char" svg:y="-0.1484in" svg:width="0.2091in" svg:height="0.2098in" draw:z-index="80"><draw:object xlink:href="./Object 69" xlink:type="simple" xlink:show="embed" xlink:actuate="onLoad"/><draw:image xlink:href="./ObjectReplacements/Object 69" xlink:type="simple" xlink:show="embed" xlink:actuate="onLoad"/><svg:desc>formula</svg:desc></draw:frame></text:p>
          </table:table-cell>
          <table:table-cell table:style-name="Table1.A1" office:value-type="string">
            <text:p text:style-name="P81"><draw:frame draw:style-name="fr9" draw:name="Object70" text:anchor-type="as-char" svg:y="-0.1484in" svg:width="0.2098in" svg:height="0.2098in" draw:z-index="81"><draw:object xlink:href="./Object 70" xlink:type="simple" xlink:show="embed" xlink:actuate="onLoad"/><draw:image xlink:href="./ObjectReplacements/Object 70" xlink:type="simple" xlink:show="embed" xlink:actuate="onLoad"/><svg:desc>formula</svg:desc></draw:frame></text:p>
          </table:table-cell>
          <table:table-cell table:style-name="Table1.D1" office:value-type="string">
            <text:p text:style-name="P83"/>
          </table:table-cell>
        </table:table-row>
        <table:table-row>
          <table:table-cell table:style-name="Table1.A2" office:value-type="string">
            <text:p text:style-name="P84">1</text:p>
          </table:table-cell>
          <table:table-cell table:style-name="Table1.A2" office:value-type="string">
            <text:p text:style-name="P83">-1</text:p>
          </table:table-cell>
          <table:table-cell table:style-name="Table1.A2" office:value-type="string">
            <text:p text:style-name="P82">1</text:p>
          </table:table-cell>
          <table:table-cell table:style-name="Table1.D2" office:value-type="string">
            <text:p text:style-name="P83">0</text:p>
          </table:table-cell>
        </table:table-row>
        <table:table-row>
          <table:table-cell table:style-name="Table1.A2" office:value-type="string">
            <text:p text:style-name="P83">4</text:p>
          </table:table-cell>
          <table:table-cell table:style-name="Table1.A2" office:value-type="string">
            <text:p text:style-name="P83">2</text:p>
          </table:table-cell>
          <table:table-cell table:style-name="Table1.A2" office:value-type="string">
            <text:p text:style-name="P83">0</text:p>
          </table:table-cell>
          <table:table-cell table:style-name="Table1.D2" office:value-type="string">
            <text:p text:style-name="P83">28</text:p>
          </table:table-cell>
        </table:table-row>
        <table:table-row>
          <table:table-cell table:style-name="Table1.A2" office:value-type="string">
            <text:p text:style-name="P83">0</text:p>
          </table:table-cell>
          <table:table-cell table:style-name="Table1.A2" office:value-type="string">
            <text:p text:style-name="P83">-2</text:p>
          </table:table-cell>
          <table:table-cell table:style-name="Table1.A2" office:value-type="string">
            <text:p text:style-name="P81">-<text:span text:style-name="T13">1</text:span></text:p>
          </table:table-cell>
          <table:table-cell table:style-name="Table1.D2" office:value-type="string">
            <text:p text:style-name="P81">-<text:span text:style-name="T13">7</text:span></text:p>
          </table:table-cell>
        </table:table-row>
      </table:table>
      <text:p text:style-name="P36"><text:tab/><text:tab/><text:tab/></text:p>
      <text:p text:style-name="P23">→<text:span text:style-name="T16"> </text:span><draw:frame draw:style-name="fr9" draw:name="Object71" text:anchor-type="as-char" svg:y="-0.1484in" svg:width="0.578in" svg:height="0.2098in" draw:z-index="82"><draw:object xlink:href="./Object 71" xlink:type="simple" xlink:show="embed" xlink:actuate="onLoad"/><draw:image xlink:href="./ObjectReplacements/Object 71" xlink:type="simple" xlink:show="embed" xlink:actuate="onLoad"/><svg:desc>formula</svg:desc></draw:frame>, <draw:frame draw:style-name="fr9" draw:name="Object72" text:anchor-type="as-char" svg:y="-0.1484in" svg:width="0.5874in" svg:height="0.2098in" draw:z-index="83"><draw:object xlink:href="./Object 72" xlink:type="simple" xlink:show="embed" xlink:actuate="onLoad"/><draw:image xlink:href="./ObjectReplacements/Object 72" xlink:type="simple" xlink:show="embed" xlink:actuate="onLoad"/><svg:desc>formula</svg:desc></draw:frame>, <draw:frame draw:style-name="fr9" draw:name="Object73" text:anchor-type="as-char" svg:y="-0.1484in" svg:width="0.6984in" svg:height="0.2098in" draw:z-index="84"><draw:object xlink:href="./Object 73" xlink:type="simple" xlink:show="embed" xlink:actuate="onLoad"/><draw:image xlink:href="./ObjectReplacements/Object 73" xlink:type="simple" xlink:show="embed" xlink:actuate="onLoad"/><svg:desc>formula</svg:desc></draw:frame></text:p>
      <text:p text:style-name="P50">Solución de sistemas de ecuaciones lineales</text:p>
      <text:p text:style-name="P50">https://matrixcalc.org/es/slu.html</text:p>
      <text:p text:style-name="P78">El resultado de la corriente <draw:frame draw:style-name="fr9" draw:name="Object74" text:anchor-type="as-char" svg:y="-0.1484in" svg:width="0.2098in" svg:height="0.2098in" draw:z-index="85"><draw:object xlink:href="./Object 74" xlink:type="simple" xlink:show="embed" xlink:actuate="onLoad"/><draw:image xlink:href="./ObjectReplacements/Object 74" xlink:type="simple" xlink:show="embed" xlink:actuate="onLoad"/></draw:frame>es 1 amperio negativo. ¿Qué significa corriente "negativa”? <text:s/>En este caso, significa que la dirrección supuesta para <draw:frame draw:style-name="fr9" draw:name="Object75" text:anchor-type="as-char" svg:y="-0.1484in" svg:width="0.2098in" svg:height="0.2098in" draw:z-index="86"><draw:object xlink:href="./Object 75" xlink:type="simple" xlink:show="embed" xlink:actuate="onLoad"/><draw:image xlink:href="./ObjectReplacements/Object 75" xlink:type="simple" xlink:show="embed" xlink:actuate="onLoad"/><svg:desc>formula</svg:desc></draw:frame>es opuesta a su dirección real.</text:p>
      <text:p text:style-name="P41">Volviendo al circuito original, se corrige la dirección de <draw:frame draw:style-name="fr9" draw:name="Object76" text:anchor-type="as-char" svg:y="-0.1484in" svg:width="0.2098in" svg:height="0.2098in" draw:z-index="87"><draw:object xlink:href="./Object 76" xlink:type="simple" xlink:show="embed" xlink:actuate="onLoad"/><draw:image xlink:href="./ObjectReplacements/Object 76" xlink:type="simple" xlink:show="embed" xlink:actuate="onLoad"/><svg:desc>formula</svg:desc></draw:frame>y la polaridad de la caída de tensión en <draw:frame draw:style-name="fr9" draw:name="Object77" text:anchor-type="as-char" svg:y="-0.1484in" svg:width="0.2465in" svg:height="0.2098in" draw:z-index="88"><draw:object xlink:href="./Object 77" xlink:type="simple" xlink:show="embed" xlink:actuate="onLoad"/><draw:image xlink:href="./ObjectReplacements/Object 77" xlink:type="simple" xlink:show="embed" xlink:actuate="onLoad"/><svg:desc>formula</svg:desc></draw:frame>.</text:p>
      <text:p text:style-name="P41"><draw:g text:anchor-type="paragraph" draw:z-index="22" draw:style-name="gr1"><draw:frame draw:style-name="gr2" draw:text-style-name="P96" svg:width="7.4807in" svg:height="3.2016in" svg:x="-0.3937in" svg:y="0.0957in"><draw:image xlink:href="Pictures/100000000000023A000000F4C178F88A.png" xlink:type="simple" xlink:show="embed" xlink:actuate="onLoad"><text:p/></draw:image></draw:frame><draw:custom-shape draw:style-name="gr3" draw:text-style-name="P96" svg:width="0.8276in" svg:height="0.1579in" svg:x="2.0425in" svg:y="0.8173in"><text:p/><draw:enhanced-geometry svg:viewBox="0 0 21600 21600" draw:type="rectangle" draw:enhanced-path="M 0 0 L 21600 0 21600 21600 0 21600 0 0 Z N"/></draw:custom-shape><draw:line draw:style-name="gr4" draw:text-style-name="P96" svg:x1="2.0819in" svg:y1="0.8961in" svg:x2="2.6331in" svg:y2="0.8961in"><text:p/></draw:line><draw:custom-shape draw:style-name="gr3" draw:text-style-name="P96" svg:width="0.8276in" svg:height="0.1579in" svg:x="3.8138in" svg:y="0.8173in"><text:p/><draw:enhanced-geometry svg:viewBox="0 0 21600 21600" draw:type="rectangle" draw:enhanced-path="M 0 0 L 21600 0 21600 21600 0 21600 0 0 Z N"/></draw:custom-shape><draw:line draw:style-name="gr4" draw:text-style-name="P96" svg:x1="3.8535in" svg:y1="0.8961in" svg:x2="4.4047in" svg:y2="0.8961in"><text:p/></draw:line><draw:custom-shape draw:style-name="gr3" draw:text-style-name="P96" svg:width="0.8268in" svg:height="0.1579in" draw:transform="rotate (1.5707963267949) translate (3.04652777777778in 1.62361111111111in)"><text:p/><draw:enhanced-geometry svg:viewBox="0 0 21600 21600" draw:type="rectangle" draw:enhanced-path="M 0 0 L 21600 0 21600 21600 0 21600 0 0 Z N"/></draw:custom-shape><draw:line draw:style-name="gr4" draw:text-style-name="P96" svg:x1="3.1846in" svg:y1="0.9354in" svg:x2="3.1846in" svg:y2="1.4866in"><text:p/></draw:line><draw:custom-shape draw:style-name="gr5" draw:text-style-name="P98" svg:width="0.3551in" svg:height="0.324in" svg:x="2.2307in" svg:y="0.3583in"><text:p text:style-name="P97"><text:span text:style-name="T28">5 A</text:span></text:p><draw:enhanced-geometry svg:viewBox="0 0 21600 21600" draw:type="rectangle" draw:enhanced-path="M 0 0 L 21600 0 21600 21600 0 21600 0 0 Z N"/></draw:custom-shape><draw:custom-shape draw:style-name="gr5" draw:text-style-name="P98" svg:width="0.3543in" svg:height="0.324in" svg:x="3.8846in" svg:y="0.3583in"><text:p text:style-name="P97"><text:span text:style-name="T28">1 A</text:span></text:p><draw:enhanced-geometry svg:viewBox="0 0 21600 21600" draw:type="rectangle" draw:enhanced-path="M 0 0 L 21600 0 21600 21600 0 21600 0 0 Z N"/></draw:custom-shape><draw:custom-shape draw:style-name="gr5" draw:text-style-name="P98" svg:width="0.3543in" svg:height="0.324in" svg:x="3.3728in" svg:y="0.9882in"><text:p text:style-name="P97"><text:span text:style-name="T28">4 A</text:span></text:p><draw:enhanced-geometry svg:viewBox="0 0 21600 21600" draw:type="rectangle" draw:enhanced-path="M 0 0 L 21600 0 21600 21600 0 21600 0 0 Z N"/></draw:custom-shape><draw:custom-shape draw:style-name="gr5" draw:text-style-name="P98" svg:width="0.3543in" svg:height="0.324in" svg:x="4.3965in" svg:y="0.3583in"><text:p text:style-name="P97"><text:span text:style-name="T28">+</text:span></text:p><draw:enhanced-geometry svg:viewBox="0 0 21600 21600" draw:type="rectangle" draw:enhanced-path="M 0 0 L 21600 0 21600 21600 0 21600 0 0 Z N"/></draw:custom-shape><draw:custom-shape draw:style-name="gr5" draw:text-style-name="P98" svg:width="0.2059in" svg:height="0.324in" svg:x="5.3807in" svg:y="0.3583in"><text:p text:style-name="P97"><text:span text:style-name="T28">-</text:span></text:p><draw:enhanced-geometry svg:viewBox="0 0 21600 21600" draw:type="rectangle" draw:enhanced-path="M 0 0 L 21600 0 21600 21600 0 21600 0 0 Z N"/></draw:custom-shape></draw:g></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2">Se observa que la corriente <text:span text:style-name="T17"><draw:frame draw:style-name="fr9" draw:name="Object78" text:anchor-type="as-char" svg:y="-0.1484in" svg:width="0.2098in" svg:height="0.2098in" draw:z-index="89"><draw:object xlink:href="./Object 78" xlink:type="simple" xlink:show="embed" xlink:actuate="onLoad"/><draw:image xlink:href="./ObjectReplacements/Object 78" xlink:type="simple" xlink:show="embed" xlink:actuate="onLoad"/><svg:desc>formula</svg:desc></draw:frame></text:span>circula en dirección opuesta a la fuerza electromotriz de la batería B<text:span text:style-name="T18">2</text:span>. <text:span text:style-name="T18">Esto se debe al</text:span> mayor voltaje de <text:span text:style-name="T18">B1,</text:span> cuya corriente <text:span text:style-name="T18">circula en el sentido convencional.</text:span></text:p>
      <text:p text:style-name="P43">A pesar de que B 2 está tratando de <text:span text:style-name="T18">hacer circular una corriente hacia el nudo, la corriente </text:span><text:span text:style-name="T18"><draw:frame draw:style-name="fr9" draw:name="Object79" text:anchor-type="as-char" svg:y="-0.1484in" svg:width="0.2098in" svg:height="0.2098in" draw:z-index="93"><draw:object xlink:href="./Object 79" xlink:type="simple" xlink:show="embed" xlink:actuate="onLoad"/><draw:image xlink:href="./ObjectReplacements/Object 79" xlink:type="simple" xlink:show="embed" xlink:actuate="onLoad"/><svg:desc>formula</svg:desc></draw:frame></text:span><text:span text:style-name="T18">es forzada </text:span>través de B2, <text:span text:style-name="T18">en contra de su fuerza electromotriz</text:span>.</text:p>
      <text:p text:style-name="P44">Conociendo las corriente<text:span text:style-name="T19">s</text:span>, con la Ley de Ohm se pueden calcular los voltajes que caen en las resistencias.</text:p>
      <text:p text:style-name="P44"><draw:frame draw:style-name="fr9" draw:name="Object80" text:anchor-type="as-char" svg:y="-0.1484in" svg:width="1.4472in" svg:height="0.2098in" draw:z-index="94"><draw:object xlink:href="./Object 80" xlink:type="simple" xlink:show="embed" xlink:actuate="onLoad"/><draw:image xlink:href="./ObjectReplacements/Object 80" xlink:type="simple" xlink:show="embed" xlink:actuate="onLoad"/></draw:frame></text:p>
      <text:p text:style-name="P44"><draw:frame draw:style-name="fr9" draw:name="Object81" text:anchor-type="as-char" svg:y="-0.1484in" svg:width="1.3654in" svg:height="0.2098in" draw:z-index="95"><draw:object xlink:href="./Object 81" xlink:type="simple" xlink:show="embed" xlink:actuate="onLoad"/><draw:image xlink:href="./ObjectReplacements/Object 81" xlink:type="simple" xlink:show="embed" xlink:actuate="onLoad"/><svg:desc>formula</svg:desc></draw:frame></text:p>
      <text:p text:style-name="P44"><draw:frame draw:style-name="fr9" draw:name="Object82" text:anchor-type="as-char" svg:y="-0.1484in" svg:width="1.35in" svg:height="0.2098in" draw:z-index="96"><draw:object xlink:href="./Object 82" xlink:type="simple" xlink:show="embed" xlink:actuate="onLoad"/><draw:image xlink:href="./ObjectReplacements/Object 82" xlink:type="simple" xlink:show="embed" xlink:actuate="onLoad"/><svg:desc>formula</svg:desc></draw:frame></text:p>
      <text:p text:style-name="P50"/>
      <text:p text:style-name="P40"/>
      <text:p text:style-name="P80">Resumen</text:p>
      <text:list xml:id="list9010148614972175370" text:style-name="L45">
        <text:list-item>
          <text:p text:style-name="P88">Pasos a seguir para el método de análisis "Corriente de rama":</text:p>
        </text:list-item>
      </text:list>
      <text:p text:style-name="P45"><text:tab/><text:tab/>(1) Elegir un nudo y suponer las direcciones de las corrientes.</text:p>
      <text:p text:style-name="P45"><text:tab/><text:tab/>(2) Deducir una ecuación LCK que relacione las corrientes en el nudo.</text:p>
      <text:p text:style-name="P45"><text:tab/><text:tab/>(3) Marcar las polaridades de caída de tensión de las resistencias de acuerdo con las <text:tab/><text:tab/><text:tab/><text:tab/>corrientes supuestas.</text:p>
      <text:p text:style-name="P45"><text:tab/><text:tab/>(4) Deducir las ecuaciones LVK para cada malla del circuito, sustituyendo las caídas de <text:tab/><text:tab/><text:tab/>tensión en las resistencias, por el <text:s/>producto IR correspondiente..</text:p>
      <text:p text:style-name="P45"/>
      <text:h text:style-name="P91" text:outline-level="2"><text:bookmark-start text:name="__RefHeading__1195_1061023325"/>Ciruitos de puente<text:bookmark-end text:name="__RefHeading__1195_1061023325"/></text:h>
      <text:p text:style-name="P46"/>
      <text:p text:style-name="P46">Los circuitos <text:span text:style-name="T21">de</text:span> puente están constituidos por dos divisores de tensión conectados en paralelo. </text:p>
      <text:p text:style-name="P17"/>
      <text:p text:style-name="P17"/>
      <text:p text:style-name="P17"><draw:g text:anchor-type="paragraph" draw:z-index="28" draw:style-name="gr1"><draw:line draw:style-name="gr6" draw:text-style-name="P96" svg:x1="3.2736in" svg:y1="3.6819in" svg:x2="3.2736in" svg:y2="3.2882in"><text:p/></draw:line><draw:line draw:style-name="gr6" draw:text-style-name="P96" svg:x1="3.4327in" svg:y1="3.5846in" svg:x2="3.4327in" svg:y2="3.3878in"><text:p/></draw:line><draw:line draw:style-name="gr6" draw:text-style-name="P96" svg:x1="1.5752in" svg:y1="3.4819in" svg:x2="3.2677in" svg:y2="3.4819in"><text:p/></draw:line><draw:line draw:style-name="gr6" draw:text-style-name="P96" svg:x1="1.5752in" svg:y1="3.4819in" svg:x2="1.587in" svg:y2="0.3323in"><text:p/></draw:line><draw:line draw:style-name="gr6" draw:text-style-name="P96" svg:x1="1.5886in" svg:y1="2.3059in" svg:x2="1.7854in" svg:y2="2.3059in"><text:p/></draw:line><draw:line draw:style-name="gr6" draw:text-style-name="P96" svg:x1="1.5886in" svg:y1="0.3374in" svg:x2="1.7854in" svg:y2="0.3374in"><text:p/></draw:line><draw:line draw:style-name="gr6" draw:text-style-name="P96" svg:x1="2.3795in" svg:y1="2.302in" svg:x2="4.348in" svg:y2="2.302in"><text:p/></draw:line><draw:line draw:style-name="gr6" draw:text-style-name="P96" svg:x1="2.3795in" svg:y1="0.3323in" svg:x2="4.348in" svg:y2="0.3323in"><text:p/></draw:line><draw:line draw:style-name="gr6" draw:text-style-name="P96" svg:x1="4.9386in" svg:y1="0.3374in" svg:x2="5.1354in" svg:y2="0.3374in"><text:p/></draw:line><draw:custom-shape draw:style-name="gr7" draw:text-style-name="P96" svg:width="0.5921in" svg:height="0.198in" svg:x="1.7878in" svg:y="0.2201in"><text:p/><draw:enhanced-geometry svg:viewBox="0 0 21600 21600" draw:type="rectangle" draw:enhanced-path="M 0 0 L 21600 0 21600 21600 0 21600 0 0 Z N"/></draw:custom-shape><draw:custom-shape draw:style-name="gr7" draw:text-style-name="P96" svg:width="0.5921in" svg:height="0.198in" svg:x="1.7878in" svg:y="2.1882in"><text:p/><draw:enhanced-geometry svg:viewBox="0 0 21600 21600" draw:type="rectangle" draw:enhanced-path="M 0 0 L 21600 0 21600 21600 0 21600 0 0 Z N"/></draw:custom-shape><draw:custom-shape draw:style-name="gr7" draw:text-style-name="P96" svg:width="0.5921in" svg:height="0.198in" svg:x="4.3469in" svg:y="0.2201in"><text:p/><draw:enhanced-geometry svg:viewBox="0 0 21600 21600" draw:type="rectangle" draw:enhanced-path="M 0 0 L 21600 0 21600 21600 0 21600 0 0 Z N"/></draw:custom-shape><draw:custom-shape draw:style-name="gr7" draw:text-style-name="P96" svg:width="0.5921in" svg:height="0.198in" svg:x="4.3469in" svg:y="2.1882in"><text:p/><draw:enhanced-geometry svg:viewBox="0 0 21600 21600" draw:type="rectangle" draw:enhanced-path="M 0 0 L 21600 0 21600 21600 0 21600 0 0 Z N"/></draw:custom-shape><draw:line draw:style-name="gr6" draw:text-style-name="P96" svg:x1="4.9386in" svg:y1="2.3055in" svg:x2="5.1354in" svg:y2="2.3055in"><text:p/></draw:line><draw:line draw:style-name="gr6" draw:text-style-name="P96" svg:x1="5.1177in" svg:y1="3.4819in" svg:x2="5.1295in" svg:y2="0.3323in"><text:p/></draw:line><draw:line draw:style-name="gr6" draw:text-style-name="P96" svg:x1="3.4268in" svg:y1="3.4819in" svg:x2="5.1193in" svg:y2="3.4819in"><text:p/></draw:line><draw:frame draw:style-name="gr14" draw:text-style-name="P102" svg:width="0.2976in" svg:height="0.324in" svg:x="3.0114in" svg:y="-0.0465in"><draw:text-box><text:p text:style-name="P101"><text:span text:style-name="T28">A</text:span></text:p></draw:text-box></draw:frame><draw:custom-shape draw:style-name="gr8" draw:text-style-name="P96" svg:width="0.0787in" svg:height="0.0787in" svg:x="3.3079in" svg:y="0.2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787in" svg:height="0.0803in" svg:x="3.3079in" svg:y="2.2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102" svg:width="0.2976in" svg:height="0.324in" svg:x="3.0508in" svg:y="1.961in"><draw:text-box><text:p text:style-name="P101"><text:span text:style-name="T28">B</text:span></text:p></draw:text-box></draw:frame><draw:custom-shape draw:style-name="gr9" draw:text-style-name="P98" svg:width="0.3949in" svg:height="0.3949in" svg:x="3.1508in" svg:y="1.1201in"><text:p text:style-name="P97"><text:span text:style-name="T28">V</text:span><text:span text:style-name="T29">A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96" svg:x1="3.3531in" svg:y1="1.1197in" svg:x2="3.3531in" svg:y2="0.3323in"><text:p/></draw:line><draw:line draw:style-name="gr6" draw:text-style-name="P96" svg:x1="3.3472in" svg:y1="2.3012in" svg:x2="3.3472in" svg:y2="1.5138in"><text:p/></draw:line><draw:frame draw:style-name="gr10" draw:text-style-name="P99" svg:width="0.2567in" svg:height="0.1941in" svg:x="1.9563in" svg:y="-0.298in"><draw:image xlink:href="Pictures/2000001600000287000002143A708326.svm" xlink:type="simple" xlink:show="embed" xlink:actuate="onLoad"><text:p/></draw:image></draw:frame><draw:frame draw:style-name="gr10" draw:text-style-name="P99" svg:width="0.248in" svg:height="0.213in" svg:x="1.9587in" svg:y="0.002in"><draw:image xlink:href="Pictures/200000160000026F000002143966519E.svm" xlink:type="simple" xlink:show="embed" xlink:actuate="onLoad"><text:p/></draw:image></draw:frame><draw:line draw:style-name="gr4" draw:text-style-name="P96" svg:x1="1.6535in" svg:y1="0.6874in" svg:x2="3.2283in" svg:y2="0.6874in"><text:p/></draw:line><draw:frame draw:style-name="gr10" draw:text-style-name="P99" svg:width="0.2598in" svg:height="0.1949in" svg:x="1.9563in" svg:y="1.7in"><draw:image xlink:href="Pictures/200000160000028A000002148A4081CE.svm" xlink:type="simple" xlink:show="embed" xlink:actuate="onLoad"><text:p/></draw:image></draw:frame><draw:line draw:style-name="gr4" draw:text-style-name="P96" svg:x1="1.6535in" svg:y1="2.6059in" svg:x2="3.2283in" svg:y2="2.6059in"><text:p/></draw:line><draw:frame draw:style-name="gr10" draw:text-style-name="P99" svg:width="0.248in" svg:height="0.2134in" svg:x="4.4787in" svg:y="0.002in"><draw:image xlink:href="Pictures/20000016000002700000021445FBB008.svm" xlink:type="simple" xlink:show="embed" xlink:actuate="onLoad"><text:p/></draw:image></draw:frame><draw:frame draw:style-name="gr10" draw:text-style-name="P99" svg:width="0.2476in" svg:height="0.2134in" svg:x="1.9591in" svg:y="1.9709in"><draw:image xlink:href="Pictures/200000160000027200000214D508535C.svm" xlink:type="simple" xlink:show="embed" xlink:actuate="onLoad"><text:p/></draw:image></draw:frame><draw:frame draw:style-name="gr10" draw:text-style-name="P99" svg:width="0.2539in" svg:height="0.2122in" svg:x="4.4799in" svg:y="1.9713in"><draw:image xlink:href="Pictures/200000160000027F000002144EDAB171.svm" xlink:type="simple" xlink:show="embed" xlink:actuate="onLoad"><text:p/></draw:image></draw:frame><draw:line draw:style-name="gr4" draw:text-style-name="P96" svg:x1="2.9929in" svg:y1="3.3638in" svg:x2="2.3236in" svg:y2="3.3638in"><text:p/></draw:line><draw:frame draw:style-name="gr10" draw:text-style-name="P99" svg:width="0.1587in" svg:height="0.187in" svg:x="2.6681in" svg:y="3.152in"><draw:image xlink:href="Pictures/2000000F00000192000001D4E39C75A3.svm" xlink:type="simple" xlink:show="embed" xlink:actuate="onLoad"><text:p/></draw:image></draw:frame><draw:frame draw:style-name="gr10" draw:text-style-name="P99" svg:width="0.1961in" svg:height="0.187in" svg:x="3.2591in" svg:y="3.0736in"><draw:image xlink:href="Pictures/2000000F000001F3000001D4059CC3F8.svm" xlink:type="simple" xlink:show="embed" xlink:actuate="onLoad"><text:p/></draw:image></draw:frame><draw:line draw:style-name="gr4" draw:text-style-name="P96" svg:x1="1.8118in" svg:y1="-0.0713in" svg:x2="2.4528in" svg:y2="-0.0713in"><text:p/></draw:line><draw:frame draw:style-name="gr11" draw:text-style-name="P100" svg:width="0.2386in" svg:height="0.2122in" svg:x="2.6154in" svg:y="0.4504in"><draw:image xlink:href="Pictures/20000016000002550000021458DD4179.svm" xlink:type="simple" xlink:show="embed" xlink:actuate="onLoad"><text:p/></draw:image></draw:frame><draw:frame draw:style-name="gr11" draw:text-style-name="P100" svg:width="0.2303in" svg:height="0.213in" svg:x="2.6154in" svg:y="2.3799in"><draw:image xlink:href="Pictures/200000160000023E0000021418DAA647.svm" xlink:type="simple" xlink:show="embed" xlink:actuate="onLoad"><text:p/></draw:image></draw:frame><draw:line draw:style-name="gr4" draw:text-style-name="P96" svg:x1="1.8118in" svg:y1="1.9366in" svg:x2="2.4528in" svg:y2="1.9366in"><text:p/></draw:lin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7"><text:span text:style-name="T20">Se dice que el puente está en equilibrio, cuando l</text:span>as tensiones <draw:frame draw:style-name="fr9" draw:name="Object83" text:anchor-type="as-char" svg:y="-0.1484in" svg:width="0.2547in" svg:height="0.2098in" draw:z-index="98"><draw:object xlink:href="./Object 83" xlink:type="simple" xlink:show="embed" xlink:actuate="onLoad"/><draw:image xlink:href="./ObjectReplacements/Object 83" xlink:type="simple" xlink:show="embed" xlink:actuate="onLoad"/><svg:desc>formula</svg:desc></draw:frame>y<draw:frame draw:style-name="fr9" draw:name="Object84" text:anchor-type="as-char" svg:y="-0.1484in" svg:width="0.2563in" svg:height="0.2098in" draw:z-index="99"><draw:object xlink:href="./Object 84" xlink:type="simple" xlink:show="embed" xlink:actuate="onLoad"/><draw:image xlink:href="./ObjectReplacements/Object 84" xlink:type="simple" xlink:show="embed" xlink:actuate="onLoad"/><svg:desc>formula</svg:desc></draw:frame> son iguales. <text:span text:style-name="T20">En este caso, no hay tensión entre los puntos A y B, que forman la diagonal del puente. La condición para que el puente esté en equilibrio es</text:span><draw:frame draw:style-name="fr9" draw:name="Object85" text:anchor-type="as-char" svg:y="-0.2693in" svg:width="0.6244in" svg:height="0.4429in" draw:z-index="100"><draw:object xlink:href="./Object 85" xlink:type="simple" xlink:show="embed" xlink:actuate="onLoad"/><draw:image xlink:href="./ObjectReplacements/Object 85" xlink:type="simple" xlink:show="embed" xlink:actuate="onLoad"/><svg:desc>formula</svg:desc></draw:frame>.</text:p>
      <text:p text:style-name="P56">Si una de las resistencias cambia de valor, deja de cumplirse la condición<draw:frame draw:style-name="fr9" draw:name="Object86" text:anchor-type="as-char" svg:y="-0.2693in" svg:width="0.6244in" svg:height="0.4429in" draw:z-index="101"><draw:object xlink:href="./Object 86" xlink:type="simple" xlink:show="embed" xlink:actuate="onLoad"/><draw:image xlink:href="./ObjectReplacements/Object 86" xlink:type="simple" xlink:show="embed" xlink:actuate="onLoad"/><svg:desc>formula</svg:desc></draw:frame>y se produce una tensión <draw:frame draw:style-name="fr9" draw:name="Object87" text:anchor-type="as-char" svg:y="-0.1484in" svg:width="0.3398in" svg:height="0.2098in" draw:z-index="102"><draw:object xlink:href="./Object 87" xlink:type="simple" xlink:show="embed" xlink:actuate="onLoad"/><draw:image xlink:href="./ObjectReplacements/Object 87" xlink:type="simple" xlink:show="embed" xlink:actuate="onLoad"/></draw:frame>entre los puntos A y B.</text:p>
      <text:p text:style-name="P56"/>
      <text:p text:style-name="P57"><text:span text:style-name="T25">de </text:span><text:span text:style-name="T25"><draw:frame draw:style-name="fr9" draw:name="Object111" text:anchor-type="as-char" svg:y="-0.2693in" svg:width="1.2839in" svg:height="0.4437in" draw:z-index="130"><draw:object xlink:href="./Object 111" xlink:type="simple" xlink:show="embed" xlink:actuate="onLoad"/><draw:image xlink:href="./ObjectReplacements/Object 111" xlink:type="simple" xlink:show="embed" xlink:actuate="onLoad"/><svg:desc>formula</svg:desc></draw:frame></text:span><text:span text:style-name="T25">→ </text:span><draw:frame draw:style-name="fr9" draw:name="Object106" text:anchor-type="as-char" svg:y="-0.2693in" svg:width="1.1256in" svg:height="0.4429in" draw:z-index="131"><draw:object xlink:href="./Object 106" xlink:type="simple" xlink:show="embed" xlink:actuate="onLoad"/><draw:image xlink:href="./ObjectReplacements/Object 106" xlink:type="simple" xlink:show="embed" xlink:actuate="onLoad"/></draw:frame><text:span text:style-name="T24">y </text:span><text:span text:style-name="T24"><draw:frame draw:style-name="fr9" draw:name="Object107" text:anchor-type="as-char" svg:y="-0.2693in" svg:width="1.2835in" svg:height="0.4437in" draw:z-index="132"><draw:object xlink:href="./Object 107" xlink:type="simple" xlink:show="embed" xlink:actuate="onLoad"/><draw:image xlink:href="./ObjectReplacements/Object 107" xlink:type="simple" xlink:show="embed" xlink:actuate="onLoad"/><svg:desc>formula</svg:desc></draw:frame></text:span><text:span text:style-name="T24">→ </text:span><draw:frame draw:style-name="fr9" draw:name="Object112" text:anchor-type="as-char" svg:y="-0.2693in" svg:width="1.1346in" svg:height="0.4437in" draw:z-index="133"><draw:object xlink:href="./Object 112" xlink:type="simple" xlink:show="embed" xlink:actuate="onLoad"/><draw:image xlink:href="./ObjectReplacements/Object 112" xlink:type="simple" xlink:show="embed" xlink:actuate="onLoad"/><svg:desc>formula</svg:desc></draw:frame><text:span text:style-name="T24">,</text:span></text:p>
      <text:p text:style-name="P58">Condición de equilibrio <draw:frame draw:style-name="fr9" draw:name="Object108" text:anchor-type="as-char" svg:y="-0.1484in" svg:width="0.7299in" svg:height="0.2098in" draw:z-index="134"><draw:object xlink:href="./Object 108" xlink:type="simple" xlink:show="embed" xlink:actuate="onLoad"/><draw:image xlink:href="./ObjectReplacements/Object 108" xlink:type="simple" xlink:show="embed" xlink:actuate="onLoad"/><svg:desc>formula</svg:desc></draw:frame>→ <draw:frame draw:style-name="fr9" draw:name="Object109" text:anchor-type="as-char" svg:y="-0.2693in" svg:width="1.1874in" svg:height="0.4437in" draw:z-index="135"><draw:object xlink:href="./Object 109" xlink:type="simple" xlink:show="embed" xlink:actuate="onLoad"/><draw:image xlink:href="./ObjectReplacements/Object 109" xlink:type="simple" xlink:show="embed" xlink:actuate="onLoad"/><svg:desc>formula</svg:desc></draw:frame>→ <draw:frame draw:style-name="fr9" draw:name="Object110" text:anchor-type="as-char" svg:y="-0.2693in" svg:width="0.6244in" svg:height="0.4437in" draw:z-index="136"><draw:object xlink:href="./Object 110" xlink:type="simple" xlink:show="embed" xlink:actuate="onLoad"/><draw:image xlink:href="./ObjectReplacements/Object 110" xlink:type="simple" xlink:show="embed" xlink:actuate="onLoad"/><svg:desc>formula</svg:desc></draw:frame></text:p>
      <text:p text:style-name="P49"><text:soft-page-break/>El puente de Wheatstone se utiliza para la medición de resistencias. En la diagonal del puente se conecta un instrumento de medida llamado galvanómetro. El galvanómetro dispone de una aguja montada sobre una bobina. La aguja se mueve hacia un lado u otro, al circular corriente por la bobina.</text:p>
      <text:p text:style-name="P49"/>
      <text:p text:style-name="P49"><draw:frame draw:style-name="fr2" draw:name="Image6" text:anchor-type="paragraph" svg:width="2.5102in" svg:height="3.2811in" draw:z-index="23"><draw:image xlink:href="Pictures/10000000000000F10000013BAE996B6E.png" xlink:type="simple" xlink:show="embed" xlink:actuate="onLoad"/></draw:frame></text:p>
      <text:p text:style-name="P49"/>
      <text:p text:style-name="P17"/>
      <text:p text:style-name="P17"/>
      <text:p text:style-name="P17"/>
      <text:p text:style-name="P17"/>
      <text:p text:style-name="P17"/>
      <text:p text:style-name="P17"/>
      <text:p text:style-name="P17"/>
      <text:p text:style-name="P17"/>
      <text:p text:style-name="P17"/>
      <text:p text:style-name="P49"/>
      <text:p text:style-name="P49"><text:tab/><text:tab/><text:tab/><text:tab/><text:tab/><text:tab/>Esquema de principio de un galvanómetro</text:p>
      <text:p text:style-name="P49"><text:tab/><text:tab/><text:tab/><text:tab/><text:tab/><text:tab/><text:a xlink:type="simple" xlink:href="https://es.wikipedia.org/wiki/Galvanómetro">https://es.wikipedia.org/wiki/Galvan%C3%B3metro</text:a></text:p>
      <text:p text:style-name="P49"/>
      <text:p text:style-name="P49"><draw:g text:anchor-type="paragraph" draw:z-index="24" draw:style-name="gr1"><draw:line draw:style-name="gr6" draw:text-style-name="P96" svg:x1="3.2744in" svg:y1="3.7728in" svg:x2="3.2744in" svg:y2="3.3791in"><text:p/></draw:line><draw:line draw:style-name="gr6" draw:text-style-name="P96" svg:x1="3.4331in" svg:y1="3.6752in" svg:x2="3.4331in" svg:y2="3.4783in"><text:p/></draw:line><draw:line draw:style-name="gr6" draw:text-style-name="P96" svg:x1="1.5752in" svg:y1="3.5724in" svg:x2="3.2677in" svg:y2="3.5724in"><text:p/></draw:line><draw:line draw:style-name="gr6" draw:text-style-name="P96" svg:x1="1.5752in" svg:y1="3.5724in" svg:x2="1.587in" svg:y2="0.4228in"><text:p/></draw:line><draw:line draw:style-name="gr6" draw:text-style-name="P96" svg:x1="1.589in" svg:y1="2.3965in" svg:x2="1.7858in" svg:y2="2.3965in"><text:p/></draw:line><draw:line draw:style-name="gr6" draw:text-style-name="P96" svg:x1="1.589in" svg:y1="0.4264in" svg:x2="1.7858in" svg:y2="0.4264in"><text:p/></draw:line><draw:line draw:style-name="gr6" draw:text-style-name="P96" svg:x1="2.3795in" svg:y1="2.3909in" svg:x2="4.348in" svg:y2="2.3909in"><text:p/></draw:line><draw:line draw:style-name="gr6" draw:text-style-name="P96" svg:x1="2.3795in" svg:y1="0.4228in" svg:x2="4.348in" svg:y2="0.4228in"><text:p/></draw:line><draw:line draw:style-name="gr6" draw:text-style-name="P96" svg:x1="4.9386in" svg:y1="0.4264in" svg:x2="5.1354in" svg:y2="0.4264in"><text:p/></draw:line><draw:custom-shape draw:style-name="gr7" draw:text-style-name="P96" svg:width="0.5921in" svg:height="0.1988in" svg:x="1.7878in" svg:y="0.3094in"><text:p/><draw:enhanced-geometry svg:viewBox="0 0 21600 21600" draw:type="rectangle" draw:enhanced-path="M 0 0 L 21600 0 21600 21600 0 21600 0 0 Z N"/></draw:custom-shape><draw:custom-shape draw:style-name="gr7" draw:text-style-name="P96" svg:width="0.5921in" svg:height="0.1976in" svg:x="1.7878in" svg:y="2.2791in"><text:p/><draw:enhanced-geometry svg:viewBox="0 0 21600 21600" draw:type="rectangle" draw:enhanced-path="M 0 0 L 21600 0 21600 21600 0 21600 0 0 Z N"/></draw:custom-shape><draw:custom-shape draw:style-name="gr7" draw:text-style-name="P96" svg:width="0.5921in" svg:height="0.1988in" svg:x="4.3469in" svg:y="0.3094in"><text:p/><draw:enhanced-geometry svg:viewBox="0 0 21600 21600" draw:type="rectangle" draw:enhanced-path="M 0 0 L 21600 0 21600 21600 0 21600 0 0 Z N"/></draw:custom-shape><draw:custom-shape draw:style-name="gr7" draw:text-style-name="P96" svg:width="0.5921in" svg:height="0.1976in" svg:x="4.3469in" svg:y="2.2791in"><text:p/><draw:enhanced-geometry svg:viewBox="0 0 21600 21600" draw:type="rectangle" draw:enhanced-path="M 0 0 L 21600 0 21600 21600 0 21600 0 0 Z N"/></draw:custom-shape><draw:line draw:style-name="gr6" draw:text-style-name="P96" svg:x1="4.9386in" svg:y1="2.3961in" svg:x2="5.1354in" svg:y2="2.3961in"><text:p/></draw:line><draw:line draw:style-name="gr6" draw:text-style-name="P96" svg:x1="5.1185in" svg:y1="3.5724in" svg:x2="5.1303in" svg:y2="0.4228in"><text:p/></draw:line><draw:line draw:style-name="gr6" draw:text-style-name="P96" svg:x1="3.4268in" svg:y1="3.5724in" svg:x2="5.1193in" svg:y2="3.5724in"><text:p/></draw:line><draw:custom-shape draw:style-name="gr8" draw:text-style-name="P96" svg:width="0.0787in" svg:height="0.0795in" svg:x="3.3079in" svg:y="0.38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787in" svg:height="0.0795in" svg:x="3.3079in" svg:y="2.3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98" svg:width="0.3949in" svg:height="0.3949in" svg:x="3.1508in" svg:y="1.2094in"><text:p text:style-name="P97"><text:span text:style-name="T28">V</text:span><text:span text:style-name="T29">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96" svg:x1="3.3531in" svg:y1="1.2102in" svg:x2="3.3531in" svg:y2="0.4228in"><text:p/></draw:line><draw:line draw:style-name="gr6" draw:text-style-name="P96" svg:x1="3.3472in" svg:y1="2.3902in" svg:x2="3.3472in" svg:y2="1.6028in"><text:p/></draw:line><draw:line draw:style-name="gr4" draw:text-style-name="P96" svg:x1="2.9929in" svg:y1="3.4528in" svg:x2="2.3236in" svg:y2="3.4528in"><text:p/></draw:line><draw:frame draw:style-name="gr10" draw:text-style-name="P99" svg:width="0.1587in" svg:height="0.1878in" svg:x="2.6681in" svg:y="3.2421in"><draw:image xlink:href="Pictures/2000000F00000192000001D4E39C75A3.svm" xlink:type="simple" xlink:show="embed" xlink:actuate="onLoad"><text:p/></draw:image></draw:frame><draw:frame draw:style-name="gr10" draw:text-style-name="P99" svg:width="0.1961in" svg:height="0.187in" svg:x="3.2591in" svg:y="3.1646in"><draw:image xlink:href="Pictures/2000000F000001F3000001D4059CC3F8.svm" xlink:type="simple" xlink:show="embed" xlink:actuate="onLoad"><text:p/></draw:image></draw:frame><draw:frame draw:style-name="gr11" draw:text-style-name="P100" svg:width="0.1953in" svg:height="0.187in" svg:x="1.9378in" svg:y="0.0957in"><draw:image xlink:href="Pictures/2000000F000001EC000001D4EA97C36B.svm" xlink:type="simple" xlink:show="embed" xlink:actuate="onLoad"><text:p/></draw:image></draw:frame><draw:line draw:style-name="gr4" draw:text-style-name="P96" svg:x1="1.8008in" svg:y1="0.5622in" svg:x2="2.5094in" svg:y2="0.1291in"><text:p/></draw:line><draw:frame draw:style-name="gr11" draw:text-style-name="P100" svg:width="0.2539in" svg:height="0.2122in" svg:x="4.4969in" svg:y="0.0965in"><draw:image xlink:href="Pictures/200000160000027B0000021477E63722.svm" xlink:type="simple" xlink:show="embed" xlink:actuate="onLoad"><text:p/></draw:image></draw:frame><draw:frame draw:style-name="gr11" draw:text-style-name="P100" svg:width="0.2469in" svg:height="0.2122in" svg:x="1.939in" svg:y="2.065in"><draw:image xlink:href="Pictures/200000160000026F000002143966519E.svm" xlink:type="simple" xlink:show="embed" xlink:actuate="onLoad"><text:p/></draw:image></draw:frame><draw:frame draw:style-name="gr11" draw:text-style-name="P100" svg:width="0.2488in" svg:height="0.213in" svg:x="4.4972in" svg:y="2.065in"><draw:image xlink:href="Pictures/20000016000002700000021445FBB008.svm" xlink:type="simple" xlink:show="embed" xlink:actuate="onLoad"><text:p/></draw:image></draw:frame></draw:g></text:p>
      <text:p text:style-name="P79">Para averiguar la resistencia <draw:frame draw:style-name="fr9" draw:name="Object88" text:anchor-type="as-char" svg:y="-0.1484in" svg:width="0.25in" svg:height="0.2098in" draw:z-index="105"><draw:object xlink:href="./Object 88" xlink:type="simple" xlink:show="embed" xlink:actuate="onLoad"/><draw:image xlink:href="./ObjectReplacements/Object 88" xlink:type="simple" xlink:show="embed" xlink:actuate="onLoad"/></draw:frame>, se ajusta el potenciómetro<draw:frame draw:style-name="fr9" draw:name="Object90" text:anchor-type="as-char" svg:y="-0.1484in" svg:width="0.1937in" svg:height="0.1839in" draw:z-index="137"><draw:object xlink:href="./Object 90" xlink:type="simple" xlink:show="embed" xlink:actuate="onLoad"/><draw:image xlink:href="./ObjectReplacements/Object 90" xlink:type="simple" xlink:show="embed" xlink:actuate="onLoad"/></draw:frame>hasta reducir la tensión de la diagonal<draw:frame draw:style-name="fr9" draw:name="Object89" text:anchor-type="as-char" svg:y="-0.1484in" svg:width="0.2799in" svg:height="0.2098in" draw:z-index="106"><draw:object xlink:href="./Object 89" xlink:type="simple" xlink:show="embed" xlink:actuate="onLoad"/><draw:image xlink:href="./ObjectReplacements/Object 89" xlink:type="simple" xlink:show="embed" xlink:actuate="onLoad"/></draw:frame>a cero. El Potenciómetro debe disponer de una escala, en la que se pueda ller su vaor de ajuste. Conociendo el valor de resistencia ajustado en el potenciómetro<draw:frame draw:style-name="fr9" draw:name="Object94" text:anchor-type="as-char" svg:y="-0.1484in" svg:width="0.2638in" svg:height="0.2098in" draw:z-index="138"><draw:object xlink:href="./Object 94" xlink:type="simple" xlink:show="embed" xlink:actuate="onLoad"/><draw:image xlink:href="./ObjectReplacements/Object 94" xlink:type="simple" xlink:show="embed" xlink:actuate="onLoad"/></draw:frame>y los valores de las resistencias<draw:frame draw:style-name="fr9" draw:name="Object91" text:anchor-type="as-char" svg:y="-0.1484in" svg:width="0.2457in" svg:height="0.2098in" draw:z-index="108"><draw:object xlink:href="./Object 91" xlink:type="simple" xlink:show="embed" xlink:actuate="onLoad"/><draw:image xlink:href="./ObjectReplacements/Object 91" xlink:type="simple" xlink:show="embed" xlink:actuate="onLoad"/></draw:frame> y <draw:frame draw:style-name="fr9" draw:name="Object92" text:anchor-type="as-char" svg:y="-0.1484in" svg:width="0.2457in" svg:height="0.2098in" draw:z-index="109"><draw:object xlink:href="./Object 92" xlink:type="simple" xlink:show="embed" xlink:actuate="onLoad"/><draw:image xlink:href="./ObjectReplacements/Object 92" xlink:type="simple" xlink:show="embed" xlink:actuate="onLoad"/><svg:desc>formula</svg:desc></draw:frame>, se calcula </text:p>
      <text:p text:style-name="P51"/>
      <text:p text:style-name="P51"><draw:frame draw:style-name="fr9" draw:name="Object93" text:anchor-type="as-char" svg:y="-0.2693in" svg:width="0.8283in" svg:height="0.4429in" draw:z-index="110"><draw:object xlink:href="./Object 93" xlink:type="simple" xlink:show="embed" xlink:actuate="onLoad"/><draw:image xlink:href="./ObjectReplacements/Object 93" xlink:type="simple" xlink:show="embed" xlink:actuate="onLoad"/></draw:frame></text:p>
      <text:p text:style-name="P51"/>
      <text:p text:style-name="P52">En vez de un galvanómetro, en la diagonal de puede conectar un polímetro ajustado para medir tensión <text:span text:style-name="T27">(</text:span><text:a xlink:type="simple" xlink:href="https://paulinoposada.github.io/web_e/web_e_2425/documents/practiques/wheatstone_voltatge_entre_divisors_red.mp4"><text:span text:style-name="T27">vídeo</text:span></text:a><text:span text:style-name="T27">)</text:span>.</text:p>
      <text:p text:style-name="P52"><draw:g text:anchor-type="paragraph" draw:z-index="25" draw:style-name="gr1"><draw:line draw:style-name="gr6" draw:text-style-name="P96" svg:x1="2.8791in" svg:y1="3.7736in" svg:x2="2.8791in" svg:y2="3.3799in"><text:p/></draw:line><draw:line draw:style-name="gr6" draw:text-style-name="P96" svg:x1="3.0382in" svg:y1="3.676in" svg:x2="3.0382in" svg:y2="3.4791in"><text:p/></draw:line><draw:line draw:style-name="gr6" draw:text-style-name="P96" svg:x1="1.1815in" svg:y1="3.5732in" svg:x2="2.874in" svg:y2="3.5732in"><text:p/></draw:line><draw:line draw:style-name="gr6" draw:text-style-name="P96" svg:x1="1.1815in" svg:y1="3.5732in" svg:x2="1.1933in" svg:y2="0.4236in"><text:p/></draw:line><draw:line draw:style-name="gr6" draw:text-style-name="P96" svg:x1="1.1945in" svg:y1="2.3972in" svg:x2="1.3913in" svg:y2="2.3972in"><text:p/></draw:line><draw:line draw:style-name="gr6" draw:text-style-name="P96" svg:x1="1.1945in" svg:y1="0.4272in" svg:x2="1.3913in" svg:y2="0.4272in"><text:p/></draw:line><draw:line draw:style-name="gr6" draw:text-style-name="P96" svg:x1="1.9854in" svg:y1="2.3917in" svg:x2="3.9539in" svg:y2="2.3917in"><text:p/></draw:line><draw:line draw:style-name="gr6" draw:text-style-name="P96" svg:x1="1.9854in" svg:y1="0.4236in" svg:x2="3.9539in" svg:y2="0.4236in"><text:p/></draw:line><draw:line draw:style-name="gr6" draw:text-style-name="P96" svg:x1="4.5437in" svg:y1="0.4272in" svg:x2="4.7406in" svg:y2="0.4272in"><text:p/></draw:line><draw:custom-shape draw:style-name="gr7" draw:text-style-name="P96" svg:width="0.5925in" svg:height="0.1996in" svg:x="1.3937in" svg:y="0.3102in"><text:p/><draw:enhanced-geometry svg:viewBox="0 0 21600 21600" draw:type="rectangle" draw:enhanced-path="M 0 0 L 21600 0 21600 21600 0 21600 0 0 Z N"/></draw:custom-shape><draw:custom-shape draw:style-name="gr7" draw:text-style-name="P96" svg:width="0.5925in" svg:height="0.198in" svg:x="1.3937in" svg:y="2.2799in"><text:p/><draw:enhanced-geometry svg:viewBox="0 0 21600 21600" draw:type="rectangle" draw:enhanced-path="M 0 0 L 21600 0 21600 21600 0 21600 0 0 Z N"/></draw:custom-shape><draw:custom-shape draw:style-name="gr7" draw:text-style-name="P96" svg:width="0.5925in" svg:height="0.1996in" svg:x="3.9528in" svg:y="0.3102in"><text:p/><draw:enhanced-geometry svg:viewBox="0 0 21600 21600" draw:type="rectangle" draw:enhanced-path="M 0 0 L 21600 0 21600 21600 0 21600 0 0 Z N"/></draw:custom-shape><draw:custom-shape draw:style-name="gr7" draw:text-style-name="P96" svg:width="0.5925in" svg:height="0.198in" svg:x="3.9528in" svg:y="2.2799in"><text:p/><draw:enhanced-geometry svg:viewBox="0 0 21600 21600" draw:type="rectangle" draw:enhanced-path="M 0 0 L 21600 0 21600 21600 0 21600 0 0 Z N"/></draw:custom-shape><draw:line draw:style-name="gr6" draw:text-style-name="P96" svg:x1="4.5437in" svg:y1="2.3969in" svg:x2="4.7406in" svg:y2="2.3969in"><text:p/></draw:line><draw:line draw:style-name="gr6" draw:text-style-name="P96" svg:x1="4.7236in" svg:y1="3.5732in" svg:x2="4.7354in" svg:y2="0.4236in"><text:p/></draw:line><draw:line draw:style-name="gr6" draw:text-style-name="P96" svg:x1="3.0327in" svg:y1="3.5732in" svg:x2="4.7252in" svg:y2="3.5732in"><text:p/></draw:line><draw:custom-shape draw:style-name="gr8" draw:text-style-name="P96" svg:width="0.0787in" svg:height="0.0803in" svg:x="2.9138in" svg:y="0.3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787in" svg:height="0.0803in" svg:x="2.9138in" svg:y="2.3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98" svg:width="0.3953in" svg:height="0.3953in" svg:x="2.7567in" svg:y="1.2102in"><text:p text:style-name="P97"><text:span text:style-name="T28">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96" svg:x1="2.9591in" svg:y1="1.211in" svg:x2="2.9591in" svg:y2="0.4236in"><text:p/></draw:line><draw:line draw:style-name="gr13" draw:text-style-name="P96" svg:x1="2.9528in" svg:y1="2.3909in" svg:x2="2.9528in" svg:y2="1.6035in"><text:p/></draw:line><draw:line draw:style-name="gr4" draw:text-style-name="P96" svg:x1="2.5984in" svg:y1="3.4535in" svg:x2="1.9291in" svg:y2="3.4535in"><text:p/></draw:line><draw:frame draw:style-name="gr10" draw:text-style-name="P99" svg:width="0.1594in" svg:height="0.1886in" svg:x="2.274in" svg:y="3.2429in"><draw:image xlink:href="Pictures/2000000F00000192000001D4E39C75A3.svm" xlink:type="simple" xlink:show="embed" xlink:actuate="onLoad"><text:p/></draw:image></draw:frame><draw:frame draw:style-name="gr10" draw:text-style-name="P99" svg:width="0.1969in" svg:height="0.1878in" svg:x="2.865in" svg:y="3.1654in"><draw:image xlink:href="Pictures/2000000F000001F3000001D4059CC3F8.svm" xlink:type="simple" xlink:show="embed" xlink:actuate="onLoad"><text:p/></draw:image></draw:frame><draw:frame draw:style-name="gr10" draw:text-style-name="P99" svg:width="0.1953in" svg:height="0.187in" svg:x="1.5437in" svg:y="0.0965in"><draw:image xlink:href="Pictures/2000000F000001EC000001D4EA97C36B.svm" xlink:type="simple" xlink:show="embed" xlink:actuate="onLoad"><text:p/></draw:image></draw:frame><draw:line draw:style-name="gr4" draw:text-style-name="P96" svg:x1="1.4063in" svg:y1="0.563in" svg:x2="2.115in" svg:y2="0.1299in"><text:p/></draw:line><draw:frame draw:style-name="gr10" draw:text-style-name="P99" svg:width="0.2543in" svg:height="0.213in" svg:x="4.1028in" svg:y="0.0972in"><draw:image xlink:href="Pictures/200000160000027B0000021477E63722.svm" xlink:type="simple" xlink:show="embed" xlink:actuate="onLoad"><text:p/></draw:image></draw:frame><draw:frame draw:style-name="gr10" draw:text-style-name="P99" svg:width="0.2476in" svg:height="0.213in" svg:x="1.5449in" svg:y="2.0657in"><draw:image xlink:href="Pictures/200000160000026F000002143966519E.svm" xlink:type="simple" xlink:show="embed" xlink:actuate="onLoad"><text:p/></draw:image></draw:frame><draw:frame draw:style-name="gr10" draw:text-style-name="P99" svg:width="0.2496in" svg:height="0.2134in" svg:x="4.1031in" svg:y="2.0657in"><draw:image xlink:href="Pictures/20000016000002700000021445FBB008.svm" xlink:type="simple" xlink:show="embed" xlink:actuate="onLoad"><text:p/></draw:image></draw:frame></draw:g></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En este caso, el valor de tensión será positivo cuando <draw:frame draw:style-name="fr9" draw:name="Object96" text:anchor-type="as-char" svg:y="-0.2693in" svg:width="0.5984in" svg:height="0.4437in" draw:z-index="139"><draw:object xlink:href="./Object 96" xlink:type="simple" xlink:show="embed" xlink:actuate="onLoad"/><draw:image xlink:href="./ObjectReplacements/Object 96" xlink:type="simple" xlink:show="embed" xlink:actuate="onLoad"/></draw:frame>y negativo cuando<draw:frame draw:style-name="fr9" draw:name="Object95" text:anchor-type="as-char" svg:y="-0.2693in" svg:width="0.598in" svg:height="0.4429in" draw:z-index="140"><draw:object xlink:href="./Object 95" xlink:type="simple" xlink:show="embed" xlink:actuate="onLoad"/><draw:image xlink:href="./ObjectReplacements/Object 95" xlink:type="simple" xlink:show="embed" xlink:actuate="onLoad"/></draw:frame></text:p>
      <text:p text:style-name="P55"/>
      <text:p text:style-name="P55">El polímetro marcará 0 V cuando <text:span text:style-name="T22"><draw:frame draw:style-name="fr9" draw:name="Object101" text:anchor-type="as-char" svg:y="-0.2693in" svg:width="0.6228in" svg:height="0.4437in" draw:z-index="141"><draw:object xlink:href="./Object 101" xlink:type="simple" xlink:show="embed" xlink:actuate="onLoad"/><draw:image xlink:href="./ObjectReplacements/Object 101" xlink:type="simple" xlink:show="embed" xlink:actuate="onLoad"/></draw:frame></text:span> </text:p>
      <text:p text:style-name="P55"/>
      <text:p text:style-name="P53"/>
      <text:p text:style-name="P53"><text:soft-page-break/><draw:frame draw:style-name="fr9" draw:name="Object97" text:anchor-type="as-char" svg:y="-0.1484in" svg:width="0.5689in" svg:height="0.2098in" draw:z-index="113"><draw:object xlink:href="./Object 97" xlink:type="simple" xlink:show="embed" xlink:actuate="onLoad"/><draw:image xlink:href="./ObjectReplacements/Object 97" xlink:type="simple" xlink:show="embed" xlink:actuate="onLoad"/></draw:frame>→ <draw:frame draw:style-name="fr9" draw:name="Object98" text:anchor-type="as-char" svg:y="-0.2693in" svg:width="1.3744in" svg:height="0.4429in" draw:z-index="114"><draw:object xlink:href="./Object 98" xlink:type="simple" xlink:show="embed" xlink:actuate="onLoad"/><draw:image xlink:href="./ObjectReplacements/Object 98" xlink:type="simple" xlink:show="embed" xlink:actuate="onLoad"/></draw:frame><text:span text:style-name="T23">con </text:span><text:span text:style-name="T23"><draw:frame draw:style-name="fr9" draw:name="Object99" text:anchor-type="as-char" svg:y="-0.1484in" svg:width="0.5516in" svg:height="0.2098in" draw:z-index="115"><draw:object xlink:href="./Object 99" xlink:type="simple" xlink:show="embed" xlink:actuate="onLoad"/><draw:image xlink:href="./ObjectReplacements/Object 99" xlink:type="simple" xlink:show="embed" xlink:actuate="onLoad"/></draw:frame></text:span><text:span text:style-name="T23">→ </text:span><text:span text:style-name="T23"><draw:frame draw:style-name="fr9" draw:name="Object100" text:anchor-type="as-char" svg:y="-0.1484in" svg:width="0.728in" svg:height="0.1839in" draw:z-index="116"><draw:object xlink:href="./Object 100" xlink:type="simple" xlink:show="embed" xlink:actuate="onLoad"/><draw:image xlink:href="./ObjectReplacements/Object 100" xlink:type="simple" xlink:show="embed" xlink:actuate="onLoad"/></draw:frame></text:span></text:p>
      <text:p text:style-name="P54"/>
      <text:p text:style-name="P54"><draw:g text:anchor-type="paragraph" draw:z-index="26" draw:style-name="gr1"><draw:line draw:style-name="gr6" draw:text-style-name="P96" svg:x1="2.487in" svg:y1="3.3783in" svg:x2="2.487in" svg:y2="2.9846in"><text:p/></draw:line><draw:line draw:style-name="gr6" draw:text-style-name="P96" svg:x1="2.6457in" svg:y1="3.2807in" svg:x2="2.6457in" svg:y2="3.0839in"><text:p/></draw:line><draw:line draw:style-name="gr6" draw:text-style-name="P96" svg:x1="0.7878in" svg:y1="3.1772in" svg:x2="2.4803in" svg:y2="3.1772in"><text:p/></draw:line><draw:line draw:style-name="gr6" draw:text-style-name="P96" svg:x1="0.7878in" svg:y1="3.178in" svg:x2="0.7996in" svg:y2="0.0283in"><text:p/></draw:line><draw:line draw:style-name="gr6" draw:text-style-name="P96" svg:x1="0.8008in" svg:y1="2.002in" svg:x2="0.9976in" svg:y2="2.002in"><text:p/></draw:line><draw:line draw:style-name="gr6" draw:text-style-name="P96" svg:x1="1.5917in" svg:y1="1.9965in" svg:x2="3.5602in" svg:y2="1.9965in"><text:p/></draw:line><draw:line draw:style-name="gr6" draw:text-style-name="P96" svg:x1="0.7988in" svg:y1="0.0335in" svg:x2="3.5602in" svg:y2="0.0283in"><text:p/></draw:line><draw:line draw:style-name="gr6" draw:text-style-name="P96" svg:x1="4.15in" svg:y1="0.0323in" svg:x2="4.3469in" svg:y2="0.0323in"><text:p/></draw:line><draw:custom-shape draw:style-name="gr7" draw:text-style-name="P96" svg:width="0.5925in" svg:height="0.198in" svg:x="1in" svg:y="1.8846in"><text:p/><draw:enhanced-geometry svg:viewBox="0 0 21600 21600" draw:type="rectangle" draw:enhanced-path="M 0 0 L 21600 0 21600 21600 0 21600 0 0 Z N"/></draw:custom-shape><draw:custom-shape draw:style-name="gr7" draw:text-style-name="P96" svg:width="0.5925in" svg:height="0.1996in" svg:x="3.5591in" svg:y="-0.0846in"><text:p/><draw:enhanced-geometry svg:viewBox="0 0 21600 21600" draw:type="rectangle" draw:enhanced-path="M 0 0 L 21600 0 21600 21600 0 21600 0 0 Z N"/></draw:custom-shape><draw:custom-shape draw:style-name="gr7" draw:text-style-name="P96" svg:width="0.5925in" svg:height="0.198in" svg:x="3.5591in" svg:y="1.8846in"><text:p/><draw:enhanced-geometry svg:viewBox="0 0 21600 21600" draw:type="rectangle" draw:enhanced-path="M 0 0 L 21600 0 21600 21600 0 21600 0 0 Z N"/></draw:custom-shape><draw:line draw:style-name="gr6" draw:text-style-name="P96" svg:x1="4.15in" svg:y1="2in" svg:x2="4.3469in" svg:y2="2in"><text:p/></draw:line><draw:line draw:style-name="gr6" draw:text-style-name="P96" svg:x1="4.3311in" svg:y1="3.178in" svg:x2="4.3429in" svg:y2="0.0283in"><text:p/></draw:line><draw:line draw:style-name="gr6" draw:text-style-name="P96" svg:x1="2.639in" svg:y1="3.1772in" svg:x2="4.3315in" svg:y2="3.1772in"><text:p/></draw:line><draw:custom-shape draw:style-name="gr8" draw:text-style-name="P96" svg:width="0.0787in" svg:height="0.0803in" svg:x="2.5201in" svg:y="-0.011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787in" svg:height="0.0795in" svg:x="2.5201in" svg:y="1.95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98" svg:width="0.3953in" svg:height="0.3953in" svg:x="2.363in" svg:y="0.8154in"><text:p text:style-name="P97"><text:span text:style-name="T28">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96" svg:x1="2.5654in" svg:y1="0.8157in" svg:x2="2.5654in" svg:y2="0.0283in"><text:p/></draw:line><draw:line draw:style-name="gr13" draw:text-style-name="P96" svg:x1="2.5591in" svg:y1="1.9961in" svg:x2="2.5591in" svg:y2="1.2087in"><text:p/></draw:line><draw:line draw:style-name="gr4" draw:text-style-name="P96" svg:x1="2.2047in" svg:y1="3.0591in" svg:x2="1.5354in" svg:y2="3.0591in"><text:p/></draw:line><draw:frame draw:style-name="gr10" draw:text-style-name="P99" svg:width="0.1594in" svg:height="0.1886in" svg:x="1.8803in" svg:y="2.8476in"><draw:image xlink:href="Pictures/2000000F00000192000001D4E39C75A3.svm" xlink:type="simple" xlink:show="embed" xlink:actuate="onLoad"><text:p/></draw:image></draw:frame><draw:frame draw:style-name="gr10" draw:text-style-name="P99" svg:width="0.1969in" svg:height="0.187in" svg:x="2.4713in" svg:y="2.7701in"><draw:image xlink:href="Pictures/2000000F000001F3000001D4059CC3F8.svm" xlink:type="simple" xlink:show="embed" xlink:actuate="onLoad"><text:p/></draw:image></draw:frame><draw:frame draw:style-name="gr10" draw:text-style-name="P99" svg:width="0.2543in" svg:height="0.213in" svg:x="3.7091in" svg:y="-0.298in"><draw:image xlink:href="Pictures/200000160000027B0000021477E63722.svm" xlink:type="simple" xlink:show="embed" xlink:actuate="onLoad"><text:p/></draw:image></draw:frame><draw:frame draw:style-name="gr10" draw:text-style-name="P99" svg:width="0.2476in" svg:height="0.213in" svg:x="1.1512in" svg:y="1.6709in"><draw:image xlink:href="Pictures/200000160000026F000002143966519E.svm" xlink:type="simple" xlink:show="embed" xlink:actuate="onLoad"><text:p/></draw:image></draw:frame><draw:frame draw:style-name="gr10" draw:text-style-name="P99" svg:width="0.2496in" svg:height="0.2134in" svg:x="3.7094in" svg:y="1.6709in"><draw:image xlink:href="Pictures/20000016000002700000021445FBB008.svm" xlink:type="simple" xlink:show="embed" xlink:actuate="onLoad"><text:p/></draw:image></draw:frame></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9" draw:name="Object102" text:anchor-type="as-char" svg:y="-0.1484in" svg:width="0.5693in" svg:height="0.2098in" draw:z-index="117"><draw:object xlink:href="./Object 102" xlink:type="simple" xlink:show="embed" xlink:actuate="onLoad"/><draw:image xlink:href="./ObjectReplacements/Object 102" xlink:type="simple" xlink:show="embed" xlink:actuate="onLoad"/><svg:desc>formula</svg:desc></draw:frame>→ <draw:frame draw:style-name="fr9" draw:name="Object103" text:anchor-type="as-char" svg:y="-0.2693in" svg:width="1.2398in" svg:height="0.4437in" draw:z-index="118"><draw:object xlink:href="./Object 103" xlink:type="simple" xlink:show="embed" xlink:actuate="onLoad"/><draw:image xlink:href="./ObjectReplacements/Object 103" xlink:type="simple" xlink:show="embed" xlink:actuate="onLoad"/><svg:desc>formula</svg:desc></draw:frame><text:span text:style-name="T23">con </text:span><text:span text:style-name="T23"><draw:frame draw:style-name="fr9" draw:name="Object104" text:anchor-type="as-char" svg:y="-0.1484in" svg:width="0.5516in" svg:height="0.2098in" draw:z-index="119"><draw:object xlink:href="./Object 104" xlink:type="simple" xlink:show="embed" xlink:actuate="onLoad"/><draw:image xlink:href="./ObjectReplacements/Object 104" xlink:type="simple" xlink:show="embed" xlink:actuate="onLoad"/><svg:desc>formula</svg:desc></draw:frame></text:span><text:span text:style-name="T23">→ </text:span><text:span text:style-name="T23"><draw:frame draw:style-name="fr9" draw:name="Object105" text:anchor-type="as-char" svg:y="-0.1484in" svg:width="0.8492in" svg:height="0.1846in" draw:z-index="120"><draw:object xlink:href="./Object 105" xlink:type="simple" xlink:show="embed" xlink:actuate="onLoad"/><draw:image xlink:href="./ObjectReplacements/Object 105" xlink:type="simple" xlink:show="embed" xlink:actuate="onLoad"/><svg:desc>formula</svg:desc></draw:frame></text:span></text:p>
      <text:p text:style-name="P54"/>
      <text:p text:style-name="P54"><draw:g text:anchor-type="paragraph" draw:z-index="27" draw:style-name="gr1"><draw:line draw:style-name="gr6" draw:text-style-name="P96" svg:x1="2.487in" svg:y1="3.3799in" svg:x2="2.487in" svg:y2="2.9862in"><text:p/></draw:line><draw:line draw:style-name="gr6" draw:text-style-name="P96" svg:x1="2.6457in" svg:y1="3.2823in" svg:x2="2.6457in" svg:y2="3.0854in"><text:p/></draw:line><draw:line draw:style-name="gr6" draw:text-style-name="P96" svg:x1="0.7878in" svg:y1="3.1795in" svg:x2="2.4803in" svg:y2="3.1795in"><text:p/></draw:line><draw:line draw:style-name="gr6" draw:text-style-name="P96" svg:x1="0.7878in" svg:y1="3.1795in" svg:x2="0.7996in" svg:y2="0.0299in"><text:p/></draw:line><draw:line draw:style-name="gr6" draw:text-style-name="P96" svg:x1="0.8008in" svg:y1="2.0035in" svg:x2="0.9976in" svg:y2="2.0035in"><text:p/></draw:line><draw:line draw:style-name="gr6" draw:text-style-name="P96" svg:x1="0.8008in" svg:y1="0.0339in" svg:x2="0.9976in" svg:y2="0.0339in"><text:p/></draw:line><draw:line draw:style-name="gr6" draw:text-style-name="P96" svg:x1="1.5917in" svg:y1="1.998in" svg:x2="3.5602in" svg:y2="1.998in"><text:p/></draw:line><draw:line draw:style-name="gr6" draw:text-style-name="P96" svg:x1="1.5917in" svg:y1="0.0299in" svg:x2="4.3421in" svg:y2="0.035in"><text:p/></draw:line><draw:custom-shape draw:style-name="gr7" draw:text-style-name="P96" svg:width="0.5925in" svg:height="0.1996in" svg:x="1in" svg:y="-0.0835in"><text:p/><draw:enhanced-geometry svg:viewBox="0 0 21600 21600" draw:type="rectangle" draw:enhanced-path="M 0 0 L 21600 0 21600 21600 0 21600 0 0 Z N"/></draw:custom-shape><draw:custom-shape draw:style-name="gr7" draw:text-style-name="P96" svg:width="0.5925in" svg:height="0.198in" svg:x="1in" svg:y="1.8862in"><text:p/><draw:enhanced-geometry svg:viewBox="0 0 21600 21600" draw:type="rectangle" draw:enhanced-path="M 0 0 L 21600 0 21600 21600 0 21600 0 0 Z N"/></draw:custom-shape><draw:custom-shape draw:style-name="gr7" draw:text-style-name="P96" svg:width="0.5925in" svg:height="0.198in" svg:x="3.5591in" svg:y="1.8862in"><text:p/><draw:enhanced-geometry svg:viewBox="0 0 21600 21600" draw:type="rectangle" draw:enhanced-path="M 0 0 L 21600 0 21600 21600 0 21600 0 0 Z N"/></draw:custom-shape><draw:line draw:style-name="gr6" draw:text-style-name="P96" svg:x1="4.15in" svg:y1="2.0031in" svg:x2="4.3469in" svg:y2="2.0031in"><text:p/></draw:line><draw:line draw:style-name="gr6" draw:text-style-name="P96" svg:x1="4.3311in" svg:y1="3.1795in" svg:x2="4.3429in" svg:y2="0.0299in"><text:p/></draw:line><draw:line draw:style-name="gr6" draw:text-style-name="P96" svg:x1="2.639in" svg:y1="3.1795in" svg:x2="4.3315in" svg:y2="3.1795in"><text:p/></draw:line><draw:custom-shape draw:style-name="gr8" draw:text-style-name="P96" svg:width="0.0787in" svg:height="0.0803in" svg:x="2.5201in" svg:y="-0.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787in" svg:height="0.0803in" svg:x="2.5201in" svg:y="1.9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98" svg:width="0.3953in" svg:height="0.3953in" svg:x="2.363in" svg:y="0.8165in"><text:p text:style-name="P97"><text:span text:style-name="T28">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96" svg:x1="2.5654in" svg:y1="0.8173in" svg:x2="2.5654in" svg:y2="0.0299in"><text:p/></draw:line><draw:line draw:style-name="gr13" draw:text-style-name="P96" svg:x1="2.5591in" svg:y1="1.9976in" svg:x2="2.5591in" svg:y2="1.2102in"><text:p/></draw:line><draw:line draw:style-name="gr4" draw:text-style-name="P96" svg:x1="2.2047in" svg:y1="3.0606in" svg:x2="1.5354in" svg:y2="3.0606in"><text:p/></draw:line><draw:frame draw:style-name="gr10" draw:text-style-name="P99" svg:width="0.1594in" svg:height="0.1886in" svg:x="1.8803in" svg:y="2.8492in"><draw:image xlink:href="Pictures/2000000F00000192000001D4E39C75A3.svm" xlink:type="simple" xlink:show="embed" xlink:actuate="onLoad"><text:p/></draw:image></draw:frame><draw:frame draw:style-name="gr10" draw:text-style-name="P99" svg:width="0.1969in" svg:height="0.1878in" svg:x="2.4713in" svg:y="2.7717in"><draw:image xlink:href="Pictures/2000000F000001F3000001D4059CC3F8.svm" xlink:type="simple" xlink:show="embed" xlink:actuate="onLoad"><text:p/></draw:image></draw:frame><draw:frame draw:style-name="gr10" draw:text-style-name="P99" svg:width="0.1953in" svg:height="0.187in" svg:x="1.15in" svg:y="-0.2972in"><draw:image xlink:href="Pictures/2000000F000001EC000001D4EA97C36B.svm" xlink:type="simple" xlink:show="embed" xlink:actuate="onLoad"><text:p/></draw:image></draw:frame><draw:line draw:style-name="gr4" draw:text-style-name="P96" svg:x1="1.0126in" svg:y1="0.1697in" svg:x2="1.7213in" svg:y2="-0.2634in"><text:p/></draw:line><draw:frame draw:style-name="gr10" draw:text-style-name="P99" svg:width="0.2476in" svg:height="0.213in" svg:x="1.1512in" svg:y="1.672in"><draw:image xlink:href="Pictures/200000160000026F000002143966519E.svm" xlink:type="simple" xlink:show="embed" xlink:actuate="onLoad"><text:p/></draw:image></draw:frame><draw:frame draw:style-name="gr10" draw:text-style-name="P99" svg:width="0.2496in" svg:height="0.2134in" svg:x="3.7094in" svg:y="1.672in"><draw:image xlink:href="Pictures/20000016000002700000021445FBB008.svm" xlink:type="simple" xlink:show="embed" xlink:actuate="onLoad"><text:p/></draw:image></draw:frame></draw:g></text:p>
      <text:p text:style-name="P54"/>
      <text:p text:style-name="P54"/>
      <text:p text:style-name="P54"/>
      <text:p text:style-name="P54"/>
      <text:p text:style-name="P54"/>
      <text:p text:style-name="P54"/>
      <text:p text:style-name="P54"/>
      <text:p text:style-name="P54"/>
      <text:p text:style-name="P54"/>
      <text:p text:style-name="P54"/>
      <text:h text:style-name="P92" text:outline-level="2"><text:bookmark-start text:name="__RefHeading__1321_2106358681"/>Ejercicios<text:bookmark-end text:name="__RefHeading__1321_2106358681"/></text:h>
      <text:p text:style-name="P63">Ejercicio 1.4-1</text:p>
      <text:p text:style-name="P48"><draw:frame draw:style-name="fr6" draw:name="Image15" text:anchor-type="paragraph" svg:width="6.6929in" svg:height="3.4689in" draw:z-index="29"><draw:image xlink:href="Pictures/1000000000000385000001D3398B3038.png" xlink:type="simple" xlink:show="embed" xlink:actuate="onLoad"/></draw:frame></text:p>
      <text:p text:style-name="P59"><text:a xlink:type="simple" xlink:href="https://paulinoposada.github.io/web_e/documents/apunts/unitat_4_analisis_redes/ejercicio_3_15.pdf">Solución ejercicio 3.15</text:a></text:p>
      <text:p text:style-name="P59"/>
      <text:p text:style-name="P64"/>
      <text:p text:style-name="P64">Ejercicio 1.4-2</text:p>
      <text:p text:style-name="P66">(Libro ejercicio 3.11)</text:p>
      <text:p text:style-name="P66">Calcula las corrientes de cada rama del circuito.</text:p>
      <text:p text:style-name="P66"/>
      <text:p text:style-name="P59"><draw:g text:anchor-type="paragraph" draw:z-index="30" draw:style-name="gr1"><draw:custom-shape draw:style-name="gr15" draw:text-style-name="P96" svg:width="0.1185in" svg:height="0.3941in" svg:x="1.0075in" svg:y="0.339in"><text:p/><draw:enhanced-geometry svg:viewBox="0 0 21600 21600" draw:type="rectangle" draw:enhanced-path="M 0 0 L 21600 0 21600 21600 0 21600 0 0 Z N"/></draw:custom-shape><draw:custom-shape draw:style-name="gr15" draw:text-style-name="P96" svg:width="0.1185in" svg:height="0.3941in" svg:x="2.189in" svg:y="0.339in"><text:p/><draw:enhanced-geometry svg:viewBox="0 0 21600 21600" draw:type="rectangle" draw:enhanced-path="M 0 0 L 21600 0 21600 21600 0 21600 0 0 Z N"/></draw:custom-shape><draw:custom-shape draw:style-name="gr15" draw:text-style-name="P96" svg:width="0.1185in" svg:height="0.3941in" svg:x="3.3693in" svg:y="0.339in"><text:p/><draw:enhanced-geometry svg:viewBox="0 0 21600 21600" draw:type="rectangle" draw:enhanced-path="M 0 0 L 21600 0 21600 21600 0 21600 0 0 Z N"/></draw:custom-shape><draw:line draw:style-name="gr6" draw:text-style-name="P96" svg:x1="0.2803in" svg:y1="-0.0472in" svg:x2="3.4197in" svg:y2="-0.05in"><text:p/></draw:line><draw:line draw:style-name="gr6" draw:text-style-name="P96" svg:x1="1.0673in" svg:y1="0.3465in" svg:x2="1.0673in" svg:y2="-0.0472in"><text:p/></draw:line><draw:line draw:style-name="gr6" draw:text-style-name="P96" svg:x1="2.2484in" svg:y1="0.3465in" svg:x2="2.2484in" svg:y2="-0.0472in"><text:p/></draw:line><draw:line draw:style-name="gr6" draw:text-style-name="P96" svg:x1="3.4295in" svg:y1="0.3465in" svg:x2="3.4295in" svg:y2="-0.0472in"><text:p/></draw:line><draw:line draw:style-name="gr6" draw:text-style-name="P96" svg:x1="3.2319in" svg:y1="1.1319in" svg:x2="3.6256in" svg:y2="1.1319in"><text:p/></draw:line><draw:line draw:style-name="gr6" draw:text-style-name="P96" svg:x1="3.3303in" svg:y1="1.2118in" svg:x2="3.5272in" svg:y2="1.2118in"><text:p/></draw:line><draw:g draw:style-name="gr16"><draw:line draw:style-name="gr6" draw:text-style-name="P96" svg:x1="2.0508in" svg:y1="1.1319in" svg:x2="2.4445in" svg:y2="1.1319in"><text:p/></draw:line><draw:line draw:style-name="gr6" draw:text-style-name="P96" svg:x1="2.1492in" svg:y1="1.2118in" svg:x2="2.3461in" svg:y2="1.2118in"><text:p/></draw:line></draw:g><draw:g draw:style-name="gr16"><draw:line draw:style-name="gr6" draw:text-style-name="P96" svg:x1="1.5004in" svg:y1="1.3276in" svg:x2="1.5004in" svg:y2="1.7213in"><text:p/></draw:line><draw:line draw:style-name="gr6" draw:text-style-name="P96" svg:x1="1.4213in" svg:y1="1.4264in" svg:x2="1.4213in" svg:y2="1.6232in"><text:p/></draw:line></draw:g><draw:line draw:style-name="gr6" draw:text-style-name="P96" svg:x1="1.076in" svg:y1="1.5126in" svg:x2="1.0673in" svg:y2="0.7394in"><text:p/></draw:line><draw:line draw:style-name="gr6" draw:text-style-name="P96" svg:x1="2.2484in" svg:y1="1.1331in" svg:x2="2.2484in" svg:y2="0.7394in"><text:p/></draw:line><draw:line draw:style-name="gr6" draw:text-style-name="P96" svg:x1="3.4295in" svg:y1="1.1331in" svg:x2="3.4295in" svg:y2="0.7394in"><text:p/></draw:line><draw:line draw:style-name="gr6" draw:text-style-name="P96" svg:x1="1.5031in" svg:y1="1.5236in" svg:x2="3.4197in" svg:y2="1.526in"><text:p/></draw:line><draw:line draw:style-name="gr6" draw:text-style-name="P96" svg:x1="0.2843in" svg:y1="1.5236in" svg:x2="1.4118in" svg:y2="1.526in"><text:p/></draw:line><draw:line draw:style-name="gr6" draw:text-style-name="P96" svg:x1="2.2425in" svg:y1="1.5126in" svg:x2="2.2484in" svg:y2="1.2118in"><text:p/></draw:line><draw:line draw:style-name="gr6" draw:text-style-name="P96" svg:x1="3.424in" svg:y1="1.5126in" svg:x2="3.4299in" svg:y2="1.2118in"><text:p/></draw:line><draw:frame draw:style-name="gr17" draw:text-style-name="P103" svg:width="0.7343in" svg:height="0.3453in" svg:x="1.102in" svg:y="0.428in"><draw:text-box><text:p text:style-name="P101"><text:span text:style-name="T30">R</text:span><text:span text:style-name="T31">1</text:span><text:span text:style-name="T32">= 3Ω</text:span></text:p></draw:text-box></draw:frame><draw:frame draw:style-name="gr17" draw:text-style-name="P103" svg:width="0.7343in" svg:height="0.3453in" svg:x="2.3228in" svg:y="0.428in"><draw:text-box><text:p text:style-name="P101"><text:span text:style-name="T30">R</text:span><text:span text:style-name="T31">2</text:span><text:span text:style-name="T32">= 5Ω</text:span></text:p></draw:text-box></draw:frame><draw:frame draw:style-name="gr17" draw:text-style-name="P103" svg:width="0.7343in" svg:height="0.3453in" svg:x="3.4654in" svg:y="0.428in"><draw:text-box><text:p text:style-name="P101"><text:span text:style-name="T30">R</text:span><text:span text:style-name="T31">3</text:span><text:span text:style-name="T32">= 6Ω</text:span></text:p></draw:text-box></draw:frame><draw:frame draw:style-name="gr17" draw:text-style-name="P103" svg:width="0.735in" svg:height="0.3453in" svg:x="1.102in" svg:y="1.7669in"><draw:text-box><text:p text:style-name="P101"><text:span text:style-name="T30">E</text:span><text:span text:style-name="T31">1</text:span><text:span text:style-name="T32">= 6V</text:span></text:p></draw:text-box></draw:frame><draw:frame draw:style-name="gr17" draw:text-style-name="P103" svg:width="0.8295in" svg:height="0.3453in" svg:x="2.2047in" svg:y="1.2154in"><draw:text-box><text:p text:style-name="P101"><text:span text:style-name="T30">E</text:span><text:span text:style-name="T31">2</text:span><text:span text:style-name="T32">= 12V</text:span></text:p></draw:text-box></draw:frame><draw:frame draw:style-name="gr17" draw:text-style-name="P103" svg:width="0.8295in" svg:height="0.3453in" svg:x="3.3862in" svg:y="1.2154in"><draw:text-box><text:p text:style-name="P101"><text:span text:style-name="T30">E</text:span><text:span text:style-name="T31">3</text:span><text:span text:style-name="T32">= 18V</text:span></text:p></draw:text-box></draw:frame><draw:frame draw:style-name="gr18" draw:text-style-name="P103" svg:width="0.1933in" svg:height="0.2913in" svg:x="0in" svg:y="-0.202in"><draw:text-box><text:p text:style-name="P101"><text:span text:style-name="T30">A</text:span></text:p></draw:text-box></draw:frame><draw:frame draw:style-name="gr18" draw:text-style-name="P103" svg:width="0.1933in" svg:height="0.2913in" svg:x="0in" svg:y="1.3732in"><draw:text-box><text:p text:style-name="P101"><text:span text:style-name="T30">B</text:span></text:p></draw:text-box></draw:frame><draw:custom-shape draw:style-name="gr8" draw:text-style-name="P96" svg:width="0.0559in" svg:height="0.0551in" svg:x="0.2508in" svg:y="-0.063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1in" svg:height="0.0559in" svg:x="0.2516in" svg:y="1.511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1in" svg:height="0.0551in" svg:x="1.039in" svg:y="1.5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1in" svg:height="0.0551in" svg:x="1.0398in" svg:y="-0.06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1in" svg:height="0.0559in" svg:x="2.2209in" svg:y="-0.06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1in" svg:height="0.0551in" svg:x="2.2217in" svg:y="1.513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ext:p text:style-name="P59"/>
      <text:p text:style-name="P59"/>
      <text:p text:style-name="P59"/>
      <text:p text:style-name="P59"/>
      <text:p text:style-name="P59"/>
      <text:p text:style-name="P59"/>
      <text:p text:style-name="P59"><text:soft-page-break/></text:p>
      <text:p text:style-name="P65">Ejercicio 1.4-<text:span text:style-name="T26">3</text:span></text:p>
      <text:p text:style-name="P67">(Libro ejercicio 3.1<text:span text:style-name="T26">2</text:span>)</text:p>
      <text:p text:style-name="P67">Calcula las corrientes de cada rama del circuito.</text:p>
      <text:p text:style-name="P67"><draw:g text:anchor-type="paragraph" draw:z-index="31" draw:style-name="gr1"><draw:custom-shape draw:style-name="gr15" draw:text-style-name="P96" svg:width="0.1185in" svg:height="0.3933in" svg:x="0.0008in" svg:y="1.048in"><text:p/><draw:enhanced-geometry svg:viewBox="0 0 21600 21600" draw:type="rectangle" draw:enhanced-path="M 0 0 L 21600 0 21600 21600 0 21600 0 0 Z N"/></draw:custom-shape><draw:custom-shape draw:style-name="gr15" draw:text-style-name="P96" svg:width="0.1185in" svg:height="0.3933in" svg:x="1.1815in" svg:y="1.048in"><text:p/><draw:enhanced-geometry svg:viewBox="0 0 21600 21600" draw:type="rectangle" draw:enhanced-path="M 0 0 L 21600 0 21600 21600 0 21600 0 0 Z N"/></draw:custom-shape><draw:custom-shape draw:style-name="gr15" draw:text-style-name="P96" svg:width="0.1185in" svg:height="0.3933in" svg:x="2.3626in" svg:y="1.048in"><text:p/><draw:enhanced-geometry svg:viewBox="0 0 21600 21600" draw:type="rectangle" draw:enhanced-path="M 0 0 L 21600 0 21600 21600 0 21600 0 0 Z N"/></draw:custom-shape><draw:line draw:style-name="gr6" draw:text-style-name="P96" svg:x1="0.4965in" svg:y1="0.6587in" svg:x2="3.9484in" svg:y2="0.6587in"><text:p/></draw:line><draw:line draw:style-name="gr6" draw:text-style-name="P96" svg:x1="0.061in" svg:y1="1.0547in" svg:x2="0.061in" svg:y2="0.661in"><text:p/></draw:line><draw:line draw:style-name="gr6" draw:text-style-name="P96" svg:x1="1.2413in" svg:y1="1.0547in" svg:x2="1.2413in" svg:y2="0.661in"><text:p/></draw:line><draw:line draw:style-name="gr6" draw:text-style-name="P96" svg:x1="2.4228in" svg:y1="1.0547in" svg:x2="2.4228in" svg:y2="0.661in"><text:p/></draw:line><draw:line draw:style-name="gr6" draw:text-style-name="P96" svg:x1="2.2248in" svg:y1="1.8402in" svg:x2="2.6185in" svg:y2="1.8402in"><text:p/></draw:line><draw:line draw:style-name="gr6" draw:text-style-name="P96" svg:x1="2.3232in" svg:y1="1.9201in" svg:x2="2.5201in" svg:y2="1.9201in"><text:p/></draw:line><draw:g draw:style-name="gr16"><draw:line draw:style-name="gr6" draw:text-style-name="P96" svg:x1="1.0437in" svg:y1="1.8406in" svg:x2="1.4374in" svg:y2="1.8406in"><text:p/></draw:line><draw:line draw:style-name="gr6" draw:text-style-name="P96" svg:x1="1.1421in" svg:y1="1.9201in" svg:x2="1.339in" svg:y2="1.9201in"><text:p/></draw:line></draw:g><draw:g draw:style-name="gr16"><draw:line draw:style-name="gr6" draw:text-style-name="P96" svg:x1="0.4937in" svg:y1="2.0362in" svg:x2="0.4937in" svg:y2="2.4299in"><text:p/></draw:line><draw:line draw:style-name="gr6" draw:text-style-name="P96" svg:x1="0.4146in" svg:y1="2.1346in" svg:x2="0.4146in" svg:y2="2.3315in"><text:p/></draw:line></draw:g><draw:line draw:style-name="gr6" draw:text-style-name="P96" svg:x1="0.0697in" svg:y1="2.2213in" svg:x2="0.061in" svg:y2="1.448in"><text:p/></draw:line><draw:line draw:style-name="gr6" draw:text-style-name="P96" svg:x1="1.2413in" svg:y1="1.8417in" svg:x2="1.2413in" svg:y2="1.448in"><text:p/></draw:line><draw:line draw:style-name="gr6" draw:text-style-name="P96" svg:x1="2.4228in" svg:y1="1.8417in" svg:x2="2.4228in" svg:y2="1.448in"><text:p/></draw:line><draw:line draw:style-name="gr6" draw:text-style-name="P96" svg:x1="0.4965in" svg:y1="2.228in" svg:x2="3.9878in" svg:y2="2.2339in"><text:p/></draw:line><draw:line draw:style-name="gr6" draw:text-style-name="P96" svg:x1="0.0791in" svg:y1="2.228in" svg:x2="0.4047in" svg:y2="2.2339in"><text:p/></draw:line><draw:line draw:style-name="gr6" draw:text-style-name="P96" svg:x1="1.2354in" svg:y1="2.2213in" svg:x2="1.2413in" svg:y2="1.9205in"><text:p/></draw:line><draw:line draw:style-name="gr6" draw:text-style-name="P96" svg:x1="2.4173in" svg:y1="2.2213in" svg:x2="2.4232in" svg:y2="1.9205in"><text:p/></draw:line><draw:frame draw:style-name="gr17" draw:text-style-name="P103" svg:width="0.7343in" svg:height="0.3453in" svg:x="0.0953in" svg:y="1.137in"><draw:text-box><text:p text:style-name="P101"><text:span text:style-name="T30">R</text:span><text:span text:style-name="T31">1</text:span><text:span text:style-name="T32">= 6Ω</text:span></text:p></draw:text-box></draw:frame><draw:frame draw:style-name="gr17" draw:text-style-name="P103" svg:width="0.7343in" svg:height="0.3453in" svg:x="1.3161in" svg:y="1.137in"><draw:text-box><text:p text:style-name="P101"><text:span text:style-name="T30">R</text:span><text:span text:style-name="T31">2</text:span><text:span text:style-name="T32">= 4Ω</text:span></text:p></draw:text-box></draw:frame><draw:frame draw:style-name="gr17" draw:text-style-name="P103" svg:width="0.735in" svg:height="0.3453in" svg:x="2.4579in" svg:y="1.137in"><draw:text-box><text:p text:style-name="P101"><text:span text:style-name="T30">R</text:span><text:span text:style-name="T31">3</text:span><text:span text:style-name="T32">= 5Ω</text:span></text:p></draw:text-box></draw:frame><draw:frame draw:style-name="gr17" draw:text-style-name="P103" svg:width="0.735in" svg:height="0.3453in" svg:x="0.0953in" svg:y="2.4752in"><draw:text-box><text:p text:style-name="P101"><text:span text:style-name="T30">E</text:span><text:span text:style-name="T31">2</text:span><text:span text:style-name="T32">= 2V</text:span></text:p></draw:text-box></draw:frame><draw:frame draw:style-name="gr17" draw:text-style-name="P103" svg:width="0.8295in" svg:height="0.3453in" svg:x="1.198in" svg:y="1.9236in"><draw:text-box><text:p text:style-name="P101"><text:span text:style-name="T30">E</text:span><text:span text:style-name="T31">3</text:span><text:span text:style-name="T32">= 3V</text:span></text:p></draw:text-box></draw:frame><draw:frame draw:style-name="gr17" draw:text-style-name="P103" svg:width="0.8295in" svg:height="0.3453in" svg:x="2.3791in" svg:y="1.9236in"><draw:text-box><text:p text:style-name="P101"><text:span text:style-name="T30">E</text:span><text:span text:style-name="T31">4</text:span><text:span text:style-name="T32">= 5V</text:span></text:p></draw:text-box></draw:frame><draw:frame draw:style-name="gr18" draw:text-style-name="P103" svg:width="0.1933in" svg:height="0.2913in" svg:x="3.9933in" svg:y="0.5071in"><draw:text-box><text:p text:style-name="P101"><text:span text:style-name="T30">A</text:span></text:p></draw:text-box></draw:frame><draw:frame draw:style-name="gr18" draw:text-style-name="P103" svg:width="0.1933in" svg:height="0.2913in" svg:x="3.9933in" svg:y="2.0819in"><draw:text-box><text:p text:style-name="P101"><text:span text:style-name="T30">B</text:span></text:p></draw:text-box></draw:frame><draw:custom-shape draw:style-name="gr8" draw:text-style-name="P96" svg:width="0.0551in" svg:height="0.0551in" svg:x="3.9681in" svg:y="0.6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1in" svg:height="0.0551in" svg:x="3.9689in" svg:y="2.22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1in" svg:height="0.0551in" svg:x="1.2142in" svg:y="0.6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9in" svg:height="0.0551in" svg:x="1.2142in" svg:y="2.22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16"><draw:line draw:style-name="gr6" draw:text-style-name="P96" svg:x1="0.4937in" svg:y1="0.4614in" svg:x2="0.4937in" svg:y2="0.8551in"><text:p/></draw:line><draw:line draw:style-name="gr6" draw:text-style-name="P96" svg:x1="0.4146in" svg:y1="0.5598in" svg:x2="0.4146in" svg:y2="0.7567in"><text:p/></draw:line></draw:g><draw:line draw:style-name="gr6" draw:text-style-name="P96" svg:x1="0.0795in" svg:y1="0.6535in" svg:x2="0.4051in" svg:y2="0.6594in"><text:p/></draw:line><draw:frame draw:style-name="gr17" draw:text-style-name="P103" svg:width="0.7343in" svg:height="0.3453in" svg:x="0.0961in" svg:y="0.1917in"><draw:text-box><text:p text:style-name="P101"><text:span text:style-name="T30">E</text:span><text:span text:style-name="T31">1</text:span><text:span text:style-name="T32">= 4V</text:span></text:p></draw:text-box></draw:frame><draw:custom-shape draw:style-name="gr8" draw:text-style-name="P96" svg:width="0.0559in" svg:height="0.0559in" svg:x="2.3953in" svg:y="0.6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1in" svg:height="0.0551in" svg:x="2.3961in" svg:y="2.2224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67"/>
      <text:p text:style-name="P67"/>
      <text:p text:style-name="P67"/>
      <text:p text:style-name="P67"/>
      <text:p text:style-name="P67"/>
      <text:p text:style-name="P67"/>
      <text:p text:style-name="P67"/>
      <text:p text:style-name="P67"/>
      <text:p text:style-name="P65">Ejercicio 1.4-<text:span text:style-name="T26">4</text:span></text:p>
      <text:p text:style-name="P67">(Libro ejercicio 3.1<text:span text:style-name="T26">3</text:span>)</text:p>
      <text:p text:style-name="P67">Calcula las corrientes de cada rama del circuito.</text:p>
      <text:p text:style-name="P67"><draw:g text:anchor-type="paragraph" draw:z-index="32" draw:style-name="gr1"><draw:custom-shape draw:style-name="gr15" draw:text-style-name="P96" svg:width="0.1185in" svg:height="0.3941in" draw:transform="rotate (1.5707963267949) translate (1.22361111111111in 0.753472222222222in)"><text:p/><draw:enhanced-geometry svg:viewBox="0 0 21600 21600" draw:type="rectangle" draw:enhanced-path="M 0 0 L 21600 0 21600 21600 0 21600 0 0 Z N"/></draw:custom-shape><draw:custom-shape draw:style-name="gr15" draw:text-style-name="P96" svg:width="0.1185in" svg:height="0.3941in" svg:x="1.9528in" svg:y="1.0854in"><text:p/><draw:enhanced-geometry svg:viewBox="0 0 21600 21600" draw:type="rectangle" draw:enhanced-path="M 0 0 L 21600 0 21600 21600 0 21600 0 0 Z N"/></draw:custom-shape><draw:custom-shape draw:style-name="gr15" draw:text-style-name="P96" svg:width="0.1185in" svg:height="0.3941in" svg:x="3.1343in" svg:y="1.0854in"><text:p/><draw:enhanced-geometry svg:viewBox="0 0 21600 21600" draw:type="rectangle" draw:enhanced-path="M 0 0 L 21600 0 21600 21600 0 21600 0 0 Z N"/></draw:custom-shape><draw:line draw:style-name="gr6" draw:text-style-name="P96" svg:x1="2.6083in" svg:y1="0.7031in" svg:x2="4.7201in" svg:y2="0.6965in"><text:p/></draw:line><draw:line draw:style-name="gr6" draw:text-style-name="P96" svg:x1="0.837in" svg:y1="1.3976in" svg:x2="0.8319in" svg:y2="0.6984in"><text:p/></draw:line><draw:line draw:style-name="gr6" draw:text-style-name="P96" svg:x1="2.0126in" svg:y1="1.0921in" svg:x2="2.0126in" svg:y2="0.6984in"><text:p/></draw:line><draw:line draw:style-name="gr6" draw:text-style-name="P96" svg:x1="3.1937in" svg:y1="1.0921in" svg:x2="3.1937in" svg:y2="0.6984in"><text:p/></draw:line><draw:g draw:style-name="gr16"><draw:line draw:style-name="gr6" draw:text-style-name="P96" svg:x1="1.815in" svg:y1="1.8783in" svg:x2="2.2087in" svg:y2="1.8783in"><text:p/></draw:line><draw:line draw:style-name="gr6" draw:text-style-name="P96" svg:x1="1.9134in" svg:y1="1.9575in" svg:x2="2.1102in" svg:y2="1.9575in"><text:p/></draw:line></draw:g><draw:g draw:style-name="gr16"><draw:line draw:style-name="gr6" draw:text-style-name="P96" svg:x1="2.6031in" svg:y1="0.4992in" svg:x2="2.6031in" svg:y2="0.8929in"><text:p/></draw:line><draw:line draw:style-name="gr6" draw:text-style-name="P96" svg:x1="2.524in" svg:y1="0.5972in" svg:x2="2.524in" svg:y2="0.7941in"><text:p/></draw:line></draw:g><draw:line draw:style-name="gr6" draw:text-style-name="P96" svg:x1="0.8406in" svg:y1="2.2587in" svg:x2="0.8319in" svg:y2="1.4854in"><text:p/></draw:line><draw:line draw:style-name="gr6" draw:text-style-name="P96" svg:x1="2.0126in" svg:y1="1.8791in" svg:x2="2.0126in" svg:y2="1.4854in"><text:p/></draw:line><draw:line draw:style-name="gr6" draw:text-style-name="P96" svg:x1="3.1965in" svg:y1="2.2654in" svg:x2="3.1965in" svg:y2="1.4854in"><text:p/></draw:line><draw:line draw:style-name="gr6" draw:text-style-name="P96" svg:x1="0.8374in" svg:y1="2.2591in" svg:x2="4.7594in" svg:y2="2.2717in"><text:p/></draw:line><draw:line draw:style-name="gr6" draw:text-style-name="P96" svg:x1="2.0067in" svg:y1="2.2591in" svg:x2="2.0126in" svg:y2="1.9583in"><text:p/></draw:line><draw:frame draw:style-name="gr17" draw:text-style-name="P103" svg:width="0.735in" svg:height="0.3453in" svg:x="1.1024in" svg:y="0.3476in"><draw:text-box><text:p text:style-name="P101"><text:span text:style-name="T30">R</text:span><text:span text:style-name="T31">1</text:span><text:span text:style-name="T32">= 3Ω</text:span></text:p></draw:text-box></draw:frame><draw:frame draw:style-name="gr17" draw:text-style-name="P103" svg:width="0.7343in" svg:height="0.3453in" svg:x="2.087in" svg:y="1.174in"><draw:text-box><text:p text:style-name="P101"><text:span text:style-name="T30">R</text:span><text:span text:style-name="T31">2</text:span><text:span text:style-name="T32">= 4Ω</text:span></text:p></draw:text-box></draw:frame><draw:frame draw:style-name="gr17" draw:text-style-name="P103" svg:width="0.7343in" svg:height="0.3453in" svg:x="3.2291in" svg:y="1.174in"><draw:text-box><text:p text:style-name="P101"><text:span text:style-name="T30">R</text:span><text:span text:style-name="T31">3</text:span><text:span text:style-name="T32">= 7Ω</text:span></text:p></draw:text-box></draw:frame><draw:frame draw:style-name="gr17" draw:text-style-name="P103" svg:width="0.735in" svg:height="0.3453in" svg:x="2.2051in" svg:y="0.1902in"><draw:text-box><text:p text:style-name="P101"><text:span text:style-name="T30">E</text:span><text:span text:style-name="T31">3</text:span><text:span text:style-name="T32">= 2V</text:span></text:p></draw:text-box></draw:frame><draw:frame draw:style-name="gr17" draw:text-style-name="P103" svg:width="0.8295in" svg:height="0.3453in" svg:x="1.9697in" svg:y="1.9618in"><draw:text-box><text:p text:style-name="P101"><text:span text:style-name="T30">E</text:span><text:span text:style-name="T31">2</text:span><text:span text:style-name="T32">= 3V</text:span></text:p></draw:text-box></draw:frame><draw:frame draw:style-name="gr18" draw:text-style-name="P103" svg:width="0.1933in" svg:height="0.2913in" svg:x="4.7642in" svg:y="0.5445in"><draw:text-box><text:p text:style-name="P101"><text:span text:style-name="T30">A</text:span></text:p></draw:text-box></draw:frame><draw:frame draw:style-name="gr18" draw:text-style-name="P103" svg:width="0.1933in" svg:height="0.2913in" svg:x="4.7642in" svg:y="2.1201in"><draw:text-box><text:p text:style-name="P101"><text:span text:style-name="T30">B</text:span></text:p></draw:text-box></draw:frame><draw:custom-shape draw:style-name="gr8" draw:text-style-name="P96" svg:width="0.0551in" svg:height="0.0559in" svg:x="4.7398in" svg:y="0.6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1in" svg:height="0.0551in" svg:x="4.7398in" svg:y="2.25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9in" svg:height="0.0559in" svg:x="1.9846in" svg:y="0.6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1in" svg:height="0.0551in" svg:x="1.9854in" svg:y="2.259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96" svg:x1="0.8508in" svg:y1="0.6913in" svg:x2="1.2327in" svg:y2="0.6965in"><text:p/></draw:line><draw:custom-shape draw:style-name="gr8" draw:text-style-name="P96" svg:width="0.0551in" svg:height="0.0551in" svg:x="3.1669in" svg:y="0.6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9in" svg:height="0.0559in" svg:x="3.1669in" svg:y="2.2594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6"><draw:line draw:style-name="gr6" draw:text-style-name="P96" svg:x1="0.6346in" svg:y1="1.4063in" svg:x2="1.0283in" svg:y2="1.4063in"><text:p/></draw:line><draw:line draw:style-name="gr6" draw:text-style-name="P96" svg:x1="0.7323in" svg:y1="1.4854in" svg:x2="0.9291in" svg:y2="1.4854in"><text:p/></draw:line></draw:g><draw:line draw:style-name="gr6" draw:text-style-name="P96" svg:x1="1.5992in" svg:y1="0.6917in" svg:x2="2.5177in" svg:y2="0.7031in"><text:p/></draw:line><draw:frame draw:style-name="gr17" draw:text-style-name="P103" svg:width="0.7343in" svg:height="0.3453in" svg:x="0.0008in" svg:y="1.2921in"><draw:text-box><text:p text:style-name="P101"><text:span text:style-name="T30">E</text:span><text:span text:style-name="T31">1</text:span><text:span text:style-name="T32">= 5V</text:span></text:p></draw:text-box></draw:frame></draw:g></text:p>
      <text:p text:style-name="P68"/>
      <text:h text:style-name="P93" text:outline-level="2"><text:bookmark-start text:name="__RefHeading__3003_509960930"/>Soluciones<text:bookmark-end text:name="__RefHeading__3003_509960930"/></text:h>
      <text:p text:style-name="P5"><draw:frame draw:style-name="fr7" draw:name="Image16" text:anchor-type="paragraph" svg:width="6.1181in" svg:height="8.561in" draw:z-index="33"><draw:image xlink:href="Pictures/100000000000028300000372A20D5CB4.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text:anchor-type="paragraph" draw:z-index="92" draw:style-name="gr19" draw:text-style-name="P104" svg:width="1.6933in" svg:height="2.1657in" svg:x="4.4689in" svg:y="0.1874in"><draw:text-box><text:p text:style-name="P101"><text:span text:style-name="T33">Ia = -76/21 A</text:span></text:p><text:p text:style-name="P101"><text:span text:style-name="T33"/></text:p><text:p text:style-name="P101"><text:span text:style-name="T33">Ib = -46/21 A</text:span></text:p><text:p text:style-name="P101"><text:span text:style-name="T33"/></text:p><text:p text:style-name="P101"><text:span text:style-name="T33">Ic = -10/7 A</text:span></text:p><text:p text:style-name="P101"><text:span text:style-name="T33"/></text:p><text:p text:style-name="P101"><text:span text:style-name="T33">Id = -76/21 A</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0"><draw:frame draw:style-name="fr8" draw:name="Image17" text:anchor-type="paragraph" svg:width="6.6929in" svg:height="9.1807in" draw:z-index="34"><draw:image xlink:href="Pictures/1000000000000283000003723FAE9646.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0"><draw:frame draw:style-name="fr8" draw:name="Image18" text:anchor-type="paragraph" svg:width="6.6929in" svg:height="9.1807in" draw:z-index="35"><draw:image xlink:href="Pictures/10000000000002830000037230FC2DDE.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9">Estos apuntes son una adaptación de “<text:a xlink:type="simple" xlink:href="https://paulinoposada.github.io/web_p/paulino/books/technical/electronics_kuphaldt/DC.pdf"><text:span text:style-name="T6">L</text:span></text:a><text:a xlink:type="simple" xlink:href="https://paulinoposada.github.io/web_p/paulino/books/technical/electronics_kuphaldt/DC.pdf"><text:span text:style-name="T5">essons in electric circuits volume 1 DC</text:span></text:a><text:span text:style-name="T5">” , del autor Tony R. Kuphaldt.</text:span></text:p>
      <text:p text:style-name="P3"/>
      <text:p text:style-name="P60">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4 </text:span><text:tab/><text:span text:style-name="MT3">10</text:span>/2<text:span text:style-name="MT4">3</text:span></text:p>
      </style:header>
      <style:footer>
        <text:p text:style-name="MP2">Paulino Posada<text:tab/><text:tab/>pág. <text:page-number text:select-page="current">25</text:page-number> de <text:page-count>2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9-28T15:22:52.245381813</dc:date>
    <meta:editing-duration>P2DT5H22M35S</meta:editing-duration>
    <meta:editing-cycles>579</meta:editing-cycles>
    <meta:generator>LibreOffice/4.2.8.2$Linux_x86 LibreOffice_project/420m0$Build-2</meta:generator>
    <meta:document-statistic meta:table-count="1" meta:image-count="18" meta:object-count="112" meta:page-count="25" meta:paragraph-count="133" meta:word-count="1867" meta:character-count="11287" meta:non-whitespace-character-count="9417"/>
  </office:meta>
</office:document-meta>
</file>

<file path=Object 1/content.xml><?xml version="1.0" encoding="utf-8"?>
<math xmlns="http://www.w3.org/1998/Math/MathML" display="block">
  <semantics>
    <msub>
      <mi>R</mi>
      <mn>2</mn>
    </msub>
    <annotation encoding="StarMath 5.0">R rsub 2</annotation>
  </semantics>
</math>
</file>

<file path=Object 10/content.xml><?xml version="1.0" encoding="utf-8"?>
<math xmlns="http://www.w3.org/1998/Math/MathML" display="block">
  <semantics>
    <mfrac>
      <msub>
        <mi>R</mi>
        <mn>2</mn>
      </msub>
      <msub>
        <mi>R</mi>
        <mn>5</mn>
      </msub>
    </mfrac>
    <annotation encoding="StarMath 5.0">R rsub 2 over R rsub 5</annotation>
  </semantics>
</math>
</file>

<file path=Object 100/content.xml><?xml version="1.0" encoding="utf-8"?>
<math xmlns="http://www.w3.org/1998/Math/MathML" display="block">
  <semantics>
    <mrow>
      <mi>V</mi>
      <mo stretchy="false">=</mo>
      <mrow>
        <mi>E</mi>
        <mo stretchy="false">⋅</mo>
        <mn>0,5</mn>
      </mrow>
    </mrow>
    <annotation encoding="StarMath 5.0">V = E cdot 0,5</annotation>
  </semantics>
</math>
</file>

<file path=Object 101/content.xml><?xml version="1.0" encoding="utf-8"?>
<math xmlns="http://www.w3.org/1998/Math/MathML" display="block">
  <semantics>
    <mrow>
      <mfrac>
        <mi>P</mi>
        <msub>
          <mi>R</mi>
          <mi>x</mi>
        </msub>
      </mfrac>
      <mo stretchy="false">=</mo>
      <mfrac>
        <msub>
          <mi>R</mi>
          <mn>1</mn>
        </msub>
        <msub>
          <mi>R</mi>
          <mn>2</mn>
        </msub>
      </mfrac>
    </mrow>
    <annotation encoding="StarMath 5.0">P over R rsub x = R rsub 1 over R rsub 2</annotation>
  </semantics>
</math>
</file>

<file path=Object 102/content.xml><?xml version="1.0" encoding="utf-8"?>
<math xmlns="http://www.w3.org/1998/Math/MathML" display="block">
  <semantics>
    <mrow>
      <msub>
        <mi>R</mi>
        <mi>x</mi>
      </msub>
      <mo stretchy="false">≪</mo>
      <mi>P</mi>
    </mrow>
    <annotation encoding="StarMath 5.0">R rsub x &lt;&lt; P</annotation>
  </semantics>
</math>
</file>

<file path=Object 103/content.xml><?xml version="1.0" encoding="utf-8"?>
<math xmlns="http://www.w3.org/1998/Math/MathML" display="block">
  <semantics>
    <mrow>
      <mi>V</mi>
      <mo stretchy="false">=</mo>
      <mrow>
        <mrow>
          <mo stretchy="false">−</mo>
          <mi>E</mi>
        </mrow>
        <mo stretchy="false">⋅</mo>
        <mrow>
          <mo fence="true" stretchy="false">(</mo>
          <mrow>
            <mfrac>
              <msub>
                <mi>R</mi>
                <mn>2</mn>
              </msub>
              <mrow>
                <msub>
                  <mi>R</mi>
                  <mn>1</mn>
                </msub>
                <mo stretchy="false">+</mo>
                <msub>
                  <mi>R</mi>
                  <mn>2</mn>
                </msub>
              </mrow>
            </mfrac>
          </mrow>
          <mo fence="true" stretchy="false">)</mo>
        </mrow>
      </mrow>
    </mrow>
    <annotation encoding="StarMath 5.0">V = - E cdot ( R rsub 2 over{R rsub 1 + R rsub 2} )</annotation>
  </semantics>
</math>
</file>

<file path=Object 104/content.xml><?xml version="1.0" encoding="utf-8"?>
<math xmlns="http://www.w3.org/1998/Math/MathML" display="block">
  <semantics>
    <mrow>
      <msub>
        <mi>R</mi>
        <mn>1</mn>
      </msub>
      <mo stretchy="false">=</mo>
      <msub>
        <mi>R</mi>
        <mn>2</mn>
      </msub>
    </mrow>
    <annotation encoding="StarMath 5.0">R rsub 1 = R rsub 2</annotation>
  </semantics>
</math>
</file>

<file path=Object 105/content.xml><?xml version="1.0" encoding="utf-8"?>
<math xmlns="http://www.w3.org/1998/Math/MathML" display="block">
  <semantics>
    <mrow>
      <mi>V</mi>
      <mo stretchy="false">=</mo>
      <mrow>
        <mrow>
          <mo stretchy="false">−</mo>
          <mi>E</mi>
        </mrow>
        <mo stretchy="false">⋅</mo>
        <mn>0,5</mn>
      </mrow>
    </mrow>
    <annotation encoding="StarMath 5.0">V = -E cdot 0,5</annotation>
  </semantics>
</math>
</file>

<file path=Object 106/content.xml><?xml version="1.0" encoding="utf-8"?>
<math xmlns="http://www.w3.org/1998/Math/MathML" display="block">
  <semantics>
    <mrow>
      <mrow>
        <mfrac>
          <msub>
            <mi>R</mi>
            <mn>1</mn>
          </msub>
          <mrow>
            <msub>
              <mi>R</mi>
              <mn>1</mn>
            </msub>
            <mo stretchy="false">+</mo>
            <msub>
              <mi>R</mi>
              <mn>2</mn>
            </msub>
          </mrow>
        </mfrac>
        <mo stretchy="false">⋅</mo>
        <mi>E</mi>
      </mrow>
      <mo stretchy="false">=</mo>
      <msub>
        <mi>V</mi>
        <mrow>
          <mi>R</mi>
          <mn>1</mn>
        </mrow>
      </msub>
    </mrow>
    <annotation encoding="StarMath 5.0">R rsub 1 over {R rsub 1 + R rsub 2} cdot E = V rsub { R 1 } </annotation>
  </semantics>
</math>
</file>

<file path=Object 107/content.xml><?xml version="1.0" encoding="utf-8"?>
<math xmlns="http://www.w3.org/1998/Math/MathML" display="block">
  <semantics>
    <mrow>
      <msub>
        <mi>I</mi>
        <mi>B</mi>
      </msub>
      <mo stretchy="false">=</mo>
      <mfrac>
        <msub>
          <mi>V</mi>
          <mrow>
            <mi>R</mi>
            <mn>3</mn>
          </mrow>
        </msub>
        <msub>
          <mi>R</mi>
          <mn>3</mn>
        </msub>
      </mfrac>
      <mo stretchy="false">=</mo>
      <mfrac>
        <mi>E</mi>
        <mrow>
          <msub>
            <mi>R</mi>
            <mn>3</mn>
          </msub>
          <mo stretchy="false">+</mo>
          <msub>
            <mi>R</mi>
            <mn>4</mn>
          </msub>
        </mrow>
      </mfrac>
    </mrow>
    <annotation encoding="StarMath 5.0">I rsub B = V rsub R3 over {R rsub 3} = E over {R rsub 3 + R rsub 4} </annotation>
  </semantics>
</math>
</file>

<file path=Object 108/content.xml><?xml version="1.0" encoding="utf-8"?>
<math xmlns="http://www.w3.org/1998/Math/MathML" display="block">
  <semantics>
    <mrow>
      <msub>
        <mi>V</mi>
        <mrow>
          <mi>R</mi>
          <mn>1</mn>
        </mrow>
      </msub>
      <mo stretchy="false">=</mo>
      <msub>
        <mi>V</mi>
        <mrow>
          <mi>R</mi>
          <mn>2</mn>
        </mrow>
      </msub>
    </mrow>
    <annotation encoding="StarMath 5.0">V rsub { R 1 } = V rsub { R 2 } </annotation>
  </semantics>
</math>
</file>

<file path=Object 109/content.xml><?xml version="1.0" encoding="utf-8"?>
<math xmlns="http://www.w3.org/1998/Math/MathML" display="block">
  <semantics>
    <mrow>
      <mfrac>
        <msub>
          <mi>R</mi>
          <mn>1</mn>
        </msub>
        <mrow>
          <msub>
            <mi>R</mi>
            <mn>1</mn>
          </msub>
          <mo stretchy="false">+</mo>
          <msub>
            <mi>R</mi>
            <mn>2</mn>
          </msub>
        </mrow>
      </mfrac>
      <mo stretchy="false">=</mo>
      <mfrac>
        <msub>
          <mi>R</mi>
          <mn>3</mn>
        </msub>
        <mrow>
          <msub>
            <mi>R</mi>
            <mn>3</mn>
          </msub>
          <mo stretchy="false">+</mo>
          <msub>
            <mi>R</mi>
            <mn>4</mn>
          </msub>
        </mrow>
      </mfrac>
    </mrow>
    <annotation encoding="StarMath 5.0">R rsub 1 over {R rsub 1 + R rsub 2} = R rsub 3 over {R rsub 3 + R rsub 4} </annotation>
  </semantics>
</math>
</file>

<file path=Object 11/content.xml><?xml version="1.0" encoding="utf-8"?>
<math xmlns="http://www.w3.org/1998/Math/MathML" display="block">
  <semantics>
    <msub>
      <mi>R</mi>
      <mn>1</mn>
    </msub>
    <annotation encoding="StarMath 5.0">R rsub 1</annotation>
  </semantics>
</math>
</file>

<file path=Object 110/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 </annotation>
  </semantics>
</math>
</file>

<file path=Object 111/content.xml><?xml version="1.0" encoding="utf-8"?>
<math xmlns="http://www.w3.org/1998/Math/MathML" display="block">
  <semantics>
    <mrow>
      <msub>
        <mi>I</mi>
        <mi>A</mi>
      </msub>
      <mo stretchy="false">=</mo>
      <mfrac>
        <msub>
          <mi>V</mi>
          <mrow>
            <mi>R</mi>
            <mn>1</mn>
          </mrow>
        </msub>
        <msub>
          <mi>R</mi>
          <mn>1</mn>
        </msub>
      </mfrac>
      <mo stretchy="false">=</mo>
      <mfrac>
        <mi>E</mi>
        <mrow>
          <msub>
            <mi>R</mi>
            <mn>1</mn>
          </msub>
          <mo stretchy="false">+</mo>
          <msub>
            <mi>R</mi>
            <mn>2</mn>
          </msub>
        </mrow>
      </mfrac>
    </mrow>
    <annotation encoding="StarMath 5.0">I rsub A = V rsub R1 over {R rsub 1} = E over {R rsub 1 + R rsub 2} </annotation>
  </semantics>
</math>
</file>

<file path=Object 112/content.xml><?xml version="1.0" encoding="utf-8"?>
<math xmlns="http://www.w3.org/1998/Math/MathML" display="block">
  <semantics>
    <mrow>
      <mrow>
        <mfrac>
          <msub>
            <mi>R</mi>
            <mn>3</mn>
          </msub>
          <mrow>
            <msub>
              <mi>R</mi>
              <mn>3</mn>
            </msub>
            <mo stretchy="false">+</mo>
            <msub>
              <mi>R</mi>
              <mn>4</mn>
            </msub>
          </mrow>
        </mfrac>
        <mo stretchy="false">⋅</mo>
        <mi>E</mi>
      </mrow>
      <mo stretchy="false">=</mo>
      <msub>
        <mi>V</mi>
        <mrow>
          <mi>R</mi>
          <mn>3</mn>
        </mrow>
      </msub>
    </mrow>
    <annotation encoding="StarMath 5.0">R rsub 3 over {R rsub 3 + R rsub 4} cdot E = V rsub { R 3 } </annotation>
  </semantics>
</math>
</file>

<file path=Object 12/content.xml><?xml version="1.0" encoding="utf-8"?>
<math xmlns="http://www.w3.org/1998/Math/MathML" display="block">
  <semantics>
    <msub>
      <mi>R</mi>
      <mn>4</mn>
    </msub>
    <annotation encoding="StarMath 5.0">R rsub 4</annotation>
  </semantics>
</math>
</file>

<file path=Object 13/content.xml><?xml version="1.0" encoding="utf-8"?>
<math xmlns="http://www.w3.org/1998/Math/MathML" display="block">
  <semantics>
    <msub>
      <mi>R</mi>
      <mn>2</mn>
    </msub>
    <annotation encoding="StarMath 5.0">R rsub 2</annotation>
  </semantics>
</math>
</file>

<file path=Object 14/content.xml><?xml version="1.0" encoding="utf-8"?>
<math xmlns="http://www.w3.org/1998/Math/MathML" display="block">
  <semantics>
    <msub>
      <mi>R</mi>
      <mn>5</mn>
    </msub>
    <annotation encoding="StarMath 5.0">R rsub 5</annotation>
  </semantics>
</math>
</file>

<file path=Object 15/content.xml><?xml version="1.0" encoding="utf-8"?>
<math xmlns="http://www.w3.org/1998/Math/MathML" display="block">
  <semantics>
    <msub>
      <mi>R</mi>
      <mn>3</mn>
    </msub>
    <annotation encoding="StarMath 5.0">R rsub 3</annotation>
  </semantics>
</math>
</file>

<file path=Object 16/content.xml><?xml version="1.0" encoding="utf-8"?>
<math xmlns="http://www.w3.org/1998/Math/MathML" display="block">
  <semantics>
    <msub>
      <mi>R</mi>
      <mn>1</mn>
    </msub>
    <annotation encoding="StarMath 5.0">R rsub 1</annotation>
  </semantics>
</math>
</file>

<file path=Object 17/content.xml><?xml version="1.0" encoding="utf-8"?>
<math xmlns="http://www.w3.org/1998/Math/MathML" display="block">
  <semantics>
    <msub>
      <mi>R</mi>
      <mn>4</mn>
    </msub>
    <annotation encoding="StarMath 5.0">R rsub 4</annotation>
  </semantics>
</math>
</file>

<file path=Object 18/content.xml><?xml version="1.0" encoding="utf-8"?>
<math xmlns="http://www.w3.org/1998/Math/MathML" display="block">
  <semantics>
    <msub>
      <mi>R</mi>
      <mn>3</mn>
    </msub>
    <annotation encoding="StarMath 5.0">R rsub 3</annotation>
  </semantics>
</math>
</file>

<file path=Object 19/content.xml><?xml version="1.0" encoding="utf-8"?>
<math xmlns="http://www.w3.org/1998/Math/MathML" display="block">
  <semantics>
    <msub>
      <mi>R</mi>
      <mn>1</mn>
    </msub>
    <annotation encoding="StarMath 5.0">R rsub 1</annotation>
  </semantics>
</math>
</file>

<file path=Object 2/content.xml><?xml version="1.0" encoding="utf-8"?>
<math xmlns="http://www.w3.org/1998/Math/MathML" display="block">
  <semantics>
    <msub>
      <mi>R</mi>
      <mn>3</mn>
    </msub>
    <annotation encoding="StarMath 5.0">R rsub 3</annotation>
  </semantics>
</math>
</file>

<file path=Object 20/content.xml><?xml version="1.0" encoding="utf-8"?>
<math xmlns="http://www.w3.org/1998/Math/MathML" display="block">
  <semantics>
    <msub>
      <mi>R</mi>
      <mn>4</mn>
    </msub>
    <annotation encoding="StarMath 5.0">R rsub 4</annotation>
  </semantics>
</math>
</file>

<file path=Object 21/content.xml><?xml version="1.0" encoding="utf-8"?>
<math xmlns="http://www.w3.org/1998/Math/MathML" display="block">
  <semantics>
    <msub>
      <mi>R</mi>
      <mn>2</mn>
    </msub>
    <annotation encoding="StarMath 5.0">R rsub 2</annotation>
  </semantics>
</math>
</file>

<file path=Object 22/content.xml><?xml version="1.0" encoding="utf-8"?>
<math xmlns="http://www.w3.org/1998/Math/MathML" display="block">
  <semantics>
    <msub>
      <mi>R</mi>
      <mn>5</mn>
    </msub>
    <annotation encoding="StarMath 5.0">R rsub 5</annotation>
  </semantics>
</math>
</file>

<file path=Object 23/content.xml><?xml version="1.0" encoding="utf-8"?>
<math xmlns="http://www.w3.org/1998/Math/MathML" display="block">
  <semantics>
    <msub>
      <mi>R</mi>
      <mn>1</mn>
    </msub>
    <annotation encoding="StarMath 5.0">R rsub 1</annotation>
  </semantics>
</math>
</file>

<file path=Object 24/content.xml><?xml version="1.0" encoding="utf-8"?>
<math xmlns="http://www.w3.org/1998/Math/MathML" display="block">
  <semantics>
    <msub>
      <mi>R</mi>
      <mn>4</mn>
    </msub>
    <annotation encoding="StarMath 5.0">R rsub 4</annotation>
  </semantics>
</math>
</file>

<file path=Object 25/content.xml><?xml version="1.0" encoding="utf-8"?>
<math xmlns="http://www.w3.org/1998/Math/MathML" display="block">
  <semantics>
    <msub>
      <mi>R</mi>
      <mn>5</mn>
    </msub>
    <annotation encoding="StarMath 5.0">R rsub 5</annotation>
  </semantics>
</math>
</file>

<file path=Object 26/content.xml><?xml version="1.0" encoding="utf-8"?>
<math xmlns="http://www.w3.org/1998/Math/MathML" display="block">
  <semantics>
    <msub>
      <mi>R</mi>
      <mn>1</mn>
    </msub>
    <annotation encoding="StarMath 5.0">R rsub 1</annotation>
  </semantics>
</math>
</file>

<file path=Object 27/content.xml><?xml version="1.0" encoding="utf-8"?>
<math xmlns="http://www.w3.org/1998/Math/MathML" display="block">
  <semantics>
    <msub>
      <mi>R</mi>
      <mn>2</mn>
    </msub>
    <annotation encoding="StarMath 5.0">R rsub 2</annotation>
  </semantics>
</math>
</file>

<file path=Object 28/content.xml><?xml version="1.0" encoding="utf-8"?>
<math xmlns="http://www.w3.org/1998/Math/MathML" display="block">
  <semantics>
    <msub>
      <mi>R</mi>
      <mn>3</mn>
    </msub>
    <annotation encoding="StarMath 5.0">R rsub 3</annotation>
  </semantics>
</math>
</file>

<file path=Object 29/content.xml><?xml version="1.0" encoding="utf-8"?>
<math xmlns="http://www.w3.org/1998/Math/MathML" display="block">
  <semantics>
    <msub>
      <mi>I</mi>
      <mn>1</mn>
    </msub>
    <annotation encoding="StarMath 5.0">I rsub 1</annotation>
  </semantics>
</math>
</file>

<file path=Object 3/content.xml><?xml version="1.0" encoding="utf-8"?>
<math xmlns="http://www.w3.org/1998/Math/MathML" display="block">
  <semantics>
    <msub>
      <mi>R</mi>
      <mn>1</mn>
    </msub>
    <annotation encoding="StarMath 5.0">R rsub 1</annotation>
  </semantics>
</math>
</file>

<file path=Object 30/content.xml><?xml version="1.0" encoding="utf-8"?>
<math xmlns="http://www.w3.org/1998/Math/MathML" display="block">
  <semantics>
    <msub>
      <mi>I</mi>
      <mn>2</mn>
    </msub>
    <annotation encoding="StarMath 5.0">I rsub 2</annotation>
  </semantics>
</math>
</file>

<file path=Object 31/content.xml><?xml version="1.0" encoding="utf-8"?>
<math xmlns="http://www.w3.org/1998/Math/MathML" display="block">
  <semantics>
    <msub>
      <mi>I</mi>
      <mn>3</mn>
    </msub>
    <annotation encoding="StarMath 5.0">I rsub 3</annotation>
  </semantics>
</math>
</file>

<file path=Object 32/content.xml><?xml version="1.0" encoding="utf-8"?>
<math xmlns="http://www.w3.org/1998/Math/MathML" display="block">
  <semantics>
    <msub>
      <mi>I</mi>
      <mn>1</mn>
    </msub>
    <annotation encoding="StarMath 5.0">I rsub 1</annotation>
  </semantics>
</math>
</file>

<file path=Object 33/content.xml><?xml version="1.0" encoding="utf-8"?>
<math xmlns="http://www.w3.org/1998/Math/MathML" display="block">
  <semantics>
    <msub>
      <mi>I</mi>
      <mn>2</mn>
    </msub>
    <annotation encoding="StarMath 5.0">I rsub 2</annotation>
  </semantics>
</math>
</file>

<file path=Object 34/content.xml><?xml version="1.0" encoding="utf-8"?>
<math xmlns="http://www.w3.org/1998/Math/MathML" display="block">
  <semantics>
    <msub>
      <mi>I</mi>
      <mn>3</mn>
    </msub>
    <annotation encoding="StarMath 5.0">I rsub 3</annotation>
  </semantics>
</math>
</file>

<file path=Object 35/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36/content.xml><?xml version="1.0" encoding="utf-8"?>
<math xmlns="http://www.w3.org/1998/Math/MathML" display="block">
  <semantics>
    <msub>
      <mi>I</mi>
      <mn>1</mn>
    </msub>
    <annotation encoding="StarMath 5.0">I rsub 1</annotation>
  </semantics>
</math>
</file>

<file path=Object 37/content.xml><?xml version="1.0" encoding="utf-8"?>
<math xmlns="http://www.w3.org/1998/Math/MathML" display="block">
  <semantics>
    <msub>
      <mi>I</mi>
      <mn>2</mn>
    </msub>
    <annotation encoding="StarMath 5.0">I rsub 2</annotation>
  </semantics>
</math>
</file>

<file path=Object 38/content.xml><?xml version="1.0" encoding="utf-8"?>
<math xmlns="http://www.w3.org/1998/Math/MathML" display="block">
  <semantics>
    <msub>
      <mi>I</mi>
      <mn>3</mn>
    </msub>
    <annotation encoding="StarMath 5.0">I rsub 3</annotation>
  </semantics>
</math>
</file>

<file path=Object 39/content.xml><?xml version="1.0" encoding="utf-8"?>
<math xmlns="http://www.w3.org/1998/Math/MathML" display="block">
  <semantics>
    <mrow>
      <mrow>
        <mo stretchy="false">−</mo>
        <mn>28</mn>
      </mrow>
      <mrow>
        <mi>V</mi>
        <mo stretchy="false">+</mo>
        <mn>0</mn>
      </mrow>
      <mrow>
        <mrow>
          <mi>V</mi>
          <mo stretchy="false">+</mo>
          <msub>
            <mi>V</mi>
            <mrow>
              <mi>R</mi>
              <mn>1</mn>
            </mrow>
          </msub>
          <mo stretchy="false">+</mo>
          <msub>
            <mi>V</mi>
            <mrow>
              <mi>R</mi>
              <mn>2</mn>
            </mrow>
          </msub>
        </mrow>
        <mo stretchy="false">=</mo>
        <mn>0</mn>
      </mrow>
      <mi>V</mi>
    </mrow>
    <annotation encoding="StarMath 5.0">-28 V + 0 V + V rsub { R1 } + V rsub { R2 } = 0 V</annotation>
  </semantics>
</math>
</file>

<file path=Object 4/content.xml><?xml version="1.0" encoding="utf-8"?>
<math xmlns="http://www.w3.org/1998/Math/MathML" display="block">
  <semantics>
    <msub>
      <mi>B</mi>
      <mn>1</mn>
    </msub>
    <annotation encoding="StarMath 5.0">B rsub 1</annotation>
  </semantics>
</math>
</file>

<file path=Object 40/content.xml><?xml version="1.0" encoding="utf-8"?>
<math xmlns="http://www.w3.org/1998/Math/MathML" display="block">
  <semantics>
    <msub>
      <mi>R</mi>
      <mn>1</mn>
    </msub>
    <annotation encoding="StarMath 5.0">R rsub 1</annotation>
  </semantics>
</math>
</file>

<file path=Object 41/content.xml><?xml version="1.0" encoding="utf-8"?>
<math xmlns="http://www.w3.org/1998/Math/MathML" display="block">
  <semantics>
    <msub>
      <mi>R</mi>
      <mn>2</mn>
    </msub>
    <annotation encoding="StarMath 5.0">R rsub 2</annotation>
  </semantics>
</math>
</file>

<file path=Object 42/content.xml><?xml version="1.0" encoding="utf-8"?>
<math xmlns="http://www.w3.org/1998/Math/MathML" display="block">
  <semantics>
    <msub>
      <mi>I</mi>
      <mn>1</mn>
    </msub>
    <annotation encoding="StarMath 5.0">I rsub 1</annotation>
  </semantics>
</math>
</file>

<file path=Object 43/content.xml><?xml version="1.0" encoding="utf-8"?>
<math xmlns="http://www.w3.org/1998/Math/MathML" display="block">
  <semantics>
    <msub>
      <mi>I</mi>
      <mn>2</mn>
    </msub>
    <annotation encoding="StarMath 5.0">I rsub 2</annotation>
  </semantics>
</math>
</file>

<file path=Object 44/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45/content.xml><?xml version="1.0" encoding="utf-8"?>
<math xmlns="http://www.w3.org/1998/Math/MathML" display="block">
  <semantics>
    <mrow>
      <mrow>
        <mrow>
          <mo stretchy="false">−</mo>
          <msub>
            <mi>V</mi>
            <mrow>
              <mi>R</mi>
              <mn>2</mn>
            </mrow>
          </msub>
        </mrow>
        <mo stretchy="false">+</mo>
        <mn>0</mn>
      </mrow>
      <mrow>
        <mi>V</mi>
        <mo stretchy="false">+</mo>
        <mn>7</mn>
      </mrow>
      <mrow>
        <mrow>
          <mi>V</mi>
          <mo stretchy="false">−</mo>
          <msub>
            <mi>V</mi>
            <mrow>
              <mi>R</mi>
              <mn>3</mn>
            </mrow>
          </msub>
        </mrow>
        <mo stretchy="false">=</mo>
        <mn>0</mn>
      </mrow>
      <mi>V</mi>
    </mrow>
    <annotation encoding="StarMath 5.0">-V rsub {R2} + 0 V + 7 V - V rsub {R3} = 0 V</annotation>
  </semantics>
</math>
</file>

<file path=Object 46/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47/content.xml><?xml version="1.0" encoding="utf-8"?>
<math xmlns="http://www.w3.org/1998/Math/MathML" display="block">
  <semantics>
    <msub>
      <mi>I</mi>
      <mn>1</mn>
    </msub>
    <annotation encoding="StarMath 5.0">I rsub 1</annotation>
  </semantics>
</math>
</file>

<file path=Object 48/content.xml><?xml version="1.0" encoding="utf-8"?>
<math xmlns="http://www.w3.org/1998/Math/MathML" display="block">
  <semantics>
    <msub>
      <mi>I</mi>
      <mn>2</mn>
    </msub>
    <annotation encoding="StarMath 5.0">I rsub 2</annotation>
  </semantics>
</math>
</file>

<file path=Object 49/content.xml><?xml version="1.0" encoding="utf-8"?>
<math xmlns="http://www.w3.org/1998/Math/MathML" display="block">
  <semantics>
    <msub>
      <mi>I</mi>
      <mn>3</mn>
    </msub>
    <annotation encoding="StarMath 5.0">I rsub 3</annotation>
  </semantics>
</math>
</file>

<file path=Object 5/content.xml><?xml version="1.0" encoding="utf-8"?>
<math xmlns="http://www.w3.org/1998/Math/MathML" display="block">
  <semantics>
    <msub>
      <mi>R</mi>
      <mn>2</mn>
    </msub>
    <annotation encoding="StarMath 5.0">R rsub 2</annotation>
  </semantics>
</math>
</file>

<file path=Object 50/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51/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52/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53/content.xml><?xml version="1.0" encoding="utf-8"?>
<math xmlns="http://www.w3.org/1998/Math/MathML" display="block">
  <semantics>
    <mrow>
      <mrow>
        <msub>
          <mi>R</mi>
          <mn>1</mn>
        </msub>
        <mo stretchy="false">=</mo>
        <mn>4</mn>
      </mrow>
      <mi>Ω</mi>
    </mrow>
    <annotation encoding="StarMath 5.0">R rsub 1 = 4Ω</annotation>
  </semantics>
</math>
</file>

<file path=Object 54/content.xml><?xml version="1.0" encoding="utf-8"?>
<math xmlns="http://www.w3.org/1998/Math/MathML" display="block">
  <semantics>
    <mrow>
      <mrow>
        <msub>
          <mi>R</mi>
          <mn>2</mn>
        </msub>
        <mo stretchy="false">=</mo>
        <mn>2</mn>
      </mrow>
      <mi>Ω</mi>
    </mrow>
    <annotation encoding="StarMath 5.0">R rsub 2 = 2Ω</annotation>
  </semantics>
</math>
</file>

<file path=Object 55/content.xml><?xml version="1.0" encoding="utf-8"?>
<math xmlns="http://www.w3.org/1998/Math/MathML" display="block">
  <semantics>
    <mrow>
      <mrow>
        <msub>
          <mi>R</mi>
          <mn>3</mn>
        </msub>
        <mo stretchy="false">=</mo>
        <mn>1</mn>
      </mrow>
      <mi>Ω</mi>
    </mrow>
    <annotation encoding="StarMath 5.0">R rsub 3 = 1Ω</annotation>
  </semantics>
</math>
</file>

<file path=Object 56/content.xml><?xml version="1.0" encoding="utf-8"?>
<math xmlns="http://www.w3.org/1998/Math/MathML" display="block">
  <semantics>
    <msub>
      <mi>R</mi>
      <mn>1</mn>
    </msub>
    <annotation encoding="StarMath 5.0">R rsub 1 </annotation>
  </semantics>
</math>
</file>

<file path=Object 57/content.xml><?xml version="1.0" encoding="utf-8"?>
<math xmlns="http://www.w3.org/1998/Math/MathML" display="block">
  <semantics>
    <msub>
      <mi>R</mi>
      <mn>2</mn>
    </msub>
    <annotation encoding="StarMath 5.0">R rsub 2 </annotation>
  </semantics>
</math>
</file>

<file path=Object 58/content.xml><?xml version="1.0" encoding="utf-8"?>
<math xmlns="http://www.w3.org/1998/Math/MathML" display="block">
  <semantics>
    <msub>
      <mi>R</mi>
      <mn>3</mn>
    </msub>
    <annotation encoding="StarMath 5.0">R rsub 3 </annotation>
  </semantics>
</math>
</file>

<file path=Object 59/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6/content.xml><?xml version="1.0" encoding="utf-8"?>
<math xmlns="http://www.w3.org/1998/Math/MathML" display="block">
  <semantics>
    <msub>
      <mi>R</mi>
      <mn>3</mn>
    </msub>
    <annotation encoding="StarMath 5.0">R rsub 3</annotation>
  </semantics>
</math>
</file>

<file path=Object 60/content.xml><?xml version="1.0" encoding="utf-8"?>
<math xmlns="http://www.w3.org/1998/Math/MathML" display="block">
  <semantics>
    <mrow>
      <mrow>
        <mo stretchy="false">−</mo>
        <mn>28</mn>
      </mrow>
      <mrow>
        <mi>V</mi>
        <mo stretchy="false">+</mo>
        <mn>0</mn>
      </mrow>
      <mrow>
        <mi>V</mi>
        <mo stretchy="false">+</mo>
        <mrow>
          <msub>
            <mi>I</mi>
            <mn>1</mn>
          </msub>
          <mo stretchy="false">⋅</mo>
          <mn>4</mn>
        </mrow>
      </mrow>
      <mrow>
        <mi>Ω</mi>
        <mo stretchy="false">+</mo>
        <mrow>
          <msub>
            <mi>I</mi>
            <mn>2</mn>
          </msub>
          <mo stretchy="false">⋅</mo>
          <mn>2</mn>
        </mrow>
      </mrow>
      <mrow>
        <mi>Ω</mi>
        <mo stretchy="false">=</mo>
        <mn>0</mn>
      </mrow>
      <mi>V</mi>
    </mrow>
    <annotation encoding="StarMath 5.0">-28 V + 0 V + I rsub { 1 } cdot 4Ω + I rsub { 2 } cdot 2Ω = 0 V</annotation>
  </semantics>
</math>
</file>

<file path=Object 61/content.xml><?xml version="1.0" encoding="utf-8"?>
<math xmlns="http://www.w3.org/1998/Math/MathML" display="block">
  <semantics>
    <mrow>
      <mn>7</mn>
      <mrow>
        <mi>V</mi>
        <mo stretchy="false">−</mo>
        <mrow>
          <msub>
            <mi>I</mi>
            <mn>2</mn>
          </msub>
          <mo stretchy="false">⋅</mo>
          <mn>2</mn>
        </mrow>
      </mrow>
      <mrow>
        <mi>Ω</mi>
        <mo stretchy="false">−</mo>
        <mrow>
          <msub>
            <mi>I</mi>
            <mn>3</mn>
          </msub>
          <mo stretchy="false">⋅</mo>
          <mn>1</mn>
        </mrow>
      </mrow>
      <mrow>
        <mi>Ω</mi>
        <mo stretchy="false">=</mo>
        <mn>0</mn>
      </mrow>
      <mi>V</mi>
    </mrow>
    <annotation encoding="StarMath 5.0">7 V -I rsub {2} cdot 2Ω  - I rsub {3} cdot 1Ω = 0 V</annotation>
  </semantics>
</math>
</file>

<file path=Object 62/content.xml><?xml version="1.0" encoding="utf-8"?>
<math xmlns="http://www.w3.org/1998/Math/MathML" display="block">
  <semantics>
    <msub>
      <mi>I</mi>
      <mn>1</mn>
    </msub>
    <annotation encoding="StarMath 5.0">I rsub 1</annotation>
  </semantics>
</math>
</file>

<file path=Object 63/content.xml><?xml version="1.0" encoding="utf-8"?>
<math xmlns="http://www.w3.org/1998/Math/MathML" display="block">
  <semantics>
    <msub>
      <mi>I</mi>
      <mn>2</mn>
    </msub>
    <annotation encoding="StarMath 5.0">I rsub 2</annotation>
  </semantics>
</math>
</file>

<file path=Object 64/content.xml><?xml version="1.0" encoding="utf-8"?>
<math xmlns="http://www.w3.org/1998/Math/MathML" display="block">
  <semantics>
    <msub>
      <mi>I</mi>
      <mn>3</mn>
    </msub>
    <annotation encoding="StarMath 5.0">I rsub 3</annotation>
  </semantics>
</math>
</file>

<file path=Object 65/content.xml><?xml version="1.0" encoding="utf-8"?>
<math xmlns="http://www.w3.org/1998/Math/MathML" display="block">
  <semantics>
    <mrow>
      <mrow>
        <mrow>
          <msub>
            <mi>I</mi>
            <mn>1</mn>
          </msub>
          <mo stretchy="false">−</mo>
          <msub>
            <mi>I</mi>
            <mn>2</mn>
          </msub>
          <mo stretchy="false">+</mo>
          <msub>
            <mi>I</mi>
            <mn>3</mn>
          </msub>
        </mrow>
        <mo stretchy="false">=</mo>
        <mn>0</mn>
      </mrow>
      <mi>A</mi>
    </mrow>
    <annotation encoding="StarMath 5.0">I rsub 1 - I rsub 2  + I rsub 3 = 0 A </annotation>
  </semantics>
</math>
</file>

<file path=Object 66/content.xml><?xml version="1.0" encoding="utf-8"?>
<math xmlns="http://www.w3.org/1998/Math/MathML" display="block">
  <semantics>
    <mrow>
      <mrow>
        <msub>
          <mi>I</mi>
          <mn>1</mn>
        </msub>
        <mo stretchy="false">⋅</mo>
        <mn>4</mn>
      </mrow>
      <mrow>
        <mi>Ω</mi>
        <mo stretchy="false">+</mo>
        <mrow>
          <msub>
            <mi>I</mi>
            <mn>2</mn>
          </msub>
          <mo stretchy="false">⋅</mo>
          <mn>2</mn>
        </mrow>
      </mrow>
      <mrow>
        <mi>Ω</mi>
        <mo stretchy="false">+</mo>
        <mrow>
          <msub>
            <mi>I</mi>
            <mn>3</mn>
          </msub>
          <mo stretchy="false">⋅</mo>
          <mn>0</mn>
        </mrow>
      </mrow>
      <mrow>
        <mi>Ω</mi>
        <mo stretchy="false">=</mo>
        <mn>28</mn>
      </mrow>
      <mi>V</mi>
    </mrow>
    <annotation encoding="StarMath 5.0">I rsub { 1 } cdot 4Ω + I rsub { 2 } cdot 2Ω + I rsub { 3 } cdot 0Ω  = 28 V</annotation>
  </semantics>
</math>
</file>

<file path=Object 67/content.xml><?xml version="1.0" encoding="utf-8"?>
<math xmlns="http://www.w3.org/1998/Math/MathML" display="block">
  <semantics>
    <mrow>
      <mrow>
        <msub>
          <mi>I</mi>
          <mn>1</mn>
        </msub>
        <mo stretchy="false">⋅</mo>
        <mn>0</mn>
      </mrow>
      <mrow>
        <mi>Ω</mi>
        <mo stretchy="false">−</mo>
        <mrow>
          <msub>
            <mi>I</mi>
            <mn>2</mn>
          </msub>
          <mo stretchy="false">⋅</mo>
          <mn>2</mn>
        </mrow>
      </mrow>
      <mrow>
        <mi>Ω</mi>
        <mo stretchy="false">−</mo>
        <mrow>
          <msub>
            <mi>I</mi>
            <mn>3</mn>
          </msub>
          <mo stretchy="false">⋅</mo>
          <mn>1</mn>
        </mrow>
      </mrow>
      <mrow>
        <mi>Ω</mi>
        <mo stretchy="false">=</mo>
        <mrow>
          <mo stretchy="false">−</mo>
          <mn>7</mn>
        </mrow>
      </mrow>
      <mi>V</mi>
    </mrow>
    <annotation encoding="StarMath 5.0">I rsub {1} cdot 0Ω -I rsub {2} cdot 2Ω  - I rsub {3} cdot 1Ω = -7 V</annotation>
  </semantics>
</math>
</file>

<file path=Object 68/content.xml><?xml version="1.0" encoding="utf-8"?>
<math xmlns="http://www.w3.org/1998/Math/MathML" display="block">
  <semantics>
    <msub>
      <mi>I</mi>
      <mn>1</mn>
    </msub>
    <annotation encoding="StarMath 5.0">I rsub 1</annotation>
  </semantics>
</math>
</file>

<file path=Object 69/content.xml><?xml version="1.0" encoding="utf-8"?>
<math xmlns="http://www.w3.org/1998/Math/MathML" display="block">
  <semantics>
    <msub>
      <mi>I</mi>
      <mn>2</mn>
    </msub>
    <annotation encoding="StarMath 5.0">I rsub 2</annotation>
  </semantics>
</math>
</file>

<file path=Object 7/content.xml><?xml version="1.0" encoding="utf-8"?>
<math xmlns="http://www.w3.org/1998/Math/MathML" display="block">
  <semantics>
    <msub>
      <mi>B</mi>
      <mn>2</mn>
    </msub>
    <annotation encoding="StarMath 5.0">B rsub 2</annotation>
  </semantics>
</math>
</file>

<file path=Object 70/content.xml><?xml version="1.0" encoding="utf-8"?>
<math xmlns="http://www.w3.org/1998/Math/MathML" display="block">
  <semantics>
    <msub>
      <mi>I</mi>
      <mn>3</mn>
    </msub>
    <annotation encoding="StarMath 5.0">I rsub 3</annotation>
  </semantics>
</math>
</file>

<file path=Object 71/content.xml><?xml version="1.0" encoding="utf-8"?>
<math xmlns="http://www.w3.org/1998/Math/MathML" display="block">
  <semantics>
    <mrow>
      <mrow>
        <msub>
          <mi>I</mi>
          <mn>1</mn>
        </msub>
        <mo stretchy="false">=</mo>
        <mn>5</mn>
      </mrow>
      <mi>A</mi>
    </mrow>
    <annotation encoding="StarMath 5.0">I rsub 1 = 5 A </annotation>
  </semantics>
</math>
</file>

<file path=Object 72/content.xml><?xml version="1.0" encoding="utf-8"?>
<math xmlns="http://www.w3.org/1998/Math/MathML" display="block">
  <semantics>
    <mrow>
      <mrow>
        <msub>
          <mi>I</mi>
          <mn>2</mn>
        </msub>
        <mo stretchy="false">=</mo>
        <mn>4</mn>
      </mrow>
      <mi>A</mi>
    </mrow>
    <annotation encoding="StarMath 5.0">I rsub 2 = 4 A </annotation>
  </semantics>
</math>
</file>

<file path=Object 73/content.xml><?xml version="1.0" encoding="utf-8"?>
<math xmlns="http://www.w3.org/1998/Math/MathML" display="block">
  <semantics>
    <mrow>
      <mrow>
        <msub>
          <mi>I</mi>
          <mn>3</mn>
        </msub>
        <mo stretchy="false">=</mo>
        <mrow>
          <mo stretchy="false">−</mo>
          <mn>1</mn>
        </mrow>
      </mrow>
      <mi>A</mi>
    </mrow>
    <annotation encoding="StarMath 5.0">I rsub 3 = -1 A </annotation>
  </semantics>
</math>
</file>

<file path=Object 74/content.xml><?xml version="1.0" encoding="utf-8"?>
<math xmlns="http://www.w3.org/1998/Math/MathML" display="block">
  <semantics>
    <msub>
      <mi>I</mi>
      <mn>3</mn>
    </msub>
    <annotation encoding="StarMath 5.0">I rsub 3</annotation>
  </semantics>
</math>
</file>

<file path=Object 75/content.xml><?xml version="1.0" encoding="utf-8"?>
<math xmlns="http://www.w3.org/1998/Math/MathML" display="block">
  <semantics>
    <msub>
      <mi>I</mi>
      <mn>3</mn>
    </msub>
    <annotation encoding="StarMath 5.0">I rsub 3</annotation>
  </semantics>
</math>
</file>

<file path=Object 76/content.xml><?xml version="1.0" encoding="utf-8"?>
<math xmlns="http://www.w3.org/1998/Math/MathML" display="block">
  <semantics>
    <msub>
      <mi>I</mi>
      <mn>3</mn>
    </msub>
    <annotation encoding="StarMath 5.0">I rsub 3</annotation>
  </semantics>
</math>
</file>

<file path=Object 77/content.xml><?xml version="1.0" encoding="utf-8"?>
<math xmlns="http://www.w3.org/1998/Math/MathML" display="block">
  <semantics>
    <msub>
      <mi>R</mi>
      <mn>3</mn>
    </msub>
    <annotation encoding="StarMath 5.0">R rsub 3</annotation>
  </semantics>
</math>
</file>

<file path=Object 78/content.xml><?xml version="1.0" encoding="utf-8"?>
<math xmlns="http://www.w3.org/1998/Math/MathML" display="block">
  <semantics>
    <msub>
      <mi>I</mi>
      <mn>3</mn>
    </msub>
    <annotation encoding="StarMath 5.0">I rsub 3</annotation>
  </semantics>
</math>
</file>

<file path=Object 79/content.xml><?xml version="1.0" encoding="utf-8"?>
<math xmlns="http://www.w3.org/1998/Math/MathML" display="block">
  <semantics>
    <msub>
      <mi>I</mi>
      <mn>3</mn>
    </msub>
    <annotation encoding="StarMath 5.0">I rsub 3</annotation>
  </semantics>
</math>
</file>

<file path=Object 8/content.xml><?xml version="1.0" encoding="utf-8"?>
<math xmlns="http://www.w3.org/1998/Math/MathML" display="block">
  <semantics>
    <msub>
      <mi>R</mi>
      <mn>3</mn>
    </msub>
    <annotation encoding="StarMath 5.0">R rsub 3</annotation>
  </semantics>
</math>
</file>

<file path=Object 80/content.xml><?xml version="1.0" encoding="utf-8"?>
<math xmlns="http://www.w3.org/1998/Math/MathML" display="block">
  <semantics>
    <mrow>
      <mrow>
        <msub>
          <mi>V</mi>
          <mrow>
            <mi>R</mi>
            <mn>1</mn>
          </mrow>
        </msub>
        <mo stretchy="false">=</mo>
        <mn>4</mn>
      </mrow>
      <mrow>
        <mi>Ω</mi>
        <mo stretchy="false">⋅</mo>
        <mn>5</mn>
      </mrow>
      <mrow>
        <mi>A</mi>
        <mo stretchy="false">=</mo>
        <mn>20</mn>
      </mrow>
      <mi>V</mi>
    </mrow>
    <annotation encoding="StarMath 5.0">V rsub { R1 } = 4Ω cdot 5 A = 20 V</annotation>
  </semantics>
</math>
</file>

<file path=Object 81/content.xml><?xml version="1.0" encoding="utf-8"?>
<math xmlns="http://www.w3.org/1998/Math/MathML" display="block">
  <semantics>
    <mrow>
      <mrow>
        <msub>
          <mi>V</mi>
          <mrow>
            <mi>R</mi>
            <mn>2</mn>
          </mrow>
        </msub>
        <mo stretchy="false">=</mo>
        <mn>2</mn>
      </mrow>
      <mrow>
        <mi>Ω</mi>
        <mo stretchy="false">⋅</mo>
        <mn>4</mn>
      </mrow>
      <mrow>
        <mi>A</mi>
        <mo stretchy="false">=</mo>
        <mn>8</mn>
      </mrow>
      <mi>V</mi>
    </mrow>
    <annotation encoding="StarMath 5.0">V rsub { R2 } = 2 Ω cdot 4 A = 8 V</annotation>
  </semantics>
</math>
</file>

<file path=Object 82/content.xml><?xml version="1.0" encoding="utf-8"?>
<math xmlns="http://www.w3.org/1998/Math/MathML" display="block">
  <semantics>
    <mrow>
      <mrow>
        <msub>
          <mi>V</mi>
          <mrow>
            <mi>R</mi>
            <mn>3</mn>
          </mrow>
        </msub>
        <mo stretchy="false">=</mo>
        <mn>1</mn>
      </mrow>
      <mrow>
        <mi>Ω</mi>
        <mo stretchy="false">⋅</mo>
        <mn>1</mn>
      </mrow>
      <mrow>
        <mi>A</mi>
        <mo stretchy="false">=</mo>
        <mn>1</mn>
      </mrow>
      <mi>V</mi>
    </mrow>
    <annotation encoding="StarMath 5.0">V rsub { R3 } = 1Ω cdot 1 A = 1 V</annotation>
  </semantics>
</math>
</file>

<file path=Object 83/content.xml><?xml version="1.0" encoding="utf-8"?>
<math xmlns="http://www.w3.org/1998/Math/MathML" display="block">
  <semantics>
    <msub>
      <mi>V</mi>
      <mn>1</mn>
    </msub>
    <annotation encoding="StarMath 5.0">V rsub 1</annotation>
  </semantics>
</math>
</file>

<file path=Object 84/content.xml><?xml version="1.0" encoding="utf-8"?>
<math xmlns="http://www.w3.org/1998/Math/MathML" display="block">
  <semantics>
    <msub>
      <mi>V</mi>
      <mn>3</mn>
    </msub>
    <annotation encoding="StarMath 5.0">V rsub 3</annotation>
  </semantics>
</math>
</file>

<file path=Object 85/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annotation>
  </semantics>
</math>
</file>

<file path=Object 86/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annotation>
  </semantics>
</math>
</file>

<file path=Object 87/content.xml><?xml version="1.0" encoding="utf-8"?>
<math xmlns="http://www.w3.org/1998/Math/MathML" display="block">
  <semantics>
    <msub>
      <mi>V</mi>
      <mi mathvariant="italic">AB</mi>
    </msub>
    <annotation encoding="StarMath 5.0">V rsub { AB }</annotation>
  </semantics>
</math>
</file>

<file path=Object 88/content.xml><?xml version="1.0" encoding="utf-8"?>
<math xmlns="http://www.w3.org/1998/Math/MathML" display="block">
  <semantics>
    <msub>
      <mi>R</mi>
      <mi>x</mi>
    </msub>
    <annotation encoding="StarMath 5.0">R rsub x</annotation>
  </semantics>
</math>
</file>

<file path=Object 89/content.xml><?xml version="1.0" encoding="utf-8"?>
<math xmlns="http://www.w3.org/1998/Math/MathML" display="block">
  <semantics>
    <msub>
      <mi>V</mi>
      <mi>G</mi>
    </msub>
    <annotation encoding="StarMath 5.0">V rsub {G}</annotation>
  </semantics>
</math>
</file>

<file path=Object 9/content.xml><?xml version="1.0" encoding="utf-8"?>
<math xmlns="http://www.w3.org/1998/Math/MathML" display="block">
  <semantics>
    <mfrac>
      <msub>
        <mi>R</mi>
        <mn>1</mn>
      </msub>
      <msub>
        <mi>R</mi>
        <mn>4</mn>
      </msub>
    </mfrac>
    <annotation encoding="StarMath 5.0">R rsub 1 over R rsub 4</annotation>
  </semantics>
</math>
</file>

<file path=Object 90/content.xml><?xml version="1.0" encoding="utf-8"?>
<math xmlns="http://www.w3.org/1998/Math/MathML" display="block">
  <semantics>
    <mi>P</mi>
    <annotation encoding="StarMath 5.0">P</annotation>
  </semantics>
</math>
</file>

<file path=Object 91/content.xml><?xml version="1.0" encoding="utf-8"?>
<math xmlns="http://www.w3.org/1998/Math/MathML" display="block">
  <semantics>
    <msub>
      <mi>R</mi>
      <mn>1</mn>
    </msub>
    <annotation encoding="StarMath 5.0">R rsub {1}</annotation>
  </semantics>
</math>
</file>

<file path=Object 92/content.xml><?xml version="1.0" encoding="utf-8"?>
<math xmlns="http://www.w3.org/1998/Math/MathML" display="block">
  <semantics>
    <msub>
      <mi>R</mi>
      <mn>2</mn>
    </msub>
    <annotation encoding="StarMath 5.0">R rsub {2}</annotation>
  </semantics>
</math>
</file>

<file path=Object 93/content.xml><?xml version="1.0" encoding="utf-8"?>
<math xmlns="http://www.w3.org/1998/Math/MathML" display="block">
  <semantics>
    <mrow>
      <msub>
        <mi>R</mi>
        <mi>x</mi>
      </msub>
      <mo stretchy="false">=</mo>
      <mrow>
        <msub>
          <mi>R</mi>
          <mi>P</mi>
        </msub>
        <mo stretchy="false">⋅</mo>
        <mfrac>
          <msub>
            <mi>R</mi>
            <mn>2</mn>
          </msub>
          <msub>
            <mi>R</mi>
            <mn>1</mn>
          </msub>
        </mfrac>
      </mrow>
    </mrow>
    <annotation encoding="StarMath 5.0">R rsub x = R rsub P cdot { R rsub 2 over R rsub 1 }</annotation>
  </semantics>
</math>
</file>

<file path=Object 94/content.xml><?xml version="1.0" encoding="utf-8"?>
<math xmlns="http://www.w3.org/1998/Math/MathML" display="block">
  <semantics>
    <msub>
      <mi>R</mi>
      <mi>P</mi>
    </msub>
    <annotation encoding="StarMath 5.0">R rsub P</annotation>
  </semantics>
</math>
</file>

<file path=Object 95/content.xml><?xml version="1.0" encoding="utf-8"?>
<math xmlns="http://www.w3.org/1998/Math/MathML" display="block">
  <semantics>
    <mrow>
      <mfrac>
        <mi>P</mi>
        <msub>
          <mi>R</mi>
          <mi>x</mi>
        </msub>
      </mfrac>
      <mo stretchy="false">&gt;</mo>
      <mfrac>
        <msub>
          <mi>R</mi>
          <mn>1</mn>
        </msub>
        <msub>
          <mi>R</mi>
          <mn>2</mn>
        </msub>
      </mfrac>
    </mrow>
    <annotation encoding="StarMath 5.0">P over R rsub x &gt; R rsub 1 over R rsub 2</annotation>
  </semantics>
</math>
</file>

<file path=Object 96/content.xml><?xml version="1.0" encoding="utf-8"?>
<math xmlns="http://www.w3.org/1998/Math/MathML" display="block">
  <semantics>
    <mrow>
      <mfrac>
        <mi>P</mi>
        <msub>
          <mi>R</mi>
          <mi>x</mi>
        </msub>
      </mfrac>
      <mo stretchy="false">&lt;</mo>
      <mfrac>
        <msub>
          <mi>R</mi>
          <mn>1</mn>
        </msub>
        <msub>
          <mi>R</mi>
          <mn>2</mn>
        </msub>
      </mfrac>
    </mrow>
    <annotation encoding="StarMath 5.0">P over R rsub x &lt; R rsub 1 over R rsub 2</annotation>
  </semantics>
</math>
</file>

<file path=Object 97/content.xml><?xml version="1.0" encoding="utf-8"?>
<math xmlns="http://www.w3.org/1998/Math/MathML" display="block">
  <semantics>
    <mrow>
      <msub>
        <mi>R</mi>
        <mi>x</mi>
      </msub>
      <mo stretchy="false">≫</mo>
      <mi>P</mi>
    </mrow>
    <annotation encoding="StarMath 5.0">R rsub x &gt;&gt; P</annotation>
  </semantics>
</math>
</file>

<file path=Object 98/content.xml><?xml version="1.0" encoding="utf-8"?>
<math xmlns="http://www.w3.org/1998/Math/MathML" display="block">
  <semantics>
    <mrow>
      <mi>V</mi>
      <mo stretchy="false">=</mo>
      <mrow>
        <mi>E</mi>
        <mo stretchy="false">−</mo>
        <mrow>
          <mi>E</mi>
          <mo stretchy="false">⋅</mo>
          <mrow>
            <mo fence="true" stretchy="false">(</mo>
            <mrow>
              <mfrac>
                <msub>
                  <mi>R</mi>
                  <mn>2</mn>
                </msub>
                <mrow>
                  <msub>
                    <mi>R</mi>
                    <mn>1</mn>
                  </msub>
                  <mo stretchy="false">+</mo>
                  <msub>
                    <mi>R</mi>
                    <mn>2</mn>
                  </msub>
                </mrow>
              </mfrac>
            </mrow>
            <mo fence="true" stretchy="false">)</mo>
          </mrow>
        </mrow>
      </mrow>
    </mrow>
    <annotation encoding="StarMath 5.0">V = E - E cdot ( R rsub 2 over{R rsub 1 + R rsub 2} )</annotation>
  </semantics>
</math>
</file>

<file path=Object 99/content.xml><?xml version="1.0" encoding="utf-8"?>
<math xmlns="http://www.w3.org/1998/Math/MathML" display="block">
  <semantics>
    <mrow>
      <msub>
        <mi>R</mi>
        <mn>1</mn>
      </msub>
      <mo stretchy="false">=</mo>
      <msub>
        <mi>R</mi>
        <mn>2</mn>
      </msub>
    </mrow>
    <annotation encoding="StarMath 5.0">R rsub 1 = R rsub 2</annotation>
  </semantics>
</math>
</file>